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GD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2" calcext:value-type="float">
            <text:p>16,72</text:p>
          </table:table-cell>
          <table:table-cell office:value-type="float" office:value="2.29828203" calcext:value-type="float">
            <text:p>2,29828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14" calcext:value-type="float">
            <text:p>23,14</text:p>
          </table:table-cell>
          <table:table-cell office:value-type="float" office:value="2.29318954" calcext:value-type="float">
            <text:p>2,29318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7" calcext:value-type="float">
            <text:p>27,37</text:p>
          </table:table-cell>
          <table:table-cell office:value-type="float" office:value="2.28818106" calcext:value-type="float">
            <text:p>2,2881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7" calcext:value-type="float">
            <text:p>29,7</text:p>
          </table:table-cell>
          <table:table-cell office:value-type="float" office:value="2.28242493" calcext:value-type="float">
            <text:p>2,28242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44" calcext:value-type="float">
            <text:p>32,44</text:p>
          </table:table-cell>
          <table:table-cell office:value-type="float" office:value="2.27605648" calcext:value-type="float">
            <text:p>2,27605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13" calcext:value-type="float">
            <text:p>35,13</text:p>
          </table:table-cell>
          <table:table-cell office:value-type="float" office:value="2.26854322" calcext:value-type="float">
            <text:p>2,26854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06" calcext:value-type="float">
            <text:p>38,06</text:p>
          </table:table-cell>
          <table:table-cell office:value-type="float" office:value="2.2600354" calcext:value-type="float">
            <text:p>2,2600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77" calcext:value-type="float">
            <text:p>40,77</text:p>
          </table:table-cell>
          <table:table-cell office:value-type="float" office:value="2.24976657" calcext:value-type="float">
            <text:p>2,249766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32" calcext:value-type="float">
            <text:p>43,32</text:p>
          </table:table-cell>
          <table:table-cell office:value-type="float" office:value="2.23746807" calcext:value-type="float">
            <text:p>2,23746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73" calcext:value-type="float">
            <text:p>45,73</text:p>
          </table:table-cell>
          <table:table-cell office:value-type="float" office:value="2.22215884" calcext:value-type="float">
            <text:p>2,22215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21" calcext:value-type="float">
            <text:p>48,21</text:p>
          </table:table-cell>
          <table:table-cell office:value-type="float" office:value="2.20338344" calcext:value-type="float">
            <text:p>2,20338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.57" calcext:value-type="float">
            <text:p>49,57</text:p>
          </table:table-cell>
          <table:table-cell office:value-type="float" office:value="2.1792088" calcext:value-type="float">
            <text:p>2,1792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.68" calcext:value-type="float">
            <text:p>51,68</text:p>
          </table:table-cell>
          <table:table-cell office:value-type="float" office:value="2.14775161" calcext:value-type="float">
            <text:p>2,14775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88" calcext:value-type="float">
            <text:p>53,88</text:p>
          </table:table-cell>
          <table:table-cell office:value-type="float" office:value="2.1078474" calcext:value-type="float">
            <text:p>2,107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8" calcext:value-type="float">
            <text:p>56,78</text:p>
          </table:table-cell>
          <table:table-cell office:value-type="float" office:value="2.05664594" calcext:value-type="float">
            <text:p>2,05664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.22" calcext:value-type="float">
            <text:p>59,22</text:p>
          </table:table-cell>
          <table:table-cell office:value-type="float" office:value="1.99300324" calcext:value-type="float">
            <text:p>1,99300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5" calcext:value-type="float">
            <text:p>62,45</text:p>
          </table:table-cell>
          <table:table-cell office:value-type="float" office:value="1.91317188" calcext:value-type="float">
            <text:p>1,913171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.8169998" calcext:value-type="float">
            <text:p>1,8169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,6</text:p>
          </table:table-cell>
          <table:table-cell office:value-type="float" office:value="1.70383453" calcext:value-type="float">
            <text:p>1,7038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71" calcext:value-type="float">
            <text:p>70,71</text:p>
          </table:table-cell>
          <table:table-cell office:value-type="float" office:value="1.5780606" calcext:value-type="float">
            <text:p>1,5780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34" calcext:value-type="float">
            <text:p>73,34</text:p>
          </table:table-cell>
          <table:table-cell office:value-type="float" office:value="1.44261244" calcext:value-type="float">
            <text:p>1,442612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91" calcext:value-type="float">
            <text:p>74,91</text:p>
          </table:table-cell>
          <table:table-cell office:value-type="float" office:value="1.30818405" calcext:value-type="float">
            <text:p>1,308184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.5" calcext:value-type="float">
            <text:p>75,5</text:p>
          </table:table-cell>
          <table:table-cell office:value-type="float" office:value="1.18085743" calcext:value-type="float">
            <text:p>1,180857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.56" calcext:value-type="float">
            <text:p>77,56</text:p>
          </table:table-cell>
          <table:table-cell office:value-type="float" office:value="1.07294125" calcext:value-type="float">
            <text:p>1,07294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.76" calcext:value-type="float">
            <text:p>77,76</text:p>
          </table:table-cell>
          <table:table-cell office:value-type="float" office:value="0.98114806" calcext:value-type="float">
            <text:p>0,981148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.05" calcext:value-type="float">
            <text:p>78,05</text:p>
          </table:table-cell>
          <table:table-cell office:value-type="float" office:value="0.90276837" calcext:value-type="float">
            <text:p>0,902768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46" calcext:value-type="float">
            <text:p>79,46</text:p>
          </table:table-cell>
          <table:table-cell office:value-type="float" office:value="0.84124952" calcext:value-type="float">
            <text:p>0,841249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.82" calcext:value-type="float">
            <text:p>79,82</text:p>
          </table:table-cell>
          <table:table-cell office:value-type="float" office:value="0.78518442" calcext:value-type="float">
            <text:p>0,785184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.05" calcext:value-type="float">
            <text:p>80,05</text:p>
          </table:table-cell>
          <table:table-cell office:value-type="float" office:value="0.74863881" calcext:value-type="float">
            <text:p>0,748638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69" calcext:value-type="float">
            <text:p>80,69</text:p>
          </table:table-cell>
          <table:table-cell office:value-type="float" office:value="0.71014831" calcext:value-type="float">
            <text:p>0,710148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.4" calcext:value-type="float">
            <text:p>80,4</text:p>
          </table:table-cell>
          <table:table-cell office:value-type="float" office:value="0.68144403" calcext:value-type="float">
            <text:p>0,68144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.1" calcext:value-type="float">
            <text:p>82,1</text:p>
          </table:table-cell>
          <table:table-cell office:value-type="float" office:value="0.64579485" calcext:value-type="float">
            <text:p>0,645794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.68" calcext:value-type="float">
            <text:p>82,68</text:p>
          </table:table-cell>
          <table:table-cell office:value-type="float" office:value="0.62603" calcext:value-type="float">
            <text:p>0,626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3.33" calcext:value-type="float">
            <text:p>83,33</text:p>
          </table:table-cell>
          <table:table-cell office:value-type="float" office:value="0.59910523" calcext:value-type="float">
            <text:p>0,599105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.49" calcext:value-type="float">
            <text:p>83,49</text:p>
          </table:table-cell>
          <table:table-cell office:value-type="float" office:value="0.58507801" calcext:value-type="float">
            <text:p>0,585078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3.81" calcext:value-type="float">
            <text:p>83,81</text:p>
          </table:table-cell>
          <table:table-cell office:value-type="float" office:value="0.56758248" calcext:value-type="float">
            <text:p>0,567582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.73" calcext:value-type="float">
            <text:p>83,73</text:p>
          </table:table-cell>
          <table:table-cell office:value-type="float" office:value="0.55561129" calcext:value-type="float">
            <text:p>0,555611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.14" calcext:value-type="float">
            <text:p>84,14</text:p>
          </table:table-cell>
          <table:table-cell office:value-type="float" office:value="0.54002269" calcext:value-type="float">
            <text:p>0,540022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82" calcext:value-type="float">
            <text:p>84,82</text:p>
          </table:table-cell>
          <table:table-cell office:value-type="float" office:value="0.52169494" calcext:value-type="float">
            <text:p>0,521694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07" calcext:value-type="float">
            <text:p>85,07</text:p>
          </table:table-cell>
          <table:table-cell office:value-type="float" office:value="0.52471009" calcext:value-type="float">
            <text:p>0,52471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0.51849164" calcext:value-type="float">
            <text:p>0,518491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.33" calcext:value-type="float">
            <text:p>87,33</text:p>
          </table:table-cell>
          <table:table-cell office:value-type="float" office:value="0.43278914" calcext:value-type="float">
            <text:p>0,432789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.98" calcext:value-type="float">
            <text:p>87,98</text:p>
          </table:table-cell>
          <table:table-cell office:value-type="float" office:value="0.42913156" calcext:value-type="float">
            <text:p>0,429131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.09" calcext:value-type="float">
            <text:p>88,09</text:p>
          </table:table-cell>
          <table:table-cell office:value-type="float" office:value="0.45511123" calcext:value-type="float">
            <text:p>0,45511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.17" calcext:value-type="float">
            <text:p>88,17</text:p>
          </table:table-cell>
          <table:table-cell office:value-type="float" office:value="0.48119619" calcext:value-type="float">
            <text:p>0,481196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8.19" calcext:value-type="float">
            <text:p>88,19</text:p>
          </table:table-cell>
          <table:table-cell office:value-type="float" office:value="0.51450719" calcext:value-type="float">
            <text:p>0,514507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8.22" calcext:value-type="float">
            <text:p>88,22</text:p>
          </table:table-cell>
          <table:table-cell office:value-type="float" office:value="0.53658053" calcext:value-type="float">
            <text:p>0,536580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.22" calcext:value-type="float">
            <text:p>88,22</text:p>
          </table:table-cell>
          <table:table-cell office:value-type="float" office:value="0.55557386" calcext:value-type="float">
            <text:p>0,555573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8.23" calcext:value-type="float">
            <text:p>88,23</text:p>
          </table:table-cell>
          <table:table-cell office:value-type="float" office:value="0.58486744" calcext:value-type="float">
            <text:p>0,5848674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8.23" calcext:value-type="float">
            <text:p>88,23</text:p>
          </table:table-cell>
          <table:table-cell office:value-type="float" office:value="0.60414391" calcext:value-type="float">
            <text:p>0,6041439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8.23" calcext:value-type="float">
            <text:p>88,23</text:p>
          </table:table-cell>
          <table:table-cell office:value-type="float" office:value="0.59837707" calcext:value-type="float">
            <text:p>0,598377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8.25" calcext:value-type="float">
            <text:p>88,25</text:p>
          </table:table-cell>
          <table:table-cell office:value-type="float" office:value="0.61021993" calcext:value-type="float">
            <text:p>0,610219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8.3" calcext:value-type="float">
            <text:p>88,3</text:p>
          </table:table-cell>
          <table:table-cell office:value-type="float" office:value="0.62176214" calcext:value-type="float">
            <text:p>0,621762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8.25" calcext:value-type="float">
            <text:p>88,25</text:p>
          </table:table-cell>
          <table:table-cell office:value-type="float" office:value="0.62778308" calcext:value-type="float">
            <text:p>0,627783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8.29" calcext:value-type="float">
            <text:p>88,29</text:p>
          </table:table-cell>
          <table:table-cell office:value-type="float" office:value="0.63324864" calcext:value-type="float">
            <text:p>0,633248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8.28" calcext:value-type="float">
            <text:p>88,28</text:p>
          </table:table-cell>
          <table:table-cell office:value-type="float" office:value="0.65432806" calcext:value-type="float">
            <text:p>0,654328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8.27" calcext:value-type="float">
            <text:p>88,27</text:p>
          </table:table-cell>
          <table:table-cell office:value-type="float" office:value="0.6443235" calcext:value-type="float">
            <text:p>0,64432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8.27" calcext:value-type="float">
            <text:p>88,27</text:p>
          </table:table-cell>
          <table:table-cell office:value-type="float" office:value="0.66436143" calcext:value-type="float">
            <text:p>0,664361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8.27" calcext:value-type="float">
            <text:p>88,27</text:p>
          </table:table-cell>
          <table:table-cell office:value-type="float" office:value="0.68385557" calcext:value-type="float">
            <text:p>0,683855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8.28" calcext:value-type="float">
            <text:p>88,28</text:p>
          </table:table-cell>
          <table:table-cell office:value-type="float" office:value="0.69827476" calcext:value-type="float">
            <text:p>0,6982747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8.28" calcext:value-type="float">
            <text:p>88,28</text:p>
          </table:table-cell>
          <table:table-cell office:value-type="float" office:value="0.68319309" calcext:value-type="float">
            <text:p>0,6831930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8.29" calcext:value-type="float">
            <text:p>88,29</text:p>
          </table:table-cell>
          <table:table-cell office:value-type="float" office:value="0.69650232" calcext:value-type="float">
            <text:p>0,696502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8.3" calcext:value-type="float">
            <text:p>88,3</text:p>
          </table:table-cell>
          <table:table-cell office:value-type="float" office:value="0.70471097" calcext:value-type="float">
            <text:p>0,70471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8.28" calcext:value-type="float">
            <text:p>88,28</text:p>
          </table:table-cell>
          <table:table-cell office:value-type="float" office:value="0.69000417" calcext:value-type="float">
            <text:p>0,690004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8.3" calcext:value-type="float">
            <text:p>88,3</text:p>
          </table:table-cell>
          <table:table-cell office:value-type="float" office:value="0.70047204" calcext:value-type="float">
            <text:p>0,7004720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8.31" calcext:value-type="float">
            <text:p>88,31</text:p>
          </table:table-cell>
          <table:table-cell office:value-type="float" office:value="0.7075718" calcext:value-type="float">
            <text:p>0,70757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8.32" calcext:value-type="float">
            <text:p>88,32</text:p>
          </table:table-cell>
          <table:table-cell office:value-type="float" office:value="0.71717798" calcext:value-type="float">
            <text:p>0,7171779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8.32" calcext:value-type="float">
            <text:p>88,32</text:p>
          </table:table-cell>
          <table:table-cell office:value-type="float" office:value="0.7048093" calcext:value-type="float">
            <text:p>0,70480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8.32" calcext:value-type="float">
            <text:p>88,32</text:p>
          </table:table-cell>
          <table:table-cell office:value-type="float" office:value="0.71882468" calcext:value-type="float">
            <text:p>0,71882468</text:p>
          </table:table-cell>
        </table:table-row>
      </table:table>
      <table:table table:name="SGD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9,88</text:p>
          </table:table-cell>
          <table:table-cell office:value-type="float" office:value="2.30257774" calcext:value-type="float">
            <text:p>2,30257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1" calcext:value-type="float">
            <text:p>9,91</text:p>
          </table:table-cell>
          <table:table-cell office:value-type="float" office:value="2.30242859" calcext:value-type="float">
            <text:p>2,30242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6" calcext:value-type="float">
            <text:p>9,96</text:p>
          </table:table-cell>
          <table:table-cell office:value-type="float" office:value="2.30211592" calcext:value-type="float">
            <text:p>2,30211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2.30182732" calcext:value-type="float">
            <text:p>2,30182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6" calcext:value-type="float">
            <text:p>10,26</text:p>
          </table:table-cell>
          <table:table-cell office:value-type="float" office:value="2.3016209" calcext:value-type="float">
            <text:p>2,3016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3" calcext:value-type="float">
            <text:p>10,63</text:p>
          </table:table-cell>
          <table:table-cell office:value-type="float" office:value="2.30142191" calcext:value-type="float">
            <text:p>2,30142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,35</text:p>
          </table:table-cell>
          <table:table-cell office:value-type="float" office:value="2.30119739" calcext:value-type="float">
            <text:p>2,30119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,2</text:p>
          </table:table-cell>
          <table:table-cell office:value-type="float" office:value="2.30096111" calcext:value-type="float">
            <text:p>2,30096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,4</text:p>
          </table:table-cell>
          <table:table-cell office:value-type="float" office:value="2.30073487" calcext:value-type="float">
            <text:p>2,30073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15" calcext:value-type="float">
            <text:p>15,15</text:p>
          </table:table-cell>
          <table:table-cell office:value-type="float" office:value="2.30054671" calcext:value-type="float">
            <text:p>2,300546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04" calcext:value-type="float">
            <text:p>17,04</text:p>
          </table:table-cell>
          <table:table-cell office:value-type="float" office:value="2.30030378" calcext:value-type="float">
            <text:p>2,30030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48" calcext:value-type="float">
            <text:p>18,48</text:p>
          </table:table-cell>
          <table:table-cell office:value-type="float" office:value="2.30002202" calcext:value-type="float">
            <text:p>2,30002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43" calcext:value-type="float">
            <text:p>20,43</text:p>
          </table:table-cell>
          <table:table-cell office:value-type="float" office:value="2.2997701" calcext:value-type="float">
            <text:p>2,2997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88" calcext:value-type="float">
            <text:p>21,88</text:p>
          </table:table-cell>
          <table:table-cell office:value-type="float" office:value="2.29960008" calcext:value-type="float">
            <text:p>2,29960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2" calcext:value-type="float">
            <text:p>23,2</text:p>
          </table:table-cell>
          <table:table-cell office:value-type="float" office:value="2.29930417" calcext:value-type="float">
            <text:p>2,299304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61" calcext:value-type="float">
            <text:p>24,61</text:p>
          </table:table-cell>
          <table:table-cell office:value-type="float" office:value="2.29901876" calcext:value-type="float">
            <text:p>2,29901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62" calcext:value-type="float">
            <text:p>25,62</text:p>
          </table:table-cell>
          <table:table-cell office:value-type="float" office:value="2.29869507" calcext:value-type="float">
            <text:p>2,298695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53" calcext:value-type="float">
            <text:p>26,53</text:p>
          </table:table-cell>
          <table:table-cell office:value-type="float" office:value="2.29838189" calcext:value-type="float">
            <text:p>2,29838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27" calcext:value-type="float">
            <text:p>27,27</text:p>
          </table:table-cell>
          <table:table-cell office:value-type="float" office:value="2.29807088" calcext:value-type="float">
            <text:p>2,29807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96" calcext:value-type="float">
            <text:p>27,96</text:p>
          </table:table-cell>
          <table:table-cell office:value-type="float" office:value="2.2977601" calcext:value-type="float">
            <text:p>2,29776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79" calcext:value-type="float">
            <text:p>28,79</text:p>
          </table:table-cell>
          <table:table-cell office:value-type="float" office:value="2.29738753" calcext:value-type="float">
            <text:p>2,297387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85" calcext:value-type="float">
            <text:p>29,85</text:p>
          </table:table-cell>
          <table:table-cell office:value-type="float" office:value="2.29704153" calcext:value-type="float">
            <text:p>2,297041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04" calcext:value-type="float">
            <text:p>31,04</text:p>
          </table:table-cell>
          <table:table-cell office:value-type="float" office:value="2.29662397" calcext:value-type="float">
            <text:p>2,296623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23" calcext:value-type="float">
            <text:p>32,23</text:p>
          </table:table-cell>
          <table:table-cell office:value-type="float" office:value="2.29623071" calcext:value-type="float">
            <text:p>2,29623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.8" calcext:value-type="float">
            <text:p>33,8</text:p>
          </table:table-cell>
          <table:table-cell office:value-type="float" office:value="2.29579667" calcext:value-type="float">
            <text:p>2,29579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.06" calcext:value-type="float">
            <text:p>36,06</text:p>
          </table:table-cell>
          <table:table-cell office:value-type="float" office:value="2.29529811" calcext:value-type="float">
            <text:p>2,295298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37" calcext:value-type="float">
            <text:p>39,37</text:p>
          </table:table-cell>
          <table:table-cell office:value-type="float" office:value="2.29483006" calcext:value-type="float">
            <text:p>2,294830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.64" calcext:value-type="float">
            <text:p>42,64</text:p>
          </table:table-cell>
          <table:table-cell office:value-type="float" office:value="2.2942275" calcext:value-type="float">
            <text:p>2,29422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.09" calcext:value-type="float">
            <text:p>45,09</text:p>
          </table:table-cell>
          <table:table-cell office:value-type="float" office:value="2.29374705" calcext:value-type="float">
            <text:p>2,293747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.29305602" calcext:value-type="float">
            <text:p>2,293056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.73" calcext:value-type="float">
            <text:p>48,73</text:p>
          </table:table-cell>
          <table:table-cell office:value-type="float" office:value="2.29243627" calcext:value-type="float">
            <text:p>2,292436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16" calcext:value-type="float">
            <text:p>50,16</text:p>
          </table:table-cell>
          <table:table-cell office:value-type="float" office:value="2.29170303" calcext:value-type="float">
            <text:p>2,29170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45" calcext:value-type="float">
            <text:p>51,45</text:p>
          </table:table-cell>
          <table:table-cell office:value-type="float" office:value="2.29096956" calcext:value-type="float">
            <text:p>2,290969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.48" calcext:value-type="float">
            <text:p>52,48</text:p>
          </table:table-cell>
          <table:table-cell office:value-type="float" office:value="2.2900788" calcext:value-type="float">
            <text:p>2,29007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.38" calcext:value-type="float">
            <text:p>53,38</text:p>
          </table:table-cell>
          <table:table-cell office:value-type="float" office:value="2.28911195" calcext:value-type="float">
            <text:p>2,28911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05" calcext:value-type="float">
            <text:p>54,05</text:p>
          </table:table-cell>
          <table:table-cell office:value-type="float" office:value="2.28810903" calcext:value-type="float">
            <text:p>2,28810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84" calcext:value-type="float">
            <text:p>54,84</text:p>
          </table:table-cell>
          <table:table-cell office:value-type="float" office:value="2.28705035" calcext:value-type="float">
            <text:p>2,287050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.28" calcext:value-type="float">
            <text:p>55,28</text:p>
          </table:table-cell>
          <table:table-cell office:value-type="float" office:value="2.28582343" calcext:value-type="float">
            <text:p>2,285823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3" calcext:value-type="float">
            <text:p>55,3</text:p>
          </table:table-cell>
          <table:table-cell office:value-type="float" office:value="2.28451648" calcext:value-type="float">
            <text:p>2,28451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.28" calcext:value-type="float">
            <text:p>55,28</text:p>
          </table:table-cell>
          <table:table-cell office:value-type="float" office:value="2.28297202" calcext:value-type="float">
            <text:p>2,282972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.41" calcext:value-type="float">
            <text:p>55,41</text:p>
          </table:table-cell>
          <table:table-cell office:value-type="float" office:value="2.28132142" calcext:value-type="float">
            <text:p>2,281321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.08" calcext:value-type="float">
            <text:p>38,08</text:p>
          </table:table-cell>
          <table:table-cell office:value-type="float" office:value="1.97703054" calcext:value-type="float">
            <text:p>1,977030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.84" calcext:value-type="float">
            <text:p>75,84</text:p>
          </table:table-cell>
          <table:table-cell office:value-type="float" office:value="0.75591209" calcext:value-type="float">
            <text:p>0,755912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.55" calcext:value-type="float">
            <text:p>80,55</text:p>
          </table:table-cell>
          <table:table-cell office:value-type="float" office:value="0.67860474" calcext:value-type="float">
            <text:p>0,678604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3.59" calcext:value-type="float">
            <text:p>83,59</text:p>
          </table:table-cell>
          <table:table-cell office:value-type="float" office:value="0.67421819" calcext:value-type="float">
            <text:p>0,674218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3.92" calcext:value-type="float">
            <text:p>83,92</text:p>
          </table:table-cell>
          <table:table-cell office:value-type="float" office:value="0.79861741" calcext:value-type="float">
            <text:p>0,798617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.25" calcext:value-type="float">
            <text:p>84,25</text:p>
          </table:table-cell>
          <table:table-cell office:value-type="float" office:value="0.87605091" calcext:value-type="float">
            <text:p>0,876050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4.23" calcext:value-type="float">
            <text:p>84,23</text:p>
          </table:table-cell>
          <table:table-cell office:value-type="float" office:value="0.92867163" calcext:value-type="float">
            <text:p>0,928671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.16" calcext:value-type="float">
            <text:p>84,16</text:p>
          </table:table-cell>
          <table:table-cell office:value-type="float" office:value="0.98060835" calcext:value-type="float">
            <text:p>0,980608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4.34" calcext:value-type="float">
            <text:p>84,34</text:p>
          </table:table-cell>
          <table:table-cell office:value-type="float" office:value="1.01285989" calcext:value-type="float">
            <text:p>1,012859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4.32" calcext:value-type="float">
            <text:p>84,32</text:p>
          </table:table-cell>
          <table:table-cell office:value-type="float" office:value="1.05403705" calcext:value-type="float">
            <text:p>1,054037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4.32" calcext:value-type="float">
            <text:p>84,32</text:p>
          </table:table-cell>
          <table:table-cell office:value-type="float" office:value="1.09506847" calcext:value-type="float">
            <text:p>1,095068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4.33" calcext:value-type="float">
            <text:p>84,33</text:p>
          </table:table-cell>
          <table:table-cell office:value-type="float" office:value="1.0847796" calcext:value-type="float">
            <text:p>1,08477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.32" calcext:value-type="float">
            <text:p>84,32</text:p>
          </table:table-cell>
          <table:table-cell office:value-type="float" office:value="1.11260721" calcext:value-type="float">
            <text:p>1,112607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4.31" calcext:value-type="float">
            <text:p>84,31</text:p>
          </table:table-cell>
          <table:table-cell office:value-type="float" office:value="1.12390305" calcext:value-type="float">
            <text:p>1,123903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4.34" calcext:value-type="float">
            <text:p>84,34</text:p>
          </table:table-cell>
          <table:table-cell office:value-type="float" office:value="1.14113686" calcext:value-type="float">
            <text:p>1,1411368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4.32" calcext:value-type="float">
            <text:p>84,32</text:p>
          </table:table-cell>
          <table:table-cell office:value-type="float" office:value="1.16691231" calcext:value-type="float">
            <text:p>1,166912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4.34" calcext:value-type="float">
            <text:p>84,34</text:p>
          </table:table-cell>
          <table:table-cell office:value-type="float" office:value="1.1759955" calcext:value-type="float">
            <text:p>1,17599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4.34" calcext:value-type="float">
            <text:p>84,34</text:p>
          </table:table-cell>
          <table:table-cell office:value-type="float" office:value="1.17384358" calcext:value-type="float">
            <text:p>1,1738435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4.34" calcext:value-type="float">
            <text:p>84,34</text:p>
          </table:table-cell>
          <table:table-cell office:value-type="float" office:value="1.1731521" calcext:value-type="float">
            <text:p>1,17315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.33" calcext:value-type="float">
            <text:p>84,33</text:p>
          </table:table-cell>
          <table:table-cell office:value-type="float" office:value="1.20770094" calcext:value-type="float">
            <text:p>1,2077009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.33" calcext:value-type="float">
            <text:p>84,33</text:p>
          </table:table-cell>
          <table:table-cell office:value-type="float" office:value="1.21315206" calcext:value-type="float">
            <text:p>1,213152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4.34" calcext:value-type="float">
            <text:p>84,34</text:p>
          </table:table-cell>
          <table:table-cell office:value-type="float" office:value="1.22840248" calcext:value-type="float">
            <text:p>1,2284024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4.35" calcext:value-type="float">
            <text:p>84,35</text:p>
          </table:table-cell>
          <table:table-cell office:value-type="float" office:value="1.21824505" calcext:value-type="float">
            <text:p>1,218245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4.34" calcext:value-type="float">
            <text:p>84,34</text:p>
          </table:table-cell>
          <table:table-cell office:value-type="float" office:value="1.25754907" calcext:value-type="float">
            <text:p>1,257549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4.34" calcext:value-type="float">
            <text:p>84,34</text:p>
          </table:table-cell>
          <table:table-cell office:value-type="float" office:value="1.26041341" calcext:value-type="float">
            <text:p>1,260413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4.36" calcext:value-type="float">
            <text:p>84,36</text:p>
          </table:table-cell>
          <table:table-cell office:value-type="float" office:value="1.26604735" calcext:value-type="float">
            <text:p>1,266047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4.35" calcext:value-type="float">
            <text:p>84,35</text:p>
          </table:table-cell>
          <table:table-cell office:value-type="float" office:value="1.27482696" calcext:value-type="float">
            <text:p>1,27482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4.36" calcext:value-type="float">
            <text:p>84,36</text:p>
          </table:table-cell>
          <table:table-cell office:value-type="float" office:value="1.28599641" calcext:value-type="float">
            <text:p>1,28599641</text:p>
          </table:table-cell>
        </table:table-row>
      </table:table>
      <table:table table:name="SMD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93" calcext:value-type="float">
            <text:p>44,93</text:p>
          </table:table-cell>
          <table:table-cell office:value-type="float" office:value="2.03562614" calcext:value-type="float">
            <text:p>2,03562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74" calcext:value-type="float">
            <text:p>63,74</text:p>
          </table:table-cell>
          <table:table-cell office:value-type="float" office:value="1.07587863" calcext:value-type="float">
            <text:p>1,07587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94" calcext:value-type="float">
            <text:p>76,94</text:p>
          </table:table-cell>
          <table:table-cell office:value-type="float" office:value="0.71749633" calcext:value-type="float">
            <text:p>0,71749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62" calcext:value-type="float">
            <text:p>78,62</text:p>
          </table:table-cell>
          <table:table-cell office:value-type="float" office:value="0.62648818" calcext:value-type="float">
            <text:p>0,62648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44" calcext:value-type="float">
            <text:p>83,44</text:p>
          </table:table-cell>
          <table:table-cell office:value-type="float" office:value="0.52235637" calcext:value-type="float">
            <text:p>0,522356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.52" calcext:value-type="float">
            <text:p>80,52</text:p>
          </table:table-cell>
          <table:table-cell office:value-type="float" office:value="0.59821901" calcext:value-type="float">
            <text:p>0,59821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24" calcext:value-type="float">
            <text:p>86,24</text:p>
          </table:table-cell>
          <table:table-cell office:value-type="float" office:value="0.44205693" calcext:value-type="float">
            <text:p>0,44205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9" calcext:value-type="float">
            <text:p>85,9</text:p>
          </table:table-cell>
          <table:table-cell office:value-type="float" office:value="0.46725252" calcext:value-type="float">
            <text:p>0,46725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.85" calcext:value-type="float">
            <text:p>84,85</text:p>
          </table:table-cell>
          <table:table-cell office:value-type="float" office:value="0.54318388" calcext:value-type="float">
            <text:p>0,54318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.05" calcext:value-type="float">
            <text:p>87,05</text:p>
          </table:table-cell>
          <table:table-cell office:value-type="float" office:value="0.43941182" calcext:value-type="float">
            <text:p>0,43941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.38" calcext:value-type="float">
            <text:p>86,38</text:p>
          </table:table-cell>
          <table:table-cell office:value-type="float" office:value="0.45806959" calcext:value-type="float">
            <text:p>0,45806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.83" calcext:value-type="float">
            <text:p>88,83</text:p>
          </table:table-cell>
          <table:table-cell office:value-type="float" office:value="0.39253683" calcext:value-type="float">
            <text:p>0,39253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.52" calcext:value-type="float">
            <text:p>87,52</text:p>
          </table:table-cell>
          <table:table-cell office:value-type="float" office:value="0.4554959" calcext:value-type="float">
            <text:p>0,4554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.06" calcext:value-type="float">
            <text:p>88,06</text:p>
          </table:table-cell>
          <table:table-cell office:value-type="float" office:value="0.43783595" calcext:value-type="float">
            <text:p>0,43783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58" calcext:value-type="float">
            <text:p>89,58</text:p>
          </table:table-cell>
          <table:table-cell office:value-type="float" office:value="0.39892005" calcext:value-type="float">
            <text:p>0,39892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66" calcext:value-type="float">
            <text:p>89,66</text:p>
          </table:table-cell>
          <table:table-cell office:value-type="float" office:value="0.39764448" calcext:value-type="float">
            <text:p>0,39764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51" calcext:value-type="float">
            <text:p>89,51</text:p>
          </table:table-cell>
          <table:table-cell office:value-type="float" office:value="0.40538894" calcext:value-type="float">
            <text:p>0,4053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75" calcext:value-type="float">
            <text:p>89,75</text:p>
          </table:table-cell>
          <table:table-cell office:value-type="float" office:value="0.40401155" calcext:value-type="float">
            <text:p>0,404011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62" calcext:value-type="float">
            <text:p>89,62</text:p>
          </table:table-cell>
          <table:table-cell office:value-type="float" office:value="0.41947002" calcext:value-type="float">
            <text:p>0,41947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72" calcext:value-type="float">
            <text:p>89,72</text:p>
          </table:table-cell>
          <table:table-cell office:value-type="float" office:value="0.41919074" calcext:value-type="float">
            <text:p>0,41919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73" calcext:value-type="float">
            <text:p>89,73</text:p>
          </table:table-cell>
          <table:table-cell office:value-type="float" office:value="0.43256197" calcext:value-type="float">
            <text:p>0,432561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6" calcext:value-type="float">
            <text:p>89,6</text:p>
          </table:table-cell>
          <table:table-cell office:value-type="float" office:value="0.43567333" calcext:value-type="float">
            <text:p>0,43567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6" calcext:value-type="float">
            <text:p>89,6</text:p>
          </table:table-cell>
          <table:table-cell office:value-type="float" office:value="0.43834227" calcext:value-type="float">
            <text:p>0,438342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69" calcext:value-type="float">
            <text:p>89,69</text:p>
          </table:table-cell>
          <table:table-cell office:value-type="float" office:value="0.45120724" calcext:value-type="float">
            <text:p>0,451207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76" calcext:value-type="float">
            <text:p>89,76</text:p>
          </table:table-cell>
          <table:table-cell office:value-type="float" office:value="0.44574645" calcext:value-type="float">
            <text:p>0,44574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77" calcext:value-type="float">
            <text:p>89,77</text:p>
          </table:table-cell>
          <table:table-cell office:value-type="float" office:value="0.44691325" calcext:value-type="float">
            <text:p>0,446913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.72" calcext:value-type="float">
            <text:p>89,72</text:p>
          </table:table-cell>
          <table:table-cell office:value-type="float" office:value="0.44866543" calcext:value-type="float">
            <text:p>0,448665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.68" calcext:value-type="float">
            <text:p>89,68</text:p>
          </table:table-cell>
          <table:table-cell office:value-type="float" office:value="0.45156564" calcext:value-type="float">
            <text:p>0,451565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72" calcext:value-type="float">
            <text:p>89,72</text:p>
          </table:table-cell>
          <table:table-cell office:value-type="float" office:value="0.46070663" calcext:value-type="float">
            <text:p>0,460706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74" calcext:value-type="float">
            <text:p>89,74</text:p>
          </table:table-cell>
          <table:table-cell office:value-type="float" office:value="0.45839057" calcext:value-type="float">
            <text:p>0,45839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.72" calcext:value-type="float">
            <text:p>89,72</text:p>
          </table:table-cell>
          <table:table-cell office:value-type="float" office:value="0.45605194" calcext:value-type="float">
            <text:p>0,45605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71" calcext:value-type="float">
            <text:p>89,71</text:p>
          </table:table-cell>
          <table:table-cell office:value-type="float" office:value="0.47779994" calcext:value-type="float">
            <text:p>0,477799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.7" calcext:value-type="float">
            <text:p>89,7</text:p>
          </table:table-cell>
          <table:table-cell office:value-type="float" office:value="0.48497027" calcext:value-type="float">
            <text:p>0,484970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.7" calcext:value-type="float">
            <text:p>89,7</text:p>
          </table:table-cell>
          <table:table-cell office:value-type="float" office:value="0.47163147" calcext:value-type="float">
            <text:p>0,47163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.71" calcext:value-type="float">
            <text:p>89,71</text:p>
          </table:table-cell>
          <table:table-cell office:value-type="float" office:value="0.47985775" calcext:value-type="float">
            <text:p>0,479857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.74" calcext:value-type="float">
            <text:p>89,74</text:p>
          </table:table-cell>
          <table:table-cell office:value-type="float" office:value="0.47225234" calcext:value-type="float">
            <text:p>0,472252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.75" calcext:value-type="float">
            <text:p>89,75</text:p>
          </table:table-cell>
          <table:table-cell office:value-type="float" office:value="0.47156378" calcext:value-type="float">
            <text:p>0,471563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.71" calcext:value-type="float">
            <text:p>89,71</text:p>
          </table:table-cell>
          <table:table-cell office:value-type="float" office:value="0.48000613" calcext:value-type="float">
            <text:p>0,480006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.74" calcext:value-type="float">
            <text:p>89,74</text:p>
          </table:table-cell>
          <table:table-cell office:value-type="float" office:value="0.47722521" calcext:value-type="float">
            <text:p>0,47722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.72" calcext:value-type="float">
            <text:p>89,72</text:p>
          </table:table-cell>
          <table:table-cell office:value-type="float" office:value="0.49034729" calcext:value-type="float">
            <text:p>0,490347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.71" calcext:value-type="float">
            <text:p>89,71</text:p>
          </table:table-cell>
          <table:table-cell office:value-type="float" office:value="0.48891299" calcext:value-type="float">
            <text:p>0,488912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.73" calcext:value-type="float">
            <text:p>89,73</text:p>
          </table:table-cell>
          <table:table-cell office:value-type="float" office:value="0.50952384" calcext:value-type="float">
            <text:p>0,509523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.77" calcext:value-type="float">
            <text:p>89,77</text:p>
          </table:table-cell>
          <table:table-cell office:value-type="float" office:value="0.53306669" calcext:value-type="float">
            <text:p>0,533066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.76" calcext:value-type="float">
            <text:p>89,76</text:p>
          </table:table-cell>
          <table:table-cell office:value-type="float" office:value="0.55440564" calcext:value-type="float">
            <text:p>0,554405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.75" calcext:value-type="float">
            <text:p>89,75</text:p>
          </table:table-cell>
          <table:table-cell office:value-type="float" office:value="0.56134374" calcext:value-type="float">
            <text:p>0,561343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9.77" calcext:value-type="float">
            <text:p>89,77</text:p>
          </table:table-cell>
          <table:table-cell office:value-type="float" office:value="0.56921899" calcext:value-type="float">
            <text:p>0,569218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.77" calcext:value-type="float">
            <text:p>89,77</text:p>
          </table:table-cell>
          <table:table-cell office:value-type="float" office:value="0.58508399" calcext:value-type="float">
            <text:p>0,585083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.77" calcext:value-type="float">
            <text:p>89,77</text:p>
          </table:table-cell>
          <table:table-cell office:value-type="float" office:value="0.58234414" calcext:value-type="float">
            <text:p>0,582344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78" calcext:value-type="float">
            <text:p>89,78</text:p>
          </table:table-cell>
          <table:table-cell office:value-type="float" office:value="0.59463665" calcext:value-type="float">
            <text:p>0,594636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.79" calcext:value-type="float">
            <text:p>89,79</text:p>
          </table:table-cell>
          <table:table-cell office:value-type="float" office:value="0.60468812" calcext:value-type="float">
            <text:p>0,604688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9.79" calcext:value-type="float">
            <text:p>89,79</text:p>
          </table:table-cell>
          <table:table-cell office:value-type="float" office:value="0.60536618" calcext:value-type="float">
            <text:p>0,605366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1733908" calcext:value-type="float">
            <text:p>0,617339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1023656" calcext:value-type="float">
            <text:p>0,610236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9.79" calcext:value-type="float">
            <text:p>89,79</text:p>
          </table:table-cell>
          <table:table-cell office:value-type="float" office:value="0.61889667" calcext:value-type="float">
            <text:p>0,618896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2249891" calcext:value-type="float">
            <text:p>0,622498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2001994" calcext:value-type="float">
            <text:p>0,620019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2701668" calcext:value-type="float">
            <text:p>0,627016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4586377" calcext:value-type="float">
            <text:p>0,6458637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9.78" calcext:value-type="float">
            <text:p>89,78</text:p>
          </table:table-cell>
          <table:table-cell office:value-type="float" office:value="0.63769305" calcext:value-type="float">
            <text:p>0,6376930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9.79" calcext:value-type="float">
            <text:p>89,79</text:p>
          </table:table-cell>
          <table:table-cell office:value-type="float" office:value="0.66343121" calcext:value-type="float">
            <text:p>0,663431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9.8" calcext:value-type="float">
            <text:p>89,8</text:p>
          </table:table-cell>
          <table:table-cell office:value-type="float" office:value="0.65366886" calcext:value-type="float">
            <text:p>0,6536688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9.8" calcext:value-type="float">
            <text:p>89,8</text:p>
          </table:table-cell>
          <table:table-cell office:value-type="float" office:value="0.64642491" calcext:value-type="float">
            <text:p>0,646424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.8" calcext:value-type="float">
            <text:p>89,8</text:p>
          </table:table-cell>
          <table:table-cell office:value-type="float" office:value="0.65331098" calcext:value-type="float">
            <text:p>0,653310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9.8" calcext:value-type="float">
            <text:p>89,8</text:p>
          </table:table-cell>
          <table:table-cell office:value-type="float" office:value="0.65109583" calcext:value-type="float">
            <text:p>0,6510958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9.81" calcext:value-type="float">
            <text:p>89,81</text:p>
          </table:table-cell>
          <table:table-cell office:value-type="float" office:value="0.65907224" calcext:value-type="float">
            <text:p>0,659072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9.8" calcext:value-type="float">
            <text:p>89,8</text:p>
          </table:table-cell>
          <table:table-cell office:value-type="float" office:value="0.65501929" calcext:value-type="float">
            <text:p>0,6550192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9.8" calcext:value-type="float">
            <text:p>89,8</text:p>
          </table:table-cell>
          <table:table-cell office:value-type="float" office:value="0.66185143" calcext:value-type="float">
            <text:p>0,6618514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9.8" calcext:value-type="float">
            <text:p>89,8</text:p>
          </table:table-cell>
          <table:table-cell office:value-type="float" office:value="0.66808472" calcext:value-type="float">
            <text:p>0,66808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9.81" calcext:value-type="float">
            <text:p>89,81</text:p>
          </table:table-cell>
          <table:table-cell office:value-type="float" office:value="0.67489116" calcext:value-type="float">
            <text:p>0,67489116</text:p>
          </table:table-cell>
        </table:table-row>
      </table:table>
      <table:table table:name="SMD4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9" calcext:value-type="float">
            <text:p>20,59</text:p>
          </table:table-cell>
          <table:table-cell office:value-type="float" office:value="2.29805105" calcext:value-type="float">
            <text:p>2,2980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,4</text:p>
          </table:table-cell>
          <table:table-cell office:value-type="float" office:value="2.28857918" calcext:value-type="float">
            <text:p>2,28857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13" calcext:value-type="float">
            <text:p>38,13</text:p>
          </table:table-cell>
          <table:table-cell office:value-type="float" office:value="2.24978399" calcext:value-type="float">
            <text:p>2,24978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75" calcext:value-type="float">
            <text:p>33,75</text:p>
          </table:table-cell>
          <table:table-cell office:value-type="float" office:value="1.87222427" calcext:value-type="float">
            <text:p>1,87222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.43" calcext:value-type="float">
            <text:p>44,43</text:p>
          </table:table-cell>
          <table:table-cell office:value-type="float" office:value="1.44592" calcext:value-type="float">
            <text:p>1,44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97" calcext:value-type="float">
            <text:p>58,97</text:p>
          </table:table-cell>
          <table:table-cell office:value-type="float" office:value="1.09662715" calcext:value-type="float">
            <text:p>1,09662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.4" calcext:value-type="float">
            <text:p>66,4</text:p>
          </table:table-cell>
          <table:table-cell office:value-type="float" office:value="0.95179961" calcext:value-type="float">
            <text:p>0,95179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17" calcext:value-type="float">
            <text:p>70,17</text:p>
          </table:table-cell>
          <table:table-cell office:value-type="float" office:value="0.83257123" calcext:value-type="float">
            <text:p>0,83257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.01" calcext:value-type="float">
            <text:p>80,01</text:p>
          </table:table-cell>
          <table:table-cell office:value-type="float" office:value="0.65951319" calcext:value-type="float">
            <text:p>0,65951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93" calcext:value-type="float">
            <text:p>79,93</text:p>
          </table:table-cell>
          <table:table-cell office:value-type="float" office:value="0.63255913" calcext:value-type="float">
            <text:p>0,63255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.44" calcext:value-type="float">
            <text:p>83,44</text:p>
          </table:table-cell>
          <table:table-cell office:value-type="float" office:value="0.54079137" calcext:value-type="float">
            <text:p>0,54079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.05" calcext:value-type="float">
            <text:p>86,05</text:p>
          </table:table-cell>
          <table:table-cell office:value-type="float" office:value="0.47973384" calcext:value-type="float">
            <text:p>0,47973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81" calcext:value-type="float">
            <text:p>86,81</text:p>
          </table:table-cell>
          <table:table-cell office:value-type="float" office:value="0.46542673" calcext:value-type="float">
            <text:p>0,46542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.48" calcext:value-type="float">
            <text:p>87,48</text:p>
          </table:table-cell>
          <table:table-cell office:value-type="float" office:value="0.46084771" calcext:value-type="float">
            <text:p>0,46084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.99" calcext:value-type="float">
            <text:p>87,99</text:p>
          </table:table-cell>
          <table:table-cell office:value-type="float" office:value="0.45456157" calcext:value-type="float">
            <text:p>0,45456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.27" calcext:value-type="float">
            <text:p>86,27</text:p>
          </table:table-cell>
          <table:table-cell office:value-type="float" office:value="0.50752781" calcext:value-type="float">
            <text:p>0,50752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.35" calcext:value-type="float">
            <text:p>88,35</text:p>
          </table:table-cell>
          <table:table-cell office:value-type="float" office:value="0.47789678" calcext:value-type="float">
            <text:p>0,477896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.84" calcext:value-type="float">
            <text:p>87,84</text:p>
          </table:table-cell>
          <table:table-cell office:value-type="float" office:value="0.53986703" calcext:value-type="float">
            <text:p>0,539867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42" calcext:value-type="float">
            <text:p>89,42</text:p>
          </table:table-cell>
          <table:table-cell office:value-type="float" office:value="0.48271741" calcext:value-type="float">
            <text:p>0,48271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62" calcext:value-type="float">
            <text:p>89,62</text:p>
          </table:table-cell>
          <table:table-cell office:value-type="float" office:value="0.4974308" calcext:value-type="float">
            <text:p>0,4974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65" calcext:value-type="float">
            <text:p>89,65</text:p>
          </table:table-cell>
          <table:table-cell office:value-type="float" office:value="0.51806249" calcext:value-type="float">
            <text:p>0,518062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62" calcext:value-type="float">
            <text:p>89,62</text:p>
          </table:table-cell>
          <table:table-cell office:value-type="float" office:value="0.5325745" calcext:value-type="float">
            <text:p>0,5325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54" calcext:value-type="float">
            <text:p>89,54</text:p>
          </table:table-cell>
          <table:table-cell office:value-type="float" office:value="0.55226692" calcext:value-type="float">
            <text:p>0,552266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57" calcext:value-type="float">
            <text:p>89,57</text:p>
          </table:table-cell>
          <table:table-cell office:value-type="float" office:value="0.55733384" calcext:value-type="float">
            <text:p>0,557333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58" calcext:value-type="float">
            <text:p>89,58</text:p>
          </table:table-cell>
          <table:table-cell office:value-type="float" office:value="0.55971614" calcext:value-type="float">
            <text:p>0,55971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56" calcext:value-type="float">
            <text:p>89,56</text:p>
          </table:table-cell>
          <table:table-cell office:value-type="float" office:value="0.57907051" calcext:value-type="float">
            <text:p>0,579070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.53" calcext:value-type="float">
            <text:p>89,53</text:p>
          </table:table-cell>
          <table:table-cell office:value-type="float" office:value="0.58587094" calcext:value-type="float">
            <text:p>0,58587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.52" calcext:value-type="float">
            <text:p>89,52</text:p>
          </table:table-cell>
          <table:table-cell office:value-type="float" office:value="0.58395216" calcext:value-type="float">
            <text:p>0,58395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54" calcext:value-type="float">
            <text:p>89,54</text:p>
          </table:table-cell>
          <table:table-cell office:value-type="float" office:value="0.59504637" calcext:value-type="float">
            <text:p>0,595046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54" calcext:value-type="float">
            <text:p>89,54</text:p>
          </table:table-cell>
          <table:table-cell office:value-type="float" office:value="0.60399483" calcext:value-type="float">
            <text:p>0,60399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.51" calcext:value-type="float">
            <text:p>89,51</text:p>
          </table:table-cell>
          <table:table-cell office:value-type="float" office:value="0.5903316" calcext:value-type="float">
            <text:p>0,59033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52" calcext:value-type="float">
            <text:p>89,52</text:p>
          </table:table-cell>
          <table:table-cell office:value-type="float" office:value="0.62398921" calcext:value-type="float">
            <text:p>0,623989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.48" calcext:value-type="float">
            <text:p>89,48</text:p>
          </table:table-cell>
          <table:table-cell office:value-type="float" office:value="0.59905174" calcext:value-type="float">
            <text:p>0,599051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.53" calcext:value-type="float">
            <text:p>89,53</text:p>
          </table:table-cell>
          <table:table-cell office:value-type="float" office:value="0.60641007" calcext:value-type="float">
            <text:p>0,60641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.5" calcext:value-type="float">
            <text:p>89,5</text:p>
          </table:table-cell>
          <table:table-cell office:value-type="float" office:value="0.61342066" calcext:value-type="float">
            <text:p>0,61342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.5" calcext:value-type="float">
            <text:p>89,5</text:p>
          </table:table-cell>
          <table:table-cell office:value-type="float" office:value="0.65251843" calcext:value-type="float">
            <text:p>0,65251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.48" calcext:value-type="float">
            <text:p>89,48</text:p>
          </table:table-cell>
          <table:table-cell office:value-type="float" office:value="0.62320527" calcext:value-type="float">
            <text:p>0,623205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.49" calcext:value-type="float">
            <text:p>89,49</text:p>
          </table:table-cell>
          <table:table-cell office:value-type="float" office:value="0.64725562" calcext:value-type="float">
            <text:p>0,647255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.48" calcext:value-type="float">
            <text:p>89,48</text:p>
          </table:table-cell>
          <table:table-cell office:value-type="float" office:value="0.62873806" calcext:value-type="float">
            <text:p>0,628738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.48" calcext:value-type="float">
            <text:p>89,48</text:p>
          </table:table-cell>
          <table:table-cell office:value-type="float" office:value="0.6316826" calcext:value-type="float">
            <text:p>0,63168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.48" calcext:value-type="float">
            <text:p>89,48</text:p>
          </table:table-cell>
          <table:table-cell office:value-type="float" office:value="0.63047758" calcext:value-type="float">
            <text:p>0,630477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.47" calcext:value-type="float">
            <text:p>89,47</text:p>
          </table:table-cell>
          <table:table-cell office:value-type="float" office:value="0.68055604" calcext:value-type="float">
            <text:p>0,680556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.46" calcext:value-type="float">
            <text:p>89,46</text:p>
          </table:table-cell>
          <table:table-cell office:value-type="float" office:value="0.71861129" calcext:value-type="float">
            <text:p>0,718611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.45" calcext:value-type="float">
            <text:p>89,45</text:p>
          </table:table-cell>
          <table:table-cell office:value-type="float" office:value="0.73138961" calcext:value-type="float">
            <text:p>0,731389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.45" calcext:value-type="float">
            <text:p>89,45</text:p>
          </table:table-cell>
          <table:table-cell office:value-type="float" office:value="0.75802077" calcext:value-type="float">
            <text:p>0,758020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9.45" calcext:value-type="float">
            <text:p>89,45</text:p>
          </table:table-cell>
          <table:table-cell office:value-type="float" office:value="0.76381289" calcext:value-type="float">
            <text:p>0,763812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.44" calcext:value-type="float">
            <text:p>89,44</text:p>
          </table:table-cell>
          <table:table-cell office:value-type="float" office:value="0.7645001" calcext:value-type="float">
            <text:p>0,7645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.42" calcext:value-type="float">
            <text:p>89,42</text:p>
          </table:table-cell>
          <table:table-cell office:value-type="float" office:value="0.79560008" calcext:value-type="float">
            <text:p>0,795600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42" calcext:value-type="float">
            <text:p>89,42</text:p>
          </table:table-cell>
          <table:table-cell office:value-type="float" office:value="0.78903088" calcext:value-type="float">
            <text:p>0,789030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.42" calcext:value-type="float">
            <text:p>89,42</text:p>
          </table:table-cell>
          <table:table-cell office:value-type="float" office:value="0.80849738" calcext:value-type="float">
            <text:p>0,808497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9.41" calcext:value-type="float">
            <text:p>89,41</text:p>
          </table:table-cell>
          <table:table-cell office:value-type="float" office:value="0.81717512" calcext:value-type="float">
            <text:p>0,817175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.4" calcext:value-type="float">
            <text:p>89,4</text:p>
          </table:table-cell>
          <table:table-cell office:value-type="float" office:value="0.82546509" calcext:value-type="float">
            <text:p>0,825465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9.4" calcext:value-type="float">
            <text:p>89,4</text:p>
          </table:table-cell>
          <table:table-cell office:value-type="float" office:value="0.8230119" calcext:value-type="float">
            <text:p>0,82301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3964505" calcext:value-type="float">
            <text:p>0,839645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9.4" calcext:value-type="float">
            <text:p>89,4</text:p>
          </table:table-cell>
          <table:table-cell office:value-type="float" office:value="0.8432601" calcext:value-type="float">
            <text:p>0,84326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9.4" calcext:value-type="float">
            <text:p>89,4</text:p>
          </table:table-cell>
          <table:table-cell office:value-type="float" office:value="0.83593568" calcext:value-type="float">
            <text:p>0,835935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3986133" calcext:value-type="float">
            <text:p>0,839861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4034431" calcext:value-type="float">
            <text:p>0,840344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358062" calcext:value-type="float">
            <text:p>0,83580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6104139" calcext:value-type="float">
            <text:p>0,861041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806585" calcext:value-type="float">
            <text:p>0,8780658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6651345" calcext:value-type="float">
            <text:p>0,8665134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.4" calcext:value-type="float">
            <text:p>89,4</text:p>
          </table:table-cell>
          <table:table-cell office:value-type="float" office:value="0.86336669" calcext:value-type="float">
            <text:p>0,863366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360946" calcext:value-type="float">
            <text:p>0,8736094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66321" calcext:value-type="float">
            <text:p>0,87663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974797" calcext:value-type="float">
            <text:p>0,8797479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848199" calcext:value-type="float">
            <text:p>0,8784819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504763" calcext:value-type="float">
            <text:p>0,875047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9.39" calcext:value-type="float">
            <text:p>89,39</text:p>
          </table:table-cell>
          <table:table-cell office:value-type="float" office:value="0.87618945" calcext:value-type="float">
            <text:p>0,87618945</text:p>
          </table:table-cell>
        </table:table-row>
      </table:table>
      <table:table table:name="VS_loss" table:style-name="ta1">
        <table:shapes>
          <draw:frame draw:z-index="0" draw:style-name="gr1" draw:text-style-name="P1" svg:width="15.998cm" svg:height="8.999cm" svg:x="13.448cm" svg:y="3.579cm">
            <draw:object draw:notify-on-update-of-ranges="VS_loss.A1:VS_loss.A1 VS_loss.A2:VS_loss.A70 VS_loss.B1:VS_loss.B1 VS_loss.B2:VS_loss.B70 VS_loss.C1:VS_loss.C1 VS_loss.C2:VS_loss.C70 VS_loss.D1:VS_loss.D1 VS_loss.D2:VS_loss.D70 VS_loss.E1:VS_loss.E1 VS_loss.E2:VS_loss.E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SGD2</text:p>
          </table:table-cell>
          <table:table-cell office:value-type="string" calcext:value-type="string">
            <text:p>SGD4</text:p>
          </table:table-cell>
          <table:table-cell office:value-type="string" calcext:value-type="string">
            <text:p>SMD2</text:p>
          </table:table-cell>
          <table:table-cell office:value-type="string" calcext:value-type="string">
            <text:p>SMD4</text:p>
          </table:table-cell>
        </table:table-row>
        <table:table-row table:style-name="ro1">
          <table:table-cell table:formula="of:=[SGD2.A2]" office:value-type="float" office:value="1" calcext:value-type="float">
            <text:p>1</text:p>
          </table:table-cell>
          <table:table-cell table:formula="of:=[SGD2.C2]" office:value-type="float" office:value="2.29828203" calcext:value-type="float">
            <text:p>2,29828203</text:p>
          </table:table-cell>
          <table:table-cell table:formula="of:=[SGD4.C2]" office:value-type="float" office:value="2.30257774" calcext:value-type="float">
            <text:p>2,30257774</text:p>
          </table:table-cell>
          <table:table-cell table:formula="of:=[SMD2.C2]" office:value-type="float" office:value="2.03562614" calcext:value-type="float">
            <text:p>2,03562614</text:p>
          </table:table-cell>
          <table:table-cell table:formula="of:=[SMD4.C2]" office:value-type="float" office:value="2.29805105" calcext:value-type="float">
            <text:p>2,29805105</text:p>
          </table:table-cell>
        </table:table-row>
        <table:table-row table:style-name="ro1">
          <table:table-cell table:formula="of:=[SGD2.A3]" office:value-type="float" office:value="2" calcext:value-type="float">
            <text:p>2</text:p>
          </table:table-cell>
          <table:table-cell table:formula="of:=[SGD2.C3]" office:value-type="float" office:value="2.29318954" calcext:value-type="float">
            <text:p>2,29318954</text:p>
          </table:table-cell>
          <table:table-cell table:formula="of:=[SGD4.C3]" office:value-type="float" office:value="2.30242859" calcext:value-type="float">
            <text:p>2,30242859</text:p>
          </table:table-cell>
          <table:table-cell table:formula="of:=[SMD2.C3]" office:value-type="float" office:value="1.07587863" calcext:value-type="float">
            <text:p>1,07587863</text:p>
          </table:table-cell>
          <table:table-cell table:formula="of:=[SMD4.C3]" office:value-type="float" office:value="2.28857918" calcext:value-type="float">
            <text:p>2,28857918</text:p>
          </table:table-cell>
        </table:table-row>
        <table:table-row table:style-name="ro1">
          <table:table-cell table:formula="of:=[SGD2.A4]" office:value-type="float" office:value="3" calcext:value-type="float">
            <text:p>3</text:p>
          </table:table-cell>
          <table:table-cell table:formula="of:=[SGD2.C4]" office:value-type="float" office:value="2.28818106" calcext:value-type="float">
            <text:p>2,28818106</text:p>
          </table:table-cell>
          <table:table-cell table:formula="of:=[SGD4.C4]" office:value-type="float" office:value="2.30211592" calcext:value-type="float">
            <text:p>2,30211592</text:p>
          </table:table-cell>
          <table:table-cell table:formula="of:=[SMD2.C4]" office:value-type="float" office:value="0.71749633" calcext:value-type="float">
            <text:p>0,71749633</text:p>
          </table:table-cell>
          <table:table-cell table:formula="of:=[SMD4.C4]" office:value-type="float" office:value="2.24978399" calcext:value-type="float">
            <text:p>2,24978399</text:p>
          </table:table-cell>
        </table:table-row>
        <table:table-row table:style-name="ro1">
          <table:table-cell table:formula="of:=[SGD2.A5]" office:value-type="float" office:value="4" calcext:value-type="float">
            <text:p>4</text:p>
          </table:table-cell>
          <table:table-cell table:formula="of:=[SGD2.C5]" office:value-type="float" office:value="2.28242493" calcext:value-type="float">
            <text:p>2,28242493</text:p>
          </table:table-cell>
          <table:table-cell table:formula="of:=[SGD4.C5]" office:value-type="float" office:value="2.30182732" calcext:value-type="float">
            <text:p>2,30182732</text:p>
          </table:table-cell>
          <table:table-cell table:formula="of:=[SMD2.C5]" office:value-type="float" office:value="0.62648818" calcext:value-type="float">
            <text:p>0,62648818</text:p>
          </table:table-cell>
          <table:table-cell table:formula="of:=[SMD4.C5]" office:value-type="float" office:value="1.87222427" calcext:value-type="float">
            <text:p>1,87222427</text:p>
          </table:table-cell>
        </table:table-row>
        <table:table-row table:style-name="ro1">
          <table:table-cell table:formula="of:=[SGD2.A6]" office:value-type="float" office:value="5" calcext:value-type="float">
            <text:p>5</text:p>
          </table:table-cell>
          <table:table-cell table:formula="of:=[SGD2.C6]" office:value-type="float" office:value="2.27605648" calcext:value-type="float">
            <text:p>2,27605648</text:p>
          </table:table-cell>
          <table:table-cell table:formula="of:=[SGD4.C6]" office:value-type="float" office:value="2.3016209" calcext:value-type="float">
            <text:p>2,3016209</text:p>
          </table:table-cell>
          <table:table-cell table:formula="of:=[SMD2.C6]" office:value-type="float" office:value="0.52235637" calcext:value-type="float">
            <text:p>0,52235637</text:p>
          </table:table-cell>
          <table:table-cell table:formula="of:=[SMD4.C6]" office:value-type="float" office:value="1.44592" calcext:value-type="float">
            <text:p>1,44592</text:p>
          </table:table-cell>
        </table:table-row>
        <table:table-row table:style-name="ro1">
          <table:table-cell table:formula="of:=[SGD2.A7]" office:value-type="float" office:value="6" calcext:value-type="float">
            <text:p>6</text:p>
          </table:table-cell>
          <table:table-cell table:formula="of:=[SGD2.C7]" office:value-type="float" office:value="2.26854322" calcext:value-type="float">
            <text:p>2,26854322</text:p>
          </table:table-cell>
          <table:table-cell table:formula="of:=[SGD4.C7]" office:value-type="float" office:value="2.30142191" calcext:value-type="float">
            <text:p>2,30142191</text:p>
          </table:table-cell>
          <table:table-cell table:formula="of:=[SMD2.C7]" office:value-type="float" office:value="0.59821901" calcext:value-type="float">
            <text:p>0,59821901</text:p>
          </table:table-cell>
          <table:table-cell table:formula="of:=[SMD4.C7]" office:value-type="float" office:value="1.09662715" calcext:value-type="float">
            <text:p>1,09662715</text:p>
          </table:table-cell>
        </table:table-row>
        <table:table-row table:style-name="ro1">
          <table:table-cell table:formula="of:=[SGD2.A8]" office:value-type="float" office:value="7" calcext:value-type="float">
            <text:p>7</text:p>
          </table:table-cell>
          <table:table-cell table:formula="of:=[SGD2.C8]" office:value-type="float" office:value="2.2600354" calcext:value-type="float">
            <text:p>2,2600354</text:p>
          </table:table-cell>
          <table:table-cell table:formula="of:=[SGD4.C8]" office:value-type="float" office:value="2.30119739" calcext:value-type="float">
            <text:p>2,30119739</text:p>
          </table:table-cell>
          <table:table-cell table:formula="of:=[SMD2.C8]" office:value-type="float" office:value="0.44205693" calcext:value-type="float">
            <text:p>0,44205693</text:p>
          </table:table-cell>
          <table:table-cell table:formula="of:=[SMD4.C8]" office:value-type="float" office:value="0.95179961" calcext:value-type="float">
            <text:p>0,95179961</text:p>
          </table:table-cell>
        </table:table-row>
        <table:table-row table:style-name="ro1">
          <table:table-cell table:formula="of:=[SGD2.A9]" office:value-type="float" office:value="8" calcext:value-type="float">
            <text:p>8</text:p>
          </table:table-cell>
          <table:table-cell table:formula="of:=[SGD2.C9]" office:value-type="float" office:value="2.24976657" calcext:value-type="float">
            <text:p>2,24976657</text:p>
          </table:table-cell>
          <table:table-cell table:formula="of:=[SGD4.C9]" office:value-type="float" office:value="2.30096111" calcext:value-type="float">
            <text:p>2,30096111</text:p>
          </table:table-cell>
          <table:table-cell table:formula="of:=[SMD2.C9]" office:value-type="float" office:value="0.46725252" calcext:value-type="float">
            <text:p>0,46725252</text:p>
          </table:table-cell>
          <table:table-cell table:formula="of:=[SMD4.C9]" office:value-type="float" office:value="0.83257123" calcext:value-type="float">
            <text:p>0,83257123</text:p>
          </table:table-cell>
        </table:table-row>
        <table:table-row table:style-name="ro1">
          <table:table-cell table:formula="of:=[SGD2.A10]" office:value-type="float" office:value="9" calcext:value-type="float">
            <text:p>9</text:p>
          </table:table-cell>
          <table:table-cell table:formula="of:=[SGD2.C10]" office:value-type="float" office:value="2.23746807" calcext:value-type="float">
            <text:p>2,23746807</text:p>
          </table:table-cell>
          <table:table-cell table:formula="of:=[SGD4.C10]" office:value-type="float" office:value="2.30073487" calcext:value-type="float">
            <text:p>2,30073487</text:p>
          </table:table-cell>
          <table:table-cell table:formula="of:=[SMD2.C10]" office:value-type="float" office:value="0.54318388" calcext:value-type="float">
            <text:p>0,54318388</text:p>
          </table:table-cell>
          <table:table-cell table:formula="of:=[SMD4.C10]" office:value-type="float" office:value="0.65951319" calcext:value-type="float">
            <text:p>0,65951319</text:p>
          </table:table-cell>
        </table:table-row>
        <table:table-row table:style-name="ro1">
          <table:table-cell table:formula="of:=[SGD2.A11]" office:value-type="float" office:value="10" calcext:value-type="float">
            <text:p>10</text:p>
          </table:table-cell>
          <table:table-cell table:formula="of:=[SGD2.C11]" office:value-type="float" office:value="2.22215884" calcext:value-type="float">
            <text:p>2,22215884</text:p>
          </table:table-cell>
          <table:table-cell table:formula="of:=[SGD4.C11]" office:value-type="float" office:value="2.30054671" calcext:value-type="float">
            <text:p>2,30054671</text:p>
          </table:table-cell>
          <table:table-cell table:formula="of:=[SMD2.C11]" office:value-type="float" office:value="0.43941182" calcext:value-type="float">
            <text:p>0,43941182</text:p>
          </table:table-cell>
          <table:table-cell table:formula="of:=[SMD4.C11]" office:value-type="float" office:value="0.63255913" calcext:value-type="float">
            <text:p>0,63255913</text:p>
          </table:table-cell>
        </table:table-row>
        <table:table-row table:style-name="ro1">
          <table:table-cell table:formula="of:=[SGD2.A12]" office:value-type="float" office:value="11" calcext:value-type="float">
            <text:p>11</text:p>
          </table:table-cell>
          <table:table-cell table:formula="of:=[SGD2.C12]" office:value-type="float" office:value="2.20338344" calcext:value-type="float">
            <text:p>2,20338344</text:p>
          </table:table-cell>
          <table:table-cell table:formula="of:=[SGD4.C12]" office:value-type="float" office:value="2.30030378" calcext:value-type="float">
            <text:p>2,30030378</text:p>
          </table:table-cell>
          <table:table-cell table:formula="of:=[SMD2.C12]" office:value-type="float" office:value="0.45806959" calcext:value-type="float">
            <text:p>0,45806959</text:p>
          </table:table-cell>
          <table:table-cell table:formula="of:=[SMD4.C12]" office:value-type="float" office:value="0.54079137" calcext:value-type="float">
            <text:p>0,54079137</text:p>
          </table:table-cell>
        </table:table-row>
        <table:table-row table:style-name="ro1">
          <table:table-cell table:formula="of:=[SGD2.A13]" office:value-type="float" office:value="12" calcext:value-type="float">
            <text:p>12</text:p>
          </table:table-cell>
          <table:table-cell table:formula="of:=[SGD2.C13]" office:value-type="float" office:value="2.1792088" calcext:value-type="float">
            <text:p>2,1792088</text:p>
          </table:table-cell>
          <table:table-cell table:formula="of:=[SGD4.C13]" office:value-type="float" office:value="2.30002202" calcext:value-type="float">
            <text:p>2,30002202</text:p>
          </table:table-cell>
          <table:table-cell table:formula="of:=[SMD2.C13]" office:value-type="float" office:value="0.39253683" calcext:value-type="float">
            <text:p>0,39253683</text:p>
          </table:table-cell>
          <table:table-cell table:formula="of:=[SMD4.C13]" office:value-type="float" office:value="0.47973384" calcext:value-type="float">
            <text:p>0,47973384</text:p>
          </table:table-cell>
        </table:table-row>
        <table:table-row table:style-name="ro1">
          <table:table-cell table:formula="of:=[SGD2.A14]" office:value-type="float" office:value="13" calcext:value-type="float">
            <text:p>13</text:p>
          </table:table-cell>
          <table:table-cell table:formula="of:=[SGD2.C14]" office:value-type="float" office:value="2.14775161" calcext:value-type="float">
            <text:p>2,14775161</text:p>
          </table:table-cell>
          <table:table-cell table:formula="of:=[SGD4.C14]" office:value-type="float" office:value="2.2997701" calcext:value-type="float">
            <text:p>2,2997701</text:p>
          </table:table-cell>
          <table:table-cell table:formula="of:=[SMD2.C14]" office:value-type="float" office:value="0.4554959" calcext:value-type="float">
            <text:p>0,4554959</text:p>
          </table:table-cell>
          <table:table-cell table:formula="of:=[SMD4.C14]" office:value-type="float" office:value="0.46542673" calcext:value-type="float">
            <text:p>0,46542673</text:p>
          </table:table-cell>
        </table:table-row>
        <table:table-row table:style-name="ro1">
          <table:table-cell table:formula="of:=[SGD2.A15]" office:value-type="float" office:value="14" calcext:value-type="float">
            <text:p>14</text:p>
          </table:table-cell>
          <table:table-cell table:formula="of:=[SGD2.C15]" office:value-type="float" office:value="2.1078474" calcext:value-type="float">
            <text:p>2,1078474</text:p>
          </table:table-cell>
          <table:table-cell table:formula="of:=[SGD4.C15]" office:value-type="float" office:value="2.29960008" calcext:value-type="float">
            <text:p>2,29960008</text:p>
          </table:table-cell>
          <table:table-cell table:formula="of:=[SMD2.C15]" office:value-type="float" office:value="0.43783595" calcext:value-type="float">
            <text:p>0,43783595</text:p>
          </table:table-cell>
          <table:table-cell table:formula="of:=[SMD4.C15]" office:value-type="float" office:value="0.46084771" calcext:value-type="float">
            <text:p>0,46084771</text:p>
          </table:table-cell>
        </table:table-row>
        <table:table-row table:style-name="ro1">
          <table:table-cell table:formula="of:=[SGD2.A16]" office:value-type="float" office:value="15" calcext:value-type="float">
            <text:p>15</text:p>
          </table:table-cell>
          <table:table-cell table:formula="of:=[SGD2.C16]" office:value-type="float" office:value="2.05664594" calcext:value-type="float">
            <text:p>2,05664594</text:p>
          </table:table-cell>
          <table:table-cell table:formula="of:=[SGD4.C16]" office:value-type="float" office:value="2.29930417" calcext:value-type="float">
            <text:p>2,29930417</text:p>
          </table:table-cell>
          <table:table-cell table:formula="of:=[SMD2.C16]" office:value-type="float" office:value="0.39892005" calcext:value-type="float">
            <text:p>0,39892005</text:p>
          </table:table-cell>
          <table:table-cell table:formula="of:=[SMD4.C16]" office:value-type="float" office:value="0.45456157" calcext:value-type="float">
            <text:p>0,45456157</text:p>
          </table:table-cell>
        </table:table-row>
        <table:table-row table:style-name="ro1">
          <table:table-cell table:formula="of:=[SGD2.A17]" office:value-type="float" office:value="16" calcext:value-type="float">
            <text:p>16</text:p>
          </table:table-cell>
          <table:table-cell table:formula="of:=[SGD2.C17]" office:value-type="float" office:value="1.99300324" calcext:value-type="float">
            <text:p>1,99300324</text:p>
          </table:table-cell>
          <table:table-cell table:formula="of:=[SGD4.C17]" office:value-type="float" office:value="2.29901876" calcext:value-type="float">
            <text:p>2,29901876</text:p>
          </table:table-cell>
          <table:table-cell table:formula="of:=[SMD2.C17]" office:value-type="float" office:value="0.39764448" calcext:value-type="float">
            <text:p>0,39764448</text:p>
          </table:table-cell>
          <table:table-cell table:formula="of:=[SMD4.C17]" office:value-type="float" office:value="0.50752781" calcext:value-type="float">
            <text:p>0,50752781</text:p>
          </table:table-cell>
        </table:table-row>
        <table:table-row table:style-name="ro1">
          <table:table-cell table:formula="of:=[SGD2.A18]" office:value-type="float" office:value="17" calcext:value-type="float">
            <text:p>17</text:p>
          </table:table-cell>
          <table:table-cell table:formula="of:=[SGD2.C18]" office:value-type="float" office:value="1.91317188" calcext:value-type="float">
            <text:p>1,91317188</text:p>
          </table:table-cell>
          <table:table-cell table:formula="of:=[SGD4.C18]" office:value-type="float" office:value="2.29869507" calcext:value-type="float">
            <text:p>2,29869507</text:p>
          </table:table-cell>
          <table:table-cell table:formula="of:=[SMD2.C18]" office:value-type="float" office:value="0.40538894" calcext:value-type="float">
            <text:p>0,40538894</text:p>
          </table:table-cell>
          <table:table-cell table:formula="of:=[SMD4.C18]" office:value-type="float" office:value="0.47789678" calcext:value-type="float">
            <text:p>0,47789678</text:p>
          </table:table-cell>
        </table:table-row>
        <table:table-row table:style-name="ro1">
          <table:table-cell table:formula="of:=[SGD2.A19]" office:value-type="float" office:value="18" calcext:value-type="float">
            <text:p>18</text:p>
          </table:table-cell>
          <table:table-cell table:formula="of:=[SGD2.C19]" office:value-type="float" office:value="1.8169998" calcext:value-type="float">
            <text:p>1,8169998</text:p>
          </table:table-cell>
          <table:table-cell table:formula="of:=[SGD4.C19]" office:value-type="float" office:value="2.29838189" calcext:value-type="float">
            <text:p>2,29838189</text:p>
          </table:table-cell>
          <table:table-cell table:formula="of:=[SMD2.C19]" office:value-type="float" office:value="0.40401155" calcext:value-type="float">
            <text:p>0,40401155</text:p>
          </table:table-cell>
          <table:table-cell table:formula="of:=[SMD4.C19]" office:value-type="float" office:value="0.53986703" calcext:value-type="float">
            <text:p>0,53986703</text:p>
          </table:table-cell>
        </table:table-row>
        <table:table-row table:style-name="ro1">
          <table:table-cell table:formula="of:=[SGD2.A20]" office:value-type="float" office:value="19" calcext:value-type="float">
            <text:p>19</text:p>
          </table:table-cell>
          <table:table-cell table:formula="of:=[SGD2.C20]" office:value-type="float" office:value="1.70383453" calcext:value-type="float">
            <text:p>1,70383453</text:p>
          </table:table-cell>
          <table:table-cell table:formula="of:=[SGD4.C20]" office:value-type="float" office:value="2.29807088" calcext:value-type="float">
            <text:p>2,29807088</text:p>
          </table:table-cell>
          <table:table-cell table:formula="of:=[SMD2.C20]" office:value-type="float" office:value="0.41947002" calcext:value-type="float">
            <text:p>0,41947002</text:p>
          </table:table-cell>
          <table:table-cell table:formula="of:=[SMD4.C20]" office:value-type="float" office:value="0.48271741" calcext:value-type="float">
            <text:p>0,48271741</text:p>
          </table:table-cell>
        </table:table-row>
        <table:table-row table:style-name="ro1">
          <table:table-cell table:formula="of:=[SGD2.A21]" office:value-type="float" office:value="20" calcext:value-type="float">
            <text:p>20</text:p>
          </table:table-cell>
          <table:table-cell table:formula="of:=[SGD2.C21]" office:value-type="float" office:value="1.5780606" calcext:value-type="float">
            <text:p>1,5780606</text:p>
          </table:table-cell>
          <table:table-cell table:formula="of:=[SGD4.C21]" office:value-type="float" office:value="2.2977601" calcext:value-type="float">
            <text:p>2,2977601</text:p>
          </table:table-cell>
          <table:table-cell table:formula="of:=[SMD2.C21]" office:value-type="float" office:value="0.41919074" calcext:value-type="float">
            <text:p>0,41919074</text:p>
          </table:table-cell>
          <table:table-cell table:formula="of:=[SMD4.C21]" office:value-type="float" office:value="0.4974308" calcext:value-type="float">
            <text:p>0,4974308</text:p>
          </table:table-cell>
        </table:table-row>
        <table:table-row table:style-name="ro1">
          <table:table-cell table:formula="of:=[SGD2.A22]" office:value-type="float" office:value="21" calcext:value-type="float">
            <text:p>21</text:p>
          </table:table-cell>
          <table:table-cell table:formula="of:=[SGD2.C22]" office:value-type="float" office:value="1.44261244" calcext:value-type="float">
            <text:p>1,44261244</text:p>
          </table:table-cell>
          <table:table-cell table:formula="of:=[SGD4.C22]" office:value-type="float" office:value="2.29738753" calcext:value-type="float">
            <text:p>2,29738753</text:p>
          </table:table-cell>
          <table:table-cell table:formula="of:=[SMD2.C22]" office:value-type="float" office:value="0.43256197" calcext:value-type="float">
            <text:p>0,43256197</text:p>
          </table:table-cell>
          <table:table-cell table:formula="of:=[SMD4.C22]" office:value-type="float" office:value="0.51806249" calcext:value-type="float">
            <text:p>0,51806249</text:p>
          </table:table-cell>
        </table:table-row>
        <table:table-row table:style-name="ro1">
          <table:table-cell table:formula="of:=[SGD2.A23]" office:value-type="float" office:value="22" calcext:value-type="float">
            <text:p>22</text:p>
          </table:table-cell>
          <table:table-cell table:formula="of:=[SGD2.C23]" office:value-type="float" office:value="1.30818405" calcext:value-type="float">
            <text:p>1,30818405</text:p>
          </table:table-cell>
          <table:table-cell table:formula="of:=[SGD4.C23]" office:value-type="float" office:value="2.29704153" calcext:value-type="float">
            <text:p>2,29704153</text:p>
          </table:table-cell>
          <table:table-cell table:formula="of:=[SMD2.C23]" office:value-type="float" office:value="0.43567333" calcext:value-type="float">
            <text:p>0,43567333</text:p>
          </table:table-cell>
          <table:table-cell table:formula="of:=[SMD4.C23]" office:value-type="float" office:value="0.5325745" calcext:value-type="float">
            <text:p>0,5325745</text:p>
          </table:table-cell>
        </table:table-row>
        <table:table-row table:style-name="ro1">
          <table:table-cell table:formula="of:=[SGD2.A24]" office:value-type="float" office:value="23" calcext:value-type="float">
            <text:p>23</text:p>
          </table:table-cell>
          <table:table-cell table:formula="of:=[SGD2.C24]" office:value-type="float" office:value="1.18085743" calcext:value-type="float">
            <text:p>1,18085743</text:p>
          </table:table-cell>
          <table:table-cell table:formula="of:=[SGD4.C24]" office:value-type="float" office:value="2.29662397" calcext:value-type="float">
            <text:p>2,29662397</text:p>
          </table:table-cell>
          <table:table-cell table:formula="of:=[SMD2.C24]" office:value-type="float" office:value="0.43834227" calcext:value-type="float">
            <text:p>0,43834227</text:p>
          </table:table-cell>
          <table:table-cell table:formula="of:=[SMD4.C24]" office:value-type="float" office:value="0.55226692" calcext:value-type="float">
            <text:p>0,55226692</text:p>
          </table:table-cell>
        </table:table-row>
        <table:table-row table:style-name="ro1">
          <table:table-cell table:formula="of:=[SGD2.A25]" office:value-type="float" office:value="24" calcext:value-type="float">
            <text:p>24</text:p>
          </table:table-cell>
          <table:table-cell table:formula="of:=[SGD2.C25]" office:value-type="float" office:value="1.07294125" calcext:value-type="float">
            <text:p>1,07294125</text:p>
          </table:table-cell>
          <table:table-cell table:formula="of:=[SGD4.C25]" office:value-type="float" office:value="2.29623071" calcext:value-type="float">
            <text:p>2,29623071</text:p>
          </table:table-cell>
          <table:table-cell table:formula="of:=[SMD2.C25]" office:value-type="float" office:value="0.45120724" calcext:value-type="float">
            <text:p>0,45120724</text:p>
          </table:table-cell>
          <table:table-cell table:formula="of:=[SMD4.C25]" office:value-type="float" office:value="0.55733384" calcext:value-type="float">
            <text:p>0,55733384</text:p>
          </table:table-cell>
        </table:table-row>
        <table:table-row table:style-name="ro1">
          <table:table-cell table:formula="of:=[SGD2.A26]" office:value-type="float" office:value="25" calcext:value-type="float">
            <text:p>25</text:p>
          </table:table-cell>
          <table:table-cell table:formula="of:=[SGD2.C26]" office:value-type="float" office:value="0.98114806" calcext:value-type="float">
            <text:p>0,98114806</text:p>
          </table:table-cell>
          <table:table-cell table:formula="of:=[SGD4.C26]" office:value-type="float" office:value="2.29579667" calcext:value-type="float">
            <text:p>2,29579667</text:p>
          </table:table-cell>
          <table:table-cell table:formula="of:=[SMD2.C26]" office:value-type="float" office:value="0.44574645" calcext:value-type="float">
            <text:p>0,44574645</text:p>
          </table:table-cell>
          <table:table-cell table:formula="of:=[SMD4.C26]" office:value-type="float" office:value="0.55971614" calcext:value-type="float">
            <text:p>0,55971614</text:p>
          </table:table-cell>
        </table:table-row>
        <table:table-row table:style-name="ro1">
          <table:table-cell table:formula="of:=[SGD2.A27]" office:value-type="float" office:value="26" calcext:value-type="float">
            <text:p>26</text:p>
          </table:table-cell>
          <table:table-cell table:formula="of:=[SGD2.C27]" office:value-type="float" office:value="0.90276837" calcext:value-type="float">
            <text:p>0,90276837</text:p>
          </table:table-cell>
          <table:table-cell table:formula="of:=[SGD4.C27]" office:value-type="float" office:value="2.29529811" calcext:value-type="float">
            <text:p>2,29529811</text:p>
          </table:table-cell>
          <table:table-cell table:formula="of:=[SMD2.C27]" office:value-type="float" office:value="0.44691325" calcext:value-type="float">
            <text:p>0,44691325</text:p>
          </table:table-cell>
          <table:table-cell table:formula="of:=[SMD4.C27]" office:value-type="float" office:value="0.57907051" calcext:value-type="float">
            <text:p>0,57907051</text:p>
          </table:table-cell>
        </table:table-row>
        <table:table-row table:style-name="ro1">
          <table:table-cell table:formula="of:=[SGD2.A28]" office:value-type="float" office:value="27" calcext:value-type="float">
            <text:p>27</text:p>
          </table:table-cell>
          <table:table-cell table:formula="of:=[SGD2.C28]" office:value-type="float" office:value="0.84124952" calcext:value-type="float">
            <text:p>0,84124952</text:p>
          </table:table-cell>
          <table:table-cell table:formula="of:=[SGD4.C28]" office:value-type="float" office:value="2.29483006" calcext:value-type="float">
            <text:p>2,29483006</text:p>
          </table:table-cell>
          <table:table-cell table:formula="of:=[SMD2.C28]" office:value-type="float" office:value="0.44866543" calcext:value-type="float">
            <text:p>0,44866543</text:p>
          </table:table-cell>
          <table:table-cell table:formula="of:=[SMD4.C28]" office:value-type="float" office:value="0.58587094" calcext:value-type="float">
            <text:p>0,58587094</text:p>
          </table:table-cell>
        </table:table-row>
        <table:table-row table:style-name="ro1">
          <table:table-cell table:formula="of:=[SGD2.A29]" office:value-type="float" office:value="28" calcext:value-type="float">
            <text:p>28</text:p>
          </table:table-cell>
          <table:table-cell table:formula="of:=[SGD2.C29]" office:value-type="float" office:value="0.78518442" calcext:value-type="float">
            <text:p>0,78518442</text:p>
          </table:table-cell>
          <table:table-cell table:formula="of:=[SGD4.C29]" office:value-type="float" office:value="2.2942275" calcext:value-type="float">
            <text:p>2,2942275</text:p>
          </table:table-cell>
          <table:table-cell table:formula="of:=[SMD2.C29]" office:value-type="float" office:value="0.45156564" calcext:value-type="float">
            <text:p>0,45156564</text:p>
          </table:table-cell>
          <table:table-cell table:formula="of:=[SMD4.C29]" office:value-type="float" office:value="0.58395216" calcext:value-type="float">
            <text:p>0,58395216</text:p>
          </table:table-cell>
        </table:table-row>
        <table:table-row table:style-name="ro1">
          <table:table-cell table:formula="of:=[SGD2.A30]" office:value-type="float" office:value="29" calcext:value-type="float">
            <text:p>29</text:p>
          </table:table-cell>
          <table:table-cell table:formula="of:=[SGD2.C30]" office:value-type="float" office:value="0.74863881" calcext:value-type="float">
            <text:p>0,74863881</text:p>
          </table:table-cell>
          <table:table-cell table:formula="of:=[SGD4.C30]" office:value-type="float" office:value="2.29374705" calcext:value-type="float">
            <text:p>2,29374705</text:p>
          </table:table-cell>
          <table:table-cell table:formula="of:=[SMD2.C30]" office:value-type="float" office:value="0.46070663" calcext:value-type="float">
            <text:p>0,46070663</text:p>
          </table:table-cell>
          <table:table-cell table:formula="of:=[SMD4.C30]" office:value-type="float" office:value="0.59504637" calcext:value-type="float">
            <text:p>0,59504637</text:p>
          </table:table-cell>
        </table:table-row>
        <table:table-row table:style-name="ro1">
          <table:table-cell table:formula="of:=[SGD2.A31]" office:value-type="float" office:value="30" calcext:value-type="float">
            <text:p>30</text:p>
          </table:table-cell>
          <table:table-cell table:formula="of:=[SGD2.C31]" office:value-type="float" office:value="0.71014831" calcext:value-type="float">
            <text:p>0,71014831</text:p>
          </table:table-cell>
          <table:table-cell table:formula="of:=[SGD4.C31]" office:value-type="float" office:value="2.29305602" calcext:value-type="float">
            <text:p>2,29305602</text:p>
          </table:table-cell>
          <table:table-cell table:formula="of:=[SMD2.C31]" office:value-type="float" office:value="0.45839057" calcext:value-type="float">
            <text:p>0,45839057</text:p>
          </table:table-cell>
          <table:table-cell table:formula="of:=[SMD4.C31]" office:value-type="float" office:value="0.60399483" calcext:value-type="float">
            <text:p>0,60399483</text:p>
          </table:table-cell>
        </table:table-row>
        <table:table-row table:style-name="ro1">
          <table:table-cell table:formula="of:=[SGD2.A32]" office:value-type="float" office:value="31" calcext:value-type="float">
            <text:p>31</text:p>
          </table:table-cell>
          <table:table-cell table:formula="of:=[SGD2.C32]" office:value-type="float" office:value="0.68144403" calcext:value-type="float">
            <text:p>0,68144403</text:p>
          </table:table-cell>
          <table:table-cell table:formula="of:=[SGD4.C32]" office:value-type="float" office:value="2.29243627" calcext:value-type="float">
            <text:p>2,29243627</text:p>
          </table:table-cell>
          <table:table-cell table:formula="of:=[SMD2.C32]" office:value-type="float" office:value="0.45605194" calcext:value-type="float">
            <text:p>0,45605194</text:p>
          </table:table-cell>
          <table:table-cell table:formula="of:=[SMD4.C32]" office:value-type="float" office:value="0.5903316" calcext:value-type="float">
            <text:p>0,5903316</text:p>
          </table:table-cell>
        </table:table-row>
        <table:table-row table:style-name="ro1">
          <table:table-cell table:formula="of:=[SGD2.A33]" office:value-type="float" office:value="32" calcext:value-type="float">
            <text:p>32</text:p>
          </table:table-cell>
          <table:table-cell table:formula="of:=[SGD2.C33]" office:value-type="float" office:value="0.64579485" calcext:value-type="float">
            <text:p>0,64579485</text:p>
          </table:table-cell>
          <table:table-cell table:formula="of:=[SGD4.C33]" office:value-type="float" office:value="2.29170303" calcext:value-type="float">
            <text:p>2,29170303</text:p>
          </table:table-cell>
          <table:table-cell table:formula="of:=[SMD2.C33]" office:value-type="float" office:value="0.47779994" calcext:value-type="float">
            <text:p>0,47779994</text:p>
          </table:table-cell>
          <table:table-cell table:formula="of:=[SMD4.C33]" office:value-type="float" office:value="0.62398921" calcext:value-type="float">
            <text:p>0,62398921</text:p>
          </table:table-cell>
        </table:table-row>
        <table:table-row table:style-name="ro1">
          <table:table-cell table:formula="of:=[SGD2.A34]" office:value-type="float" office:value="33" calcext:value-type="float">
            <text:p>33</text:p>
          </table:table-cell>
          <table:table-cell table:formula="of:=[SGD2.C34]" office:value-type="float" office:value="0.62603" calcext:value-type="float">
            <text:p>0,62603</text:p>
          </table:table-cell>
          <table:table-cell table:formula="of:=[SGD4.C34]" office:value-type="float" office:value="2.29096956" calcext:value-type="float">
            <text:p>2,29096956</text:p>
          </table:table-cell>
          <table:table-cell table:formula="of:=[SMD2.C34]" office:value-type="float" office:value="0.48497027" calcext:value-type="float">
            <text:p>0,48497027</text:p>
          </table:table-cell>
          <table:table-cell table:formula="of:=[SMD4.C34]" office:value-type="float" office:value="0.59905174" calcext:value-type="float">
            <text:p>0,59905174</text:p>
          </table:table-cell>
        </table:table-row>
        <table:table-row table:style-name="ro1">
          <table:table-cell table:formula="of:=[SGD2.A35]" office:value-type="float" office:value="34" calcext:value-type="float">
            <text:p>34</text:p>
          </table:table-cell>
          <table:table-cell table:formula="of:=[SGD2.C35]" office:value-type="float" office:value="0.59910523" calcext:value-type="float">
            <text:p>0,59910523</text:p>
          </table:table-cell>
          <table:table-cell table:formula="of:=[SGD4.C35]" office:value-type="float" office:value="2.2900788" calcext:value-type="float">
            <text:p>2,2900788</text:p>
          </table:table-cell>
          <table:table-cell table:formula="of:=[SMD2.C35]" office:value-type="float" office:value="0.47163147" calcext:value-type="float">
            <text:p>0,47163147</text:p>
          </table:table-cell>
          <table:table-cell table:formula="of:=[SMD4.C35]" office:value-type="float" office:value="0.60641007" calcext:value-type="float">
            <text:p>0,60641007</text:p>
          </table:table-cell>
        </table:table-row>
        <table:table-row table:style-name="ro1">
          <table:table-cell table:formula="of:=[SGD2.A36]" office:value-type="float" office:value="35" calcext:value-type="float">
            <text:p>35</text:p>
          </table:table-cell>
          <table:table-cell table:formula="of:=[SGD2.C36]" office:value-type="float" office:value="0.58507801" calcext:value-type="float">
            <text:p>0,58507801</text:p>
          </table:table-cell>
          <table:table-cell table:formula="of:=[SGD4.C36]" office:value-type="float" office:value="2.28911195" calcext:value-type="float">
            <text:p>2,28911195</text:p>
          </table:table-cell>
          <table:table-cell table:formula="of:=[SMD2.C36]" office:value-type="float" office:value="0.47985775" calcext:value-type="float">
            <text:p>0,47985775</text:p>
          </table:table-cell>
          <table:table-cell table:formula="of:=[SMD4.C36]" office:value-type="float" office:value="0.61342066" calcext:value-type="float">
            <text:p>0,61342066</text:p>
          </table:table-cell>
        </table:table-row>
        <table:table-row table:style-name="ro1">
          <table:table-cell table:formula="of:=[SGD2.A37]" office:value-type="float" office:value="36" calcext:value-type="float">
            <text:p>36</text:p>
          </table:table-cell>
          <table:table-cell table:formula="of:=[SGD2.C37]" office:value-type="float" office:value="0.56758248" calcext:value-type="float">
            <text:p>0,56758248</text:p>
          </table:table-cell>
          <table:table-cell table:formula="of:=[SGD4.C37]" office:value-type="float" office:value="2.28810903" calcext:value-type="float">
            <text:p>2,28810903</text:p>
          </table:table-cell>
          <table:table-cell table:formula="of:=[SMD2.C37]" office:value-type="float" office:value="0.47225234" calcext:value-type="float">
            <text:p>0,47225234</text:p>
          </table:table-cell>
          <table:table-cell table:formula="of:=[SMD4.C37]" office:value-type="float" office:value="0.65251843" calcext:value-type="float">
            <text:p>0,65251843</text:p>
          </table:table-cell>
        </table:table-row>
        <table:table-row table:style-name="ro1">
          <table:table-cell table:formula="of:=[SGD2.A38]" office:value-type="float" office:value="37" calcext:value-type="float">
            <text:p>37</text:p>
          </table:table-cell>
          <table:table-cell table:formula="of:=[SGD2.C38]" office:value-type="float" office:value="0.55561129" calcext:value-type="float">
            <text:p>0,55561129</text:p>
          </table:table-cell>
          <table:table-cell table:formula="of:=[SGD4.C38]" office:value-type="float" office:value="2.28705035" calcext:value-type="float">
            <text:p>2,28705035</text:p>
          </table:table-cell>
          <table:table-cell table:formula="of:=[SMD2.C38]" office:value-type="float" office:value="0.47156378" calcext:value-type="float">
            <text:p>0,47156378</text:p>
          </table:table-cell>
          <table:table-cell table:formula="of:=[SMD4.C38]" office:value-type="float" office:value="0.62320527" calcext:value-type="float">
            <text:p>0,62320527</text:p>
          </table:table-cell>
        </table:table-row>
        <table:table-row table:style-name="ro1">
          <table:table-cell table:formula="of:=[SGD2.A39]" office:value-type="float" office:value="38" calcext:value-type="float">
            <text:p>38</text:p>
          </table:table-cell>
          <table:table-cell table:formula="of:=[SGD2.C39]" office:value-type="float" office:value="0.54002269" calcext:value-type="float">
            <text:p>0,54002269</text:p>
          </table:table-cell>
          <table:table-cell table:formula="of:=[SGD4.C39]" office:value-type="float" office:value="2.28582343" calcext:value-type="float">
            <text:p>2,28582343</text:p>
          </table:table-cell>
          <table:table-cell table:formula="of:=[SMD2.C39]" office:value-type="float" office:value="0.48000613" calcext:value-type="float">
            <text:p>0,48000613</text:p>
          </table:table-cell>
          <table:table-cell table:formula="of:=[SMD4.C39]" office:value-type="float" office:value="0.64725562" calcext:value-type="float">
            <text:p>0,64725562</text:p>
          </table:table-cell>
        </table:table-row>
        <table:table-row table:style-name="ro1">
          <table:table-cell table:formula="of:=[SGD2.A40]" office:value-type="float" office:value="39" calcext:value-type="float">
            <text:p>39</text:p>
          </table:table-cell>
          <table:table-cell table:formula="of:=[SGD2.C40]" office:value-type="float" office:value="0.52169494" calcext:value-type="float">
            <text:p>0,52169494</text:p>
          </table:table-cell>
          <table:table-cell table:formula="of:=[SGD4.C40]" office:value-type="float" office:value="2.28451648" calcext:value-type="float">
            <text:p>2,28451648</text:p>
          </table:table-cell>
          <table:table-cell table:formula="of:=[SMD2.C40]" office:value-type="float" office:value="0.47722521" calcext:value-type="float">
            <text:p>0,47722521</text:p>
          </table:table-cell>
          <table:table-cell table:formula="of:=[SMD4.C40]" office:value-type="float" office:value="0.62873806" calcext:value-type="float">
            <text:p>0,62873806</text:p>
          </table:table-cell>
        </table:table-row>
        <table:table-row table:style-name="ro1">
          <table:table-cell table:formula="of:=[SGD2.A41]" office:value-type="float" office:value="40" calcext:value-type="float">
            <text:p>40</text:p>
          </table:table-cell>
          <table:table-cell table:formula="of:=[SGD2.C41]" office:value-type="float" office:value="0.52471009" calcext:value-type="float">
            <text:p>0,52471009</text:p>
          </table:table-cell>
          <table:table-cell table:formula="of:=[SGD4.C41]" office:value-type="float" office:value="2.28297202" calcext:value-type="float">
            <text:p>2,28297202</text:p>
          </table:table-cell>
          <table:table-cell table:formula="of:=[SMD2.C41]" office:value-type="float" office:value="0.49034729" calcext:value-type="float">
            <text:p>0,49034729</text:p>
          </table:table-cell>
          <table:table-cell table:formula="of:=[SMD4.C41]" office:value-type="float" office:value="0.6316826" calcext:value-type="float">
            <text:p>0,6316826</text:p>
          </table:table-cell>
        </table:table-row>
        <table:table-row table:style-name="ro1">
          <table:table-cell table:formula="of:=[SGD2.A42]" office:value-type="float" office:value="41" calcext:value-type="float">
            <text:p>41</text:p>
          </table:table-cell>
          <table:table-cell table:formula="of:=[SGD2.C42]" office:value-type="float" office:value="0.51849164" calcext:value-type="float">
            <text:p>0,51849164</text:p>
          </table:table-cell>
          <table:table-cell table:formula="of:=[SGD4.C42]" office:value-type="float" office:value="2.28132142" calcext:value-type="float">
            <text:p>2,28132142</text:p>
          </table:table-cell>
          <table:table-cell table:formula="of:=[SMD2.C42]" office:value-type="float" office:value="0.48891299" calcext:value-type="float">
            <text:p>0,48891299</text:p>
          </table:table-cell>
          <table:table-cell table:formula="of:=[SMD4.C42]" office:value-type="float" office:value="0.63047758" calcext:value-type="float">
            <text:p>0,63047758</text:p>
          </table:table-cell>
        </table:table-row>
        <table:table-row table:style-name="ro1">
          <table:table-cell table:formula="of:=[SGD2.A43]" office:value-type="float" office:value="61" calcext:value-type="float">
            <text:p>61</text:p>
          </table:table-cell>
          <table:table-cell table:formula="of:=[SGD2.C43]" office:value-type="float" office:value="0.43278914" calcext:value-type="float">
            <text:p>0,43278914</text:p>
          </table:table-cell>
          <table:table-cell table:formula="of:=[SGD4.C43]" office:value-type="float" office:value="1.97703054" calcext:value-type="float">
            <text:p>1,97703054</text:p>
          </table:table-cell>
          <table:table-cell table:formula="of:=[SMD2.C43]" office:value-type="float" office:value="0.50952384" calcext:value-type="float">
            <text:p>0,50952384</text:p>
          </table:table-cell>
          <table:table-cell table:formula="of:=[SMD4.C43]" office:value-type="float" office:value="0.68055604" calcext:value-type="float">
            <text:p>0,68055604</text:p>
          </table:table-cell>
        </table:table-row>
        <table:table-row table:style-name="ro1">
          <table:table-cell table:formula="of:=[SGD2.A44]" office:value-type="float" office:value="81" calcext:value-type="float">
            <text:p>81</text:p>
          </table:table-cell>
          <table:table-cell table:formula="of:=[SGD2.C44]" office:value-type="float" office:value="0.42913156" calcext:value-type="float">
            <text:p>0,42913156</text:p>
          </table:table-cell>
          <table:table-cell table:formula="of:=[SGD4.C44]" office:value-type="float" office:value="0.75591209" calcext:value-type="float">
            <text:p>0,75591209</text:p>
          </table:table-cell>
          <table:table-cell table:formula="of:=[SMD2.C44]" office:value-type="float" office:value="0.53306669" calcext:value-type="float">
            <text:p>0,53306669</text:p>
          </table:table-cell>
          <table:table-cell table:formula="of:=[SMD4.C44]" office:value-type="float" office:value="0.71861129" calcext:value-type="float">
            <text:p>0,71861129</text:p>
          </table:table-cell>
        </table:table-row>
        <table:table-row table:style-name="ro1">
          <table:table-cell table:formula="of:=[SGD2.A45]" office:value-type="float" office:value="101" calcext:value-type="float">
            <text:p>101</text:p>
          </table:table-cell>
          <table:table-cell table:formula="of:=[SGD2.C45]" office:value-type="float" office:value="0.45511123" calcext:value-type="float">
            <text:p>0,45511123</text:p>
          </table:table-cell>
          <table:table-cell table:formula="of:=[SGD4.C45]" office:value-type="float" office:value="0.67860474" calcext:value-type="float">
            <text:p>0,67860474</text:p>
          </table:table-cell>
          <table:table-cell table:formula="of:=[SMD2.C45]" office:value-type="float" office:value="0.55440564" calcext:value-type="float">
            <text:p>0,55440564</text:p>
          </table:table-cell>
          <table:table-cell table:formula="of:=[SMD4.C45]" office:value-type="float" office:value="0.73138961" calcext:value-type="float">
            <text:p>0,73138961</text:p>
          </table:table-cell>
        </table:table-row>
        <table:table-row table:style-name="ro1">
          <table:table-cell table:formula="of:=[SGD2.A46]" office:value-type="float" office:value="121" calcext:value-type="float">
            <text:p>121</text:p>
          </table:table-cell>
          <table:table-cell table:formula="of:=[SGD2.C46]" office:value-type="float" office:value="0.48119619" calcext:value-type="float">
            <text:p>0,48119619</text:p>
          </table:table-cell>
          <table:table-cell table:formula="of:=[SGD4.C46]" office:value-type="float" office:value="0.67421819" calcext:value-type="float">
            <text:p>0,67421819</text:p>
          </table:table-cell>
          <table:table-cell table:formula="of:=[SMD2.C46]" office:value-type="float" office:value="0.56134374" calcext:value-type="float">
            <text:p>0,56134374</text:p>
          </table:table-cell>
          <table:table-cell table:formula="of:=[SMD4.C46]" office:value-type="float" office:value="0.75802077" calcext:value-type="float">
            <text:p>0,75802077</text:p>
          </table:table-cell>
        </table:table-row>
        <table:table-row table:style-name="ro1">
          <table:table-cell table:formula="of:=[SGD2.A47]" office:value-type="float" office:value="141" calcext:value-type="float">
            <text:p>141</text:p>
          </table:table-cell>
          <table:table-cell table:formula="of:=[SGD2.C47]" office:value-type="float" office:value="0.51450719" calcext:value-type="float">
            <text:p>0,51450719</text:p>
          </table:table-cell>
          <table:table-cell table:formula="of:=[SGD4.C47]" office:value-type="float" office:value="0.79861741" calcext:value-type="float">
            <text:p>0,79861741</text:p>
          </table:table-cell>
          <table:table-cell table:formula="of:=[SMD2.C47]" office:value-type="float" office:value="0.56921899" calcext:value-type="float">
            <text:p>0,56921899</text:p>
          </table:table-cell>
          <table:table-cell table:formula="of:=[SMD4.C47]" office:value-type="float" office:value="0.76381289" calcext:value-type="float">
            <text:p>0,76381289</text:p>
          </table:table-cell>
        </table:table-row>
        <table:table-row table:style-name="ro1">
          <table:table-cell table:formula="of:=[SGD2.A48]" office:value-type="float" office:value="161" calcext:value-type="float">
            <text:p>161</text:p>
          </table:table-cell>
          <table:table-cell table:formula="of:=[SGD2.C48]" office:value-type="float" office:value="0.53658053" calcext:value-type="float">
            <text:p>0,53658053</text:p>
          </table:table-cell>
          <table:table-cell table:formula="of:=[SGD4.C48]" office:value-type="float" office:value="0.87605091" calcext:value-type="float">
            <text:p>0,87605091</text:p>
          </table:table-cell>
          <table:table-cell table:formula="of:=[SMD2.C48]" office:value-type="float" office:value="0.58508399" calcext:value-type="float">
            <text:p>0,58508399</text:p>
          </table:table-cell>
          <table:table-cell table:formula="of:=[SMD4.C48]" office:value-type="float" office:value="0.7645001" calcext:value-type="float">
            <text:p>0,7645001</text:p>
          </table:table-cell>
        </table:table-row>
        <table:table-row table:style-name="ro1">
          <table:table-cell table:formula="of:=[SGD2.A49]" office:value-type="float" office:value="181" calcext:value-type="float">
            <text:p>181</text:p>
          </table:table-cell>
          <table:table-cell table:formula="of:=[SGD2.C49]" office:value-type="float" office:value="0.55557386" calcext:value-type="float">
            <text:p>0,55557386</text:p>
          </table:table-cell>
          <table:table-cell table:formula="of:=[SGD4.C49]" office:value-type="float" office:value="0.92867163" calcext:value-type="float">
            <text:p>0,92867163</text:p>
          </table:table-cell>
          <table:table-cell table:formula="of:=[SMD2.C49]" office:value-type="float" office:value="0.58234414" calcext:value-type="float">
            <text:p>0,58234414</text:p>
          </table:table-cell>
          <table:table-cell table:formula="of:=[SMD4.C49]" office:value-type="float" office:value="0.79560008" calcext:value-type="float">
            <text:p>0,79560008</text:p>
          </table:table-cell>
        </table:table-row>
        <table:table-row table:style-name="ro1">
          <table:table-cell table:formula="of:=[SGD2.A50]" office:value-type="float" office:value="201" calcext:value-type="float">
            <text:p>201</text:p>
          </table:table-cell>
          <table:table-cell table:formula="of:=[SGD2.C50]" office:value-type="float" office:value="0.58486744" calcext:value-type="float">
            <text:p>0,58486744</text:p>
          </table:table-cell>
          <table:table-cell table:formula="of:=[SGD4.C50]" office:value-type="float" office:value="0.98060835" calcext:value-type="float">
            <text:p>0,98060835</text:p>
          </table:table-cell>
          <table:table-cell table:formula="of:=[SMD2.C50]" office:value-type="float" office:value="0.59463665" calcext:value-type="float">
            <text:p>0,59463665</text:p>
          </table:table-cell>
          <table:table-cell table:formula="of:=[SMD4.C50]" office:value-type="float" office:value="0.78903088" calcext:value-type="float">
            <text:p>0,78903088</text:p>
          </table:table-cell>
        </table:table-row>
        <table:table-row table:style-name="ro1">
          <table:table-cell table:formula="of:=[SGD2.A51]" office:value-type="float" office:value="221" calcext:value-type="float">
            <text:p>221</text:p>
          </table:table-cell>
          <table:table-cell table:formula="of:=[SGD2.C51]" office:value-type="float" office:value="0.60414391" calcext:value-type="float">
            <text:p>0,60414391</text:p>
          </table:table-cell>
          <table:table-cell table:formula="of:=[SGD4.C51]" office:value-type="float" office:value="1.01285989" calcext:value-type="float">
            <text:p>1,01285989</text:p>
          </table:table-cell>
          <table:table-cell table:formula="of:=[SMD2.C51]" office:value-type="float" office:value="0.60468812" calcext:value-type="float">
            <text:p>0,60468812</text:p>
          </table:table-cell>
          <table:table-cell table:formula="of:=[SMD4.C51]" office:value-type="float" office:value="0.80849738" calcext:value-type="float">
            <text:p>0,80849738</text:p>
          </table:table-cell>
        </table:table-row>
        <table:table-row table:style-name="ro1">
          <table:table-cell table:formula="of:=[SGD2.A52]" office:value-type="float" office:value="241" calcext:value-type="float">
            <text:p>241</text:p>
          </table:table-cell>
          <table:table-cell table:formula="of:=[SGD2.C52]" office:value-type="float" office:value="0.59837707" calcext:value-type="float">
            <text:p>0,59837707</text:p>
          </table:table-cell>
          <table:table-cell table:formula="of:=[SGD4.C52]" office:value-type="float" office:value="1.05403705" calcext:value-type="float">
            <text:p>1,05403705</text:p>
          </table:table-cell>
          <table:table-cell table:formula="of:=[SMD2.C52]" office:value-type="float" office:value="0.60536618" calcext:value-type="float">
            <text:p>0,60536618</text:p>
          </table:table-cell>
          <table:table-cell table:formula="of:=[SMD4.C52]" office:value-type="float" office:value="0.81717512" calcext:value-type="float">
            <text:p>0,81717512</text:p>
          </table:table-cell>
        </table:table-row>
        <table:table-row table:style-name="ro1">
          <table:table-cell table:formula="of:=[SGD2.A53]" office:value-type="float" office:value="261" calcext:value-type="float">
            <text:p>261</text:p>
          </table:table-cell>
          <table:table-cell table:formula="of:=[SGD2.C53]" office:value-type="float" office:value="0.61021993" calcext:value-type="float">
            <text:p>0,61021993</text:p>
          </table:table-cell>
          <table:table-cell table:formula="of:=[SGD4.C53]" office:value-type="float" office:value="1.09506847" calcext:value-type="float">
            <text:p>1,09506847</text:p>
          </table:table-cell>
          <table:table-cell table:formula="of:=[SMD2.C53]" office:value-type="float" office:value="0.61733908" calcext:value-type="float">
            <text:p>0,61733908</text:p>
          </table:table-cell>
          <table:table-cell table:formula="of:=[SMD4.C53]" office:value-type="float" office:value="0.82546509" calcext:value-type="float">
            <text:p>0,82546509</text:p>
          </table:table-cell>
        </table:table-row>
        <table:table-row table:style-name="ro1">
          <table:table-cell table:formula="of:=[SGD2.A54]" office:value-type="float" office:value="281" calcext:value-type="float">
            <text:p>281</text:p>
          </table:table-cell>
          <table:table-cell table:formula="of:=[SGD2.C54]" office:value-type="float" office:value="0.62176214" calcext:value-type="float">
            <text:p>0,62176214</text:p>
          </table:table-cell>
          <table:table-cell table:formula="of:=[SGD4.C54]" office:value-type="float" office:value="1.0847796" calcext:value-type="float">
            <text:p>1,0847796</text:p>
          </table:table-cell>
          <table:table-cell table:formula="of:=[SMD2.C54]" office:value-type="float" office:value="0.61023656" calcext:value-type="float">
            <text:p>0,61023656</text:p>
          </table:table-cell>
          <table:table-cell table:formula="of:=[SMD4.C54]" office:value-type="float" office:value="0.8230119" calcext:value-type="float">
            <text:p>0,8230119</text:p>
          </table:table-cell>
        </table:table-row>
        <table:table-row table:style-name="ro1">
          <table:table-cell table:formula="of:=[SGD2.A55]" office:value-type="float" office:value="301" calcext:value-type="float">
            <text:p>301</text:p>
          </table:table-cell>
          <table:table-cell table:formula="of:=[SGD2.C55]" office:value-type="float" office:value="0.62778308" calcext:value-type="float">
            <text:p>0,62778308</text:p>
          </table:table-cell>
          <table:table-cell table:formula="of:=[SGD4.C55]" office:value-type="float" office:value="1.11260721" calcext:value-type="float">
            <text:p>1,11260721</text:p>
          </table:table-cell>
          <table:table-cell table:formula="of:=[SMD2.C55]" office:value-type="float" office:value="0.61889667" calcext:value-type="float">
            <text:p>0,61889667</text:p>
          </table:table-cell>
          <table:table-cell table:formula="of:=[SMD4.C55]" office:value-type="float" office:value="0.83964505" calcext:value-type="float">
            <text:p>0,83964505</text:p>
          </table:table-cell>
        </table:table-row>
        <table:table-row table:style-name="ro1">
          <table:table-cell table:formula="of:=[SGD2.A56]" office:value-type="float" office:value="321" calcext:value-type="float">
            <text:p>321</text:p>
          </table:table-cell>
          <table:table-cell table:formula="of:=[SGD2.C56]" office:value-type="float" office:value="0.63324864" calcext:value-type="float">
            <text:p>0,63324864</text:p>
          </table:table-cell>
          <table:table-cell table:formula="of:=[SGD4.C56]" office:value-type="float" office:value="1.12390305" calcext:value-type="float">
            <text:p>1,12390305</text:p>
          </table:table-cell>
          <table:table-cell table:formula="of:=[SMD2.C56]" office:value-type="float" office:value="0.62249891" calcext:value-type="float">
            <text:p>0,62249891</text:p>
          </table:table-cell>
          <table:table-cell table:formula="of:=[SMD4.C56]" office:value-type="float" office:value="0.8432601" calcext:value-type="float">
            <text:p>0,8432601</text:p>
          </table:table-cell>
        </table:table-row>
        <table:table-row table:style-name="ro1">
          <table:table-cell table:formula="of:=[SGD2.A57]" office:value-type="float" office:value="341" calcext:value-type="float">
            <text:p>341</text:p>
          </table:table-cell>
          <table:table-cell table:formula="of:=[SGD2.C57]" office:value-type="float" office:value="0.65432806" calcext:value-type="float">
            <text:p>0,65432806</text:p>
          </table:table-cell>
          <table:table-cell table:formula="of:=[SGD4.C57]" office:value-type="float" office:value="1.14113686" calcext:value-type="float">
            <text:p>1,14113686</text:p>
          </table:table-cell>
          <table:table-cell table:formula="of:=[SMD2.C57]" office:value-type="float" office:value="0.62001994" calcext:value-type="float">
            <text:p>0,62001994</text:p>
          </table:table-cell>
          <table:table-cell table:formula="of:=[SMD4.C57]" office:value-type="float" office:value="0.83593568" calcext:value-type="float">
            <text:p>0,83593568</text:p>
          </table:table-cell>
        </table:table-row>
        <table:table-row table:style-name="ro1">
          <table:table-cell table:formula="of:=[SGD2.A58]" office:value-type="float" office:value="361" calcext:value-type="float">
            <text:p>361</text:p>
          </table:table-cell>
          <table:table-cell table:formula="of:=[SGD2.C58]" office:value-type="float" office:value="0.6443235" calcext:value-type="float">
            <text:p>0,6443235</text:p>
          </table:table-cell>
          <table:table-cell table:formula="of:=[SGD4.C58]" office:value-type="float" office:value="1.16691231" calcext:value-type="float">
            <text:p>1,16691231</text:p>
          </table:table-cell>
          <table:table-cell table:formula="of:=[SMD2.C58]" office:value-type="float" office:value="0.62701668" calcext:value-type="float">
            <text:p>0,62701668</text:p>
          </table:table-cell>
          <table:table-cell table:formula="of:=[SMD4.C58]" office:value-type="float" office:value="0.83986133" calcext:value-type="float">
            <text:p>0,83986133</text:p>
          </table:table-cell>
        </table:table-row>
        <table:table-row table:style-name="ro1">
          <table:table-cell table:formula="of:=[SGD2.A59]" office:value-type="float" office:value="381" calcext:value-type="float">
            <text:p>381</text:p>
          </table:table-cell>
          <table:table-cell table:formula="of:=[SGD2.C59]" office:value-type="float" office:value="0.66436143" calcext:value-type="float">
            <text:p>0,66436143</text:p>
          </table:table-cell>
          <table:table-cell table:formula="of:=[SGD4.C59]" office:value-type="float" office:value="1.1759955" calcext:value-type="float">
            <text:p>1,1759955</text:p>
          </table:table-cell>
          <table:table-cell table:formula="of:=[SMD2.C59]" office:value-type="float" office:value="0.64586377" calcext:value-type="float">
            <text:p>0,64586377</text:p>
          </table:table-cell>
          <table:table-cell table:formula="of:=[SMD4.C59]" office:value-type="float" office:value="0.84034431" calcext:value-type="float">
            <text:p>0,84034431</text:p>
          </table:table-cell>
        </table:table-row>
        <table:table-row table:style-name="ro1">
          <table:table-cell table:formula="of:=[SGD2.A60]" office:value-type="float" office:value="401" calcext:value-type="float">
            <text:p>401</text:p>
          </table:table-cell>
          <table:table-cell table:formula="of:=[SGD2.C60]" office:value-type="float" office:value="0.68385557" calcext:value-type="float">
            <text:p>0,68385557</text:p>
          </table:table-cell>
          <table:table-cell table:formula="of:=[SGD4.C60]" office:value-type="float" office:value="1.17384358" calcext:value-type="float">
            <text:p>1,17384358</text:p>
          </table:table-cell>
          <table:table-cell table:formula="of:=[SMD2.C60]" office:value-type="float" office:value="0.63769305" calcext:value-type="float">
            <text:p>0,63769305</text:p>
          </table:table-cell>
          <table:table-cell table:formula="of:=[SMD4.C60]" office:value-type="float" office:value="0.8358062" calcext:value-type="float">
            <text:p>0,8358062</text:p>
          </table:table-cell>
        </table:table-row>
        <table:table-row table:style-name="ro1">
          <table:table-cell table:formula="of:=[SGD2.A61]" office:value-type="float" office:value="421" calcext:value-type="float">
            <text:p>421</text:p>
          </table:table-cell>
          <table:table-cell table:formula="of:=[SGD2.C61]" office:value-type="float" office:value="0.69827476" calcext:value-type="float">
            <text:p>0,69827476</text:p>
          </table:table-cell>
          <table:table-cell table:formula="of:=[SGD4.C61]" office:value-type="float" office:value="1.1731521" calcext:value-type="float">
            <text:p>1,1731521</text:p>
          </table:table-cell>
          <table:table-cell table:formula="of:=[SMD2.C61]" office:value-type="float" office:value="0.66343121" calcext:value-type="float">
            <text:p>0,66343121</text:p>
          </table:table-cell>
          <table:table-cell table:formula="of:=[SMD4.C61]" office:value-type="float" office:value="0.86104139" calcext:value-type="float">
            <text:p>0,86104139</text:p>
          </table:table-cell>
        </table:table-row>
        <table:table-row table:style-name="ro1">
          <table:table-cell table:formula="of:=[SGD2.A62]" office:value-type="float" office:value="441" calcext:value-type="float">
            <text:p>441</text:p>
          </table:table-cell>
          <table:table-cell table:formula="of:=[SGD2.C62]" office:value-type="float" office:value="0.68319309" calcext:value-type="float">
            <text:p>0,68319309</text:p>
          </table:table-cell>
          <table:table-cell table:formula="of:=[SGD4.C62]" office:value-type="float" office:value="1.20770094" calcext:value-type="float">
            <text:p>1,20770094</text:p>
          </table:table-cell>
          <table:table-cell table:formula="of:=[SMD2.C62]" office:value-type="float" office:value="0.65366886" calcext:value-type="float">
            <text:p>0,65366886</text:p>
          </table:table-cell>
          <table:table-cell table:formula="of:=[SMD4.C62]" office:value-type="float" office:value="0.87806585" calcext:value-type="float">
            <text:p>0,87806585</text:p>
          </table:table-cell>
        </table:table-row>
        <table:table-row table:style-name="ro1">
          <table:table-cell table:formula="of:=[SGD2.A63]" office:value-type="float" office:value="461" calcext:value-type="float">
            <text:p>461</text:p>
          </table:table-cell>
          <table:table-cell table:formula="of:=[SGD2.C63]" office:value-type="float" office:value="0.69650232" calcext:value-type="float">
            <text:p>0,69650232</text:p>
          </table:table-cell>
          <table:table-cell table:formula="of:=[SGD4.C63]" office:value-type="float" office:value="1.21315206" calcext:value-type="float">
            <text:p>1,21315206</text:p>
          </table:table-cell>
          <table:table-cell table:formula="of:=[SMD2.C63]" office:value-type="float" office:value="0.64642491" calcext:value-type="float">
            <text:p>0,64642491</text:p>
          </table:table-cell>
          <table:table-cell table:formula="of:=[SMD4.C63]" office:value-type="float" office:value="0.86651345" calcext:value-type="float">
            <text:p>0,86651345</text:p>
          </table:table-cell>
        </table:table-row>
        <table:table-row table:style-name="ro1">
          <table:table-cell table:formula="of:=[SGD2.A64]" office:value-type="float" office:value="481" calcext:value-type="float">
            <text:p>481</text:p>
          </table:table-cell>
          <table:table-cell table:formula="of:=[SGD2.C64]" office:value-type="float" office:value="0.70471097" calcext:value-type="float">
            <text:p>0,70471097</text:p>
          </table:table-cell>
          <table:table-cell table:formula="of:=[SGD4.C64]" office:value-type="float" office:value="1.22840248" calcext:value-type="float">
            <text:p>1,22840248</text:p>
          </table:table-cell>
          <table:table-cell table:formula="of:=[SMD2.C64]" office:value-type="float" office:value="0.65331098" calcext:value-type="float">
            <text:p>0,65331098</text:p>
          </table:table-cell>
          <table:table-cell table:formula="of:=[SMD4.C64]" office:value-type="float" office:value="0.86336669" calcext:value-type="float">
            <text:p>0,86336669</text:p>
          </table:table-cell>
        </table:table-row>
        <table:table-row table:style-name="ro1">
          <table:table-cell table:formula="of:=[SGD2.A65]" office:value-type="float" office:value="501" calcext:value-type="float">
            <text:p>501</text:p>
          </table:table-cell>
          <table:table-cell table:formula="of:=[SGD2.C65]" office:value-type="float" office:value="0.69000417" calcext:value-type="float">
            <text:p>0,69000417</text:p>
          </table:table-cell>
          <table:table-cell table:formula="of:=[SGD4.C65]" office:value-type="float" office:value="1.21824505" calcext:value-type="float">
            <text:p>1,21824505</text:p>
          </table:table-cell>
          <table:table-cell table:formula="of:=[SMD2.C65]" office:value-type="float" office:value="0.65109583" calcext:value-type="float">
            <text:p>0,65109583</text:p>
          </table:table-cell>
          <table:table-cell table:formula="of:=[SMD4.C65]" office:value-type="float" office:value="0.87360946" calcext:value-type="float">
            <text:p>0,87360946</text:p>
          </table:table-cell>
        </table:table-row>
        <table:table-row table:style-name="ro1">
          <table:table-cell table:formula="of:=[SGD2.A66]" office:value-type="float" office:value="521" calcext:value-type="float">
            <text:p>521</text:p>
          </table:table-cell>
          <table:table-cell table:formula="of:=[SGD2.C66]" office:value-type="float" office:value="0.70047204" calcext:value-type="float">
            <text:p>0,70047204</text:p>
          </table:table-cell>
          <table:table-cell table:formula="of:=[SGD4.C66]" office:value-type="float" office:value="1.25754907" calcext:value-type="float">
            <text:p>1,25754907</text:p>
          </table:table-cell>
          <table:table-cell table:formula="of:=[SMD2.C66]" office:value-type="float" office:value="0.65907224" calcext:value-type="float">
            <text:p>0,65907224</text:p>
          </table:table-cell>
          <table:table-cell table:formula="of:=[SMD4.C66]" office:value-type="float" office:value="0.8766321" calcext:value-type="float">
            <text:p>0,8766321</text:p>
          </table:table-cell>
        </table:table-row>
        <table:table-row table:style-name="ro1">
          <table:table-cell table:formula="of:=[SGD2.A67]" office:value-type="float" office:value="541" calcext:value-type="float">
            <text:p>541</text:p>
          </table:table-cell>
          <table:table-cell table:formula="of:=[SGD2.C67]" office:value-type="float" office:value="0.7075718" calcext:value-type="float">
            <text:p>0,7075718</text:p>
          </table:table-cell>
          <table:table-cell table:formula="of:=[SGD4.C67]" office:value-type="float" office:value="1.26041341" calcext:value-type="float">
            <text:p>1,26041341</text:p>
          </table:table-cell>
          <table:table-cell table:formula="of:=[SMD2.C67]" office:value-type="float" office:value="0.65501929" calcext:value-type="float">
            <text:p>0,65501929</text:p>
          </table:table-cell>
          <table:table-cell table:formula="of:=[SMD4.C67]" office:value-type="float" office:value="0.87974797" calcext:value-type="float">
            <text:p>0,87974797</text:p>
          </table:table-cell>
        </table:table-row>
        <table:table-row table:style-name="ro1">
          <table:table-cell table:formula="of:=[SGD2.A68]" office:value-type="float" office:value="561" calcext:value-type="float">
            <text:p>561</text:p>
          </table:table-cell>
          <table:table-cell table:formula="of:=[SGD2.C68]" office:value-type="float" office:value="0.71717798" calcext:value-type="float">
            <text:p>0,71717798</text:p>
          </table:table-cell>
          <table:table-cell table:formula="of:=[SGD4.C68]" office:value-type="float" office:value="1.26604735" calcext:value-type="float">
            <text:p>1,26604735</text:p>
          </table:table-cell>
          <table:table-cell table:formula="of:=[SMD2.C68]" office:value-type="float" office:value="0.66185143" calcext:value-type="float">
            <text:p>0,66185143</text:p>
          </table:table-cell>
          <table:table-cell table:formula="of:=[SMD4.C68]" office:value-type="float" office:value="0.87848199" calcext:value-type="float">
            <text:p>0,87848199</text:p>
          </table:table-cell>
        </table:table-row>
        <table:table-row table:style-name="ro1">
          <table:table-cell table:formula="of:=[SGD2.A69]" office:value-type="float" office:value="581" calcext:value-type="float">
            <text:p>581</text:p>
          </table:table-cell>
          <table:table-cell table:formula="of:=[SGD2.C69]" office:value-type="float" office:value="0.7048093" calcext:value-type="float">
            <text:p>0,7048093</text:p>
          </table:table-cell>
          <table:table-cell table:formula="of:=[SGD4.C69]" office:value-type="float" office:value="1.27482696" calcext:value-type="float">
            <text:p>1,27482696</text:p>
          </table:table-cell>
          <table:table-cell table:formula="of:=[SMD2.C69]" office:value-type="float" office:value="0.66808472" calcext:value-type="float">
            <text:p>0,66808472</text:p>
          </table:table-cell>
          <table:table-cell table:formula="of:=[SMD4.C69]" office:value-type="float" office:value="0.87504763" calcext:value-type="float">
            <text:p>0,87504763</text:p>
          </table:table-cell>
        </table:table-row>
        <table:table-row table:style-name="ro1">
          <table:table-cell table:formula="of:=[SGD2.A70]" office:value-type="float" office:value="600" calcext:value-type="float">
            <text:p>600</text:p>
          </table:table-cell>
          <table:table-cell table:formula="of:=[SGD2.C70]" office:value-type="float" office:value="0.71882468" calcext:value-type="float">
            <text:p>0,71882468</text:p>
          </table:table-cell>
          <table:table-cell table:formula="of:=[SGD4.C70]" office:value-type="float" office:value="1.28599641" calcext:value-type="float">
            <text:p>1,28599641</text:p>
          </table:table-cell>
          <table:table-cell table:formula="of:=[SMD2.C70]" office:value-type="float" office:value="0.67489116" calcext:value-type="float">
            <text:p>0,67489116</text:p>
          </table:table-cell>
          <table:table-cell table:formula="of:=[SMD4.C70]" office:value-type="float" office:value="0.87618945" calcext:value-type="float">
            <text:p>0,87618945</text:p>
          </table:table-cell>
        </table:table-row>
      </table:table>
      <table:table table:name="VS_acc" table:style-name="ta1">
        <table:shapes>
          <draw:frame draw:z-index="0" draw:style-name="gr1" draw:text-style-name="P1" svg:width="15.998cm" svg:height="8.999cm" svg:x="12.514cm" svg:y="0.87cm">
            <draw:object draw:notify-on-update-of-ranges="VS_acc.A1:VS_acc.A1 VS_acc.A2:VS_acc.A70 VS_acc.B1:VS_acc.B1 VS_acc.B2:VS_acc.B70 VS_acc.C1:VS_acc.C1 VS_acc.C2:VS_acc.C70 VS_acc.D1:VS_acc.D1 VS_acc.D2:VS_acc.D70 VS_acc.E1:VS_acc.E1 VS_acc.E2:VS_acc.E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SGD2</text:p>
          </table:table-cell>
          <table:table-cell office:value-type="string" calcext:value-type="string">
            <text:p>SGD4</text:p>
          </table:table-cell>
          <table:table-cell office:value-type="string" calcext:value-type="string">
            <text:p>SMD2</text:p>
          </table:table-cell>
          <table:table-cell office:value-type="string" calcext:value-type="string">
            <text:p>SMD4</text:p>
          </table:table-cell>
        </table:table-row>
        <table:table-row table:style-name="ro1">
          <table:table-cell table:formula="of:=[SGD2.A2]" office:value-type="float" office:value="1" calcext:value-type="float">
            <text:p>1</text:p>
          </table:table-cell>
          <table:table-cell table:formula="of:=[SGD2.B2]" office:value-type="float" office:value="16.72" calcext:value-type="float">
            <text:p>16,72</text:p>
          </table:table-cell>
          <table:table-cell table:formula="of:=[SGD4.B2]" office:value-type="float" office:value="9.88" calcext:value-type="float">
            <text:p>9,88</text:p>
          </table:table-cell>
          <table:table-cell table:formula="of:=[SMD2.B2]" office:value-type="float" office:value="44.93" calcext:value-type="float">
            <text:p>44,93</text:p>
          </table:table-cell>
          <table:table-cell table:formula="of:=[SMD4.B2]" office:value-type="float" office:value="20.59" calcext:value-type="float">
            <text:p>20,59</text:p>
          </table:table-cell>
        </table:table-row>
        <table:table-row table:style-name="ro1">
          <table:table-cell table:formula="of:=[SGD2.A3]" office:value-type="float" office:value="2" calcext:value-type="float">
            <text:p>2</text:p>
          </table:table-cell>
          <table:table-cell table:formula="of:=[SGD2.B3]" office:value-type="float" office:value="23.14" calcext:value-type="float">
            <text:p>23,14</text:p>
          </table:table-cell>
          <table:table-cell table:formula="of:=[SGD4.B3]" office:value-type="float" office:value="9.91" calcext:value-type="float">
            <text:p>9,91</text:p>
          </table:table-cell>
          <table:table-cell table:formula="of:=[SMD2.B3]" office:value-type="float" office:value="63.74" calcext:value-type="float">
            <text:p>63,74</text:p>
          </table:table-cell>
          <table:table-cell table:formula="of:=[SMD4.B3]" office:value-type="float" office:value="26.4" calcext:value-type="float">
            <text:p>26,4</text:p>
          </table:table-cell>
        </table:table-row>
        <table:table-row table:style-name="ro1">
          <table:table-cell table:formula="of:=[SGD2.A4]" office:value-type="float" office:value="3" calcext:value-type="float">
            <text:p>3</text:p>
          </table:table-cell>
          <table:table-cell table:formula="of:=[SGD2.B4]" office:value-type="float" office:value="27.37" calcext:value-type="float">
            <text:p>27,37</text:p>
          </table:table-cell>
          <table:table-cell table:formula="of:=[SGD4.B4]" office:value-type="float" office:value="9.96" calcext:value-type="float">
            <text:p>9,96</text:p>
          </table:table-cell>
          <table:table-cell table:formula="of:=[SMD2.B4]" office:value-type="float" office:value="76.94" calcext:value-type="float">
            <text:p>76,94</text:p>
          </table:table-cell>
          <table:table-cell table:formula="of:=[SMD4.B4]" office:value-type="float" office:value="38.13" calcext:value-type="float">
            <text:p>38,13</text:p>
          </table:table-cell>
        </table:table-row>
        <table:table-row table:style-name="ro1">
          <table:table-cell table:formula="of:=[SGD2.A5]" office:value-type="float" office:value="4" calcext:value-type="float">
            <text:p>4</text:p>
          </table:table-cell>
          <table:table-cell table:formula="of:=[SGD2.B5]" office:value-type="float" office:value="29.7" calcext:value-type="float">
            <text:p>29,7</text:p>
          </table:table-cell>
          <table:table-cell table:formula="of:=[SGD4.B5]" office:value-type="float" office:value="10.09" calcext:value-type="float">
            <text:p>10,09</text:p>
          </table:table-cell>
          <table:table-cell table:formula="of:=[SMD2.B5]" office:value-type="float" office:value="78.62" calcext:value-type="float">
            <text:p>78,62</text:p>
          </table:table-cell>
          <table:table-cell table:formula="of:=[SMD4.B5]" office:value-type="float" office:value="33.75" calcext:value-type="float">
            <text:p>33,75</text:p>
          </table:table-cell>
        </table:table-row>
        <table:table-row table:style-name="ro1">
          <table:table-cell table:formula="of:=[SGD2.A6]" office:value-type="float" office:value="5" calcext:value-type="float">
            <text:p>5</text:p>
          </table:table-cell>
          <table:table-cell table:formula="of:=[SGD2.B6]" office:value-type="float" office:value="32.44" calcext:value-type="float">
            <text:p>32,44</text:p>
          </table:table-cell>
          <table:table-cell table:formula="of:=[SGD4.B6]" office:value-type="float" office:value="10.26" calcext:value-type="float">
            <text:p>10,26</text:p>
          </table:table-cell>
          <table:table-cell table:formula="of:=[SMD2.B6]" office:value-type="float" office:value="83.44" calcext:value-type="float">
            <text:p>83,44</text:p>
          </table:table-cell>
          <table:table-cell table:formula="of:=[SMD4.B6]" office:value-type="float" office:value="44.43" calcext:value-type="float">
            <text:p>44,43</text:p>
          </table:table-cell>
        </table:table-row>
        <table:table-row table:style-name="ro1">
          <table:table-cell table:formula="of:=[SGD2.A7]" office:value-type="float" office:value="6" calcext:value-type="float">
            <text:p>6</text:p>
          </table:table-cell>
          <table:table-cell table:formula="of:=[SGD2.B7]" office:value-type="float" office:value="35.13" calcext:value-type="float">
            <text:p>35,13</text:p>
          </table:table-cell>
          <table:table-cell table:formula="of:=[SGD4.B7]" office:value-type="float" office:value="10.63" calcext:value-type="float">
            <text:p>10,63</text:p>
          </table:table-cell>
          <table:table-cell table:formula="of:=[SMD2.B7]" office:value-type="float" office:value="80.52" calcext:value-type="float">
            <text:p>80,52</text:p>
          </table:table-cell>
          <table:table-cell table:formula="of:=[SMD4.B7]" office:value-type="float" office:value="58.97" calcext:value-type="float">
            <text:p>58,97</text:p>
          </table:table-cell>
        </table:table-row>
        <table:table-row table:style-name="ro1">
          <table:table-cell table:formula="of:=[SGD2.A8]" office:value-type="float" office:value="7" calcext:value-type="float">
            <text:p>7</text:p>
          </table:table-cell>
          <table:table-cell table:formula="of:=[SGD2.B8]" office:value-type="float" office:value="38.06" calcext:value-type="float">
            <text:p>38,06</text:p>
          </table:table-cell>
          <table:table-cell table:formula="of:=[SGD4.B8]" office:value-type="float" office:value="11.35" calcext:value-type="float">
            <text:p>11,35</text:p>
          </table:table-cell>
          <table:table-cell table:formula="of:=[SMD2.B8]" office:value-type="float" office:value="86.24" calcext:value-type="float">
            <text:p>86,24</text:p>
          </table:table-cell>
          <table:table-cell table:formula="of:=[SMD4.B8]" office:value-type="float" office:value="66.4" calcext:value-type="float">
            <text:p>66,4</text:p>
          </table:table-cell>
        </table:table-row>
        <table:table-row table:style-name="ro1">
          <table:table-cell table:formula="of:=[SGD2.A9]" office:value-type="float" office:value="8" calcext:value-type="float">
            <text:p>8</text:p>
          </table:table-cell>
          <table:table-cell table:formula="of:=[SGD2.B9]" office:value-type="float" office:value="40.77" calcext:value-type="float">
            <text:p>40,77</text:p>
          </table:table-cell>
          <table:table-cell table:formula="of:=[SGD4.B9]" office:value-type="float" office:value="12.2" calcext:value-type="float">
            <text:p>12,2</text:p>
          </table:table-cell>
          <table:table-cell table:formula="of:=[SMD2.B9]" office:value-type="float" office:value="85.9" calcext:value-type="float">
            <text:p>85,9</text:p>
          </table:table-cell>
          <table:table-cell table:formula="of:=[SMD4.B9]" office:value-type="float" office:value="70.17" calcext:value-type="float">
            <text:p>70,17</text:p>
          </table:table-cell>
        </table:table-row>
        <table:table-row table:style-name="ro1">
          <table:table-cell table:formula="of:=[SGD2.A10]" office:value-type="float" office:value="9" calcext:value-type="float">
            <text:p>9</text:p>
          </table:table-cell>
          <table:table-cell table:formula="of:=[SGD2.B10]" office:value-type="float" office:value="43.32" calcext:value-type="float">
            <text:p>43,32</text:p>
          </table:table-cell>
          <table:table-cell table:formula="of:=[SGD4.B10]" office:value-type="float" office:value="13.4" calcext:value-type="float">
            <text:p>13,4</text:p>
          </table:table-cell>
          <table:table-cell table:formula="of:=[SMD2.B10]" office:value-type="float" office:value="84.85" calcext:value-type="float">
            <text:p>84,85</text:p>
          </table:table-cell>
          <table:table-cell table:formula="of:=[SMD4.B10]" office:value-type="float" office:value="80.01" calcext:value-type="float">
            <text:p>80,01</text:p>
          </table:table-cell>
        </table:table-row>
        <table:table-row table:style-name="ro1">
          <table:table-cell table:formula="of:=[SGD2.A11]" office:value-type="float" office:value="10" calcext:value-type="float">
            <text:p>10</text:p>
          </table:table-cell>
          <table:table-cell table:formula="of:=[SGD2.B11]" office:value-type="float" office:value="45.73" calcext:value-type="float">
            <text:p>45,73</text:p>
          </table:table-cell>
          <table:table-cell table:formula="of:=[SGD4.B11]" office:value-type="float" office:value="15.15" calcext:value-type="float">
            <text:p>15,15</text:p>
          </table:table-cell>
          <table:table-cell table:formula="of:=[SMD2.B11]" office:value-type="float" office:value="87.05" calcext:value-type="float">
            <text:p>87,05</text:p>
          </table:table-cell>
          <table:table-cell table:formula="of:=[SMD4.B11]" office:value-type="float" office:value="79.93" calcext:value-type="float">
            <text:p>79,93</text:p>
          </table:table-cell>
        </table:table-row>
        <table:table-row table:style-name="ro1">
          <table:table-cell table:formula="of:=[SGD2.A12]" office:value-type="float" office:value="11" calcext:value-type="float">
            <text:p>11</text:p>
          </table:table-cell>
          <table:table-cell table:formula="of:=[SGD2.B12]" office:value-type="float" office:value="48.21" calcext:value-type="float">
            <text:p>48,21</text:p>
          </table:table-cell>
          <table:table-cell table:formula="of:=[SGD4.B12]" office:value-type="float" office:value="17.04" calcext:value-type="float">
            <text:p>17,04</text:p>
          </table:table-cell>
          <table:table-cell table:formula="of:=[SMD2.B12]" office:value-type="float" office:value="86.38" calcext:value-type="float">
            <text:p>86,38</text:p>
          </table:table-cell>
          <table:table-cell table:formula="of:=[SMD4.B12]" office:value-type="float" office:value="83.44" calcext:value-type="float">
            <text:p>83,44</text:p>
          </table:table-cell>
        </table:table-row>
        <table:table-row table:style-name="ro1">
          <table:table-cell table:formula="of:=[SGD2.A13]" office:value-type="float" office:value="12" calcext:value-type="float">
            <text:p>12</text:p>
          </table:table-cell>
          <table:table-cell table:formula="of:=[SGD2.B13]" office:value-type="float" office:value="49.57" calcext:value-type="float">
            <text:p>49,57</text:p>
          </table:table-cell>
          <table:table-cell table:formula="of:=[SGD4.B13]" office:value-type="float" office:value="18.48" calcext:value-type="float">
            <text:p>18,48</text:p>
          </table:table-cell>
          <table:table-cell table:formula="of:=[SMD2.B13]" office:value-type="float" office:value="88.83" calcext:value-type="float">
            <text:p>88,83</text:p>
          </table:table-cell>
          <table:table-cell table:formula="of:=[SMD4.B13]" office:value-type="float" office:value="86.05" calcext:value-type="float">
            <text:p>86,05</text:p>
          </table:table-cell>
        </table:table-row>
        <table:table-row table:style-name="ro1">
          <table:table-cell table:formula="of:=[SGD2.A14]" office:value-type="float" office:value="13" calcext:value-type="float">
            <text:p>13</text:p>
          </table:table-cell>
          <table:table-cell table:formula="of:=[SGD2.B14]" office:value-type="float" office:value="51.68" calcext:value-type="float">
            <text:p>51,68</text:p>
          </table:table-cell>
          <table:table-cell table:formula="of:=[SGD4.B14]" office:value-type="float" office:value="20.43" calcext:value-type="float">
            <text:p>20,43</text:p>
          </table:table-cell>
          <table:table-cell table:formula="of:=[SMD2.B14]" office:value-type="float" office:value="87.52" calcext:value-type="float">
            <text:p>87,52</text:p>
          </table:table-cell>
          <table:table-cell table:formula="of:=[SMD4.B14]" office:value-type="float" office:value="86.81" calcext:value-type="float">
            <text:p>86,81</text:p>
          </table:table-cell>
        </table:table-row>
        <table:table-row table:style-name="ro1">
          <table:table-cell table:formula="of:=[SGD2.A15]" office:value-type="float" office:value="14" calcext:value-type="float">
            <text:p>14</text:p>
          </table:table-cell>
          <table:table-cell table:formula="of:=[SGD2.B15]" office:value-type="float" office:value="53.88" calcext:value-type="float">
            <text:p>53,88</text:p>
          </table:table-cell>
          <table:table-cell table:formula="of:=[SGD4.B15]" office:value-type="float" office:value="21.88" calcext:value-type="float">
            <text:p>21,88</text:p>
          </table:table-cell>
          <table:table-cell table:formula="of:=[SMD2.B15]" office:value-type="float" office:value="88.06" calcext:value-type="float">
            <text:p>88,06</text:p>
          </table:table-cell>
          <table:table-cell table:formula="of:=[SMD4.B15]" office:value-type="float" office:value="87.48" calcext:value-type="float">
            <text:p>87,48</text:p>
          </table:table-cell>
        </table:table-row>
        <table:table-row table:style-name="ro1">
          <table:table-cell table:formula="of:=[SGD2.A16]" office:value-type="float" office:value="15" calcext:value-type="float">
            <text:p>15</text:p>
          </table:table-cell>
          <table:table-cell table:formula="of:=[SGD2.B16]" office:value-type="float" office:value="56.78" calcext:value-type="float">
            <text:p>56,78</text:p>
          </table:table-cell>
          <table:table-cell table:formula="of:=[SGD4.B16]" office:value-type="float" office:value="23.2" calcext:value-type="float">
            <text:p>23,2</text:p>
          </table:table-cell>
          <table:table-cell table:formula="of:=[SMD2.B16]" office:value-type="float" office:value="89.58" calcext:value-type="float">
            <text:p>89,58</text:p>
          </table:table-cell>
          <table:table-cell table:formula="of:=[SMD4.B16]" office:value-type="float" office:value="87.99" calcext:value-type="float">
            <text:p>87,99</text:p>
          </table:table-cell>
        </table:table-row>
        <table:table-row table:style-name="ro1">
          <table:table-cell table:formula="of:=[SGD2.A17]" office:value-type="float" office:value="16" calcext:value-type="float">
            <text:p>16</text:p>
          </table:table-cell>
          <table:table-cell table:formula="of:=[SGD2.B17]" office:value-type="float" office:value="59.22" calcext:value-type="float">
            <text:p>59,22</text:p>
          </table:table-cell>
          <table:table-cell table:formula="of:=[SGD4.B17]" office:value-type="float" office:value="24.61" calcext:value-type="float">
            <text:p>24,61</text:p>
          </table:table-cell>
          <table:table-cell table:formula="of:=[SMD2.B17]" office:value-type="float" office:value="89.66" calcext:value-type="float">
            <text:p>89,66</text:p>
          </table:table-cell>
          <table:table-cell table:formula="of:=[SMD4.B17]" office:value-type="float" office:value="86.27" calcext:value-type="float">
            <text:p>86,27</text:p>
          </table:table-cell>
        </table:table-row>
        <table:table-row table:style-name="ro1">
          <table:table-cell table:formula="of:=[SGD2.A18]" office:value-type="float" office:value="17" calcext:value-type="float">
            <text:p>17</text:p>
          </table:table-cell>
          <table:table-cell table:formula="of:=[SGD2.B18]" office:value-type="float" office:value="62.45" calcext:value-type="float">
            <text:p>62,45</text:p>
          </table:table-cell>
          <table:table-cell table:formula="of:=[SGD4.B18]" office:value-type="float" office:value="25.62" calcext:value-type="float">
            <text:p>25,62</text:p>
          </table:table-cell>
          <table:table-cell table:formula="of:=[SMD2.B18]" office:value-type="float" office:value="89.51" calcext:value-type="float">
            <text:p>89,51</text:p>
          </table:table-cell>
          <table:table-cell table:formula="of:=[SMD4.B18]" office:value-type="float" office:value="88.35" calcext:value-type="float">
            <text:p>88,35</text:p>
          </table:table-cell>
        </table:table-row>
        <table:table-row table:style-name="ro1">
          <table:table-cell table:formula="of:=[SGD2.A19]" office:value-type="float" office:value="18" calcext:value-type="float">
            <text:p>18</text:p>
          </table:table-cell>
          <table:table-cell table:formula="of:=[SGD2.B19]" office:value-type="float" office:value="66" calcext:value-type="float">
            <text:p>66</text:p>
          </table:table-cell>
          <table:table-cell table:formula="of:=[SGD4.B19]" office:value-type="float" office:value="26.53" calcext:value-type="float">
            <text:p>26,53</text:p>
          </table:table-cell>
          <table:table-cell table:formula="of:=[SMD2.B19]" office:value-type="float" office:value="89.75" calcext:value-type="float">
            <text:p>89,75</text:p>
          </table:table-cell>
          <table:table-cell table:formula="of:=[SMD4.B19]" office:value-type="float" office:value="87.84" calcext:value-type="float">
            <text:p>87,84</text:p>
          </table:table-cell>
        </table:table-row>
        <table:table-row table:style-name="ro1">
          <table:table-cell table:formula="of:=[SGD2.A20]" office:value-type="float" office:value="19" calcext:value-type="float">
            <text:p>19</text:p>
          </table:table-cell>
          <table:table-cell table:formula="of:=[SGD2.B20]" office:value-type="float" office:value="68.6" calcext:value-type="float">
            <text:p>68,6</text:p>
          </table:table-cell>
          <table:table-cell table:formula="of:=[SGD4.B20]" office:value-type="float" office:value="27.27" calcext:value-type="float">
            <text:p>27,27</text:p>
          </table:table-cell>
          <table:table-cell table:formula="of:=[SMD2.B20]" office:value-type="float" office:value="89.62" calcext:value-type="float">
            <text:p>89,62</text:p>
          </table:table-cell>
          <table:table-cell table:formula="of:=[SMD4.B20]" office:value-type="float" office:value="89.42" calcext:value-type="float">
            <text:p>89,42</text:p>
          </table:table-cell>
        </table:table-row>
        <table:table-row table:style-name="ro1">
          <table:table-cell table:formula="of:=[SGD2.A21]" office:value-type="float" office:value="20" calcext:value-type="float">
            <text:p>20</text:p>
          </table:table-cell>
          <table:table-cell table:formula="of:=[SGD2.B21]" office:value-type="float" office:value="70.71" calcext:value-type="float">
            <text:p>70,71</text:p>
          </table:table-cell>
          <table:table-cell table:formula="of:=[SGD4.B21]" office:value-type="float" office:value="27.96" calcext:value-type="float">
            <text:p>27,96</text:p>
          </table:table-cell>
          <table:table-cell table:formula="of:=[SMD2.B21]" office:value-type="float" office:value="89.72" calcext:value-type="float">
            <text:p>89,72</text:p>
          </table:table-cell>
          <table:table-cell table:formula="of:=[SMD4.B21]" office:value-type="float" office:value="89.62" calcext:value-type="float">
            <text:p>89,62</text:p>
          </table:table-cell>
        </table:table-row>
        <table:table-row table:style-name="ro1">
          <table:table-cell table:formula="of:=[SGD2.A22]" office:value-type="float" office:value="21" calcext:value-type="float">
            <text:p>21</text:p>
          </table:table-cell>
          <table:table-cell table:formula="of:=[SGD2.B22]" office:value-type="float" office:value="73.34" calcext:value-type="float">
            <text:p>73,34</text:p>
          </table:table-cell>
          <table:table-cell table:formula="of:=[SGD4.B22]" office:value-type="float" office:value="28.79" calcext:value-type="float">
            <text:p>28,79</text:p>
          </table:table-cell>
          <table:table-cell table:formula="of:=[SMD2.B22]" office:value-type="float" office:value="89.73" calcext:value-type="float">
            <text:p>89,73</text:p>
          </table:table-cell>
          <table:table-cell table:formula="of:=[SMD4.B22]" office:value-type="float" office:value="89.65" calcext:value-type="float">
            <text:p>89,65</text:p>
          </table:table-cell>
        </table:table-row>
        <table:table-row table:style-name="ro1">
          <table:table-cell table:formula="of:=[SGD2.A23]" office:value-type="float" office:value="22" calcext:value-type="float">
            <text:p>22</text:p>
          </table:table-cell>
          <table:table-cell table:formula="of:=[SGD2.B23]" office:value-type="float" office:value="74.91" calcext:value-type="float">
            <text:p>74,91</text:p>
          </table:table-cell>
          <table:table-cell table:formula="of:=[SGD4.B23]" office:value-type="float" office:value="29.85" calcext:value-type="float">
            <text:p>29,85</text:p>
          </table:table-cell>
          <table:table-cell table:formula="of:=[SMD2.B23]" office:value-type="float" office:value="89.6" calcext:value-type="float">
            <text:p>89,6</text:p>
          </table:table-cell>
          <table:table-cell table:formula="of:=[SMD4.B23]" office:value-type="float" office:value="89.62" calcext:value-type="float">
            <text:p>89,62</text:p>
          </table:table-cell>
        </table:table-row>
        <table:table-row table:style-name="ro1">
          <table:table-cell table:formula="of:=[SGD2.A24]" office:value-type="float" office:value="23" calcext:value-type="float">
            <text:p>23</text:p>
          </table:table-cell>
          <table:table-cell table:formula="of:=[SGD2.B24]" office:value-type="float" office:value="75.5" calcext:value-type="float">
            <text:p>75,5</text:p>
          </table:table-cell>
          <table:table-cell table:formula="of:=[SGD4.B24]" office:value-type="float" office:value="31.04" calcext:value-type="float">
            <text:p>31,04</text:p>
          </table:table-cell>
          <table:table-cell table:formula="of:=[SMD2.B24]" office:value-type="float" office:value="89.6" calcext:value-type="float">
            <text:p>89,6</text:p>
          </table:table-cell>
          <table:table-cell table:formula="of:=[SMD4.B24]" office:value-type="float" office:value="89.54" calcext:value-type="float">
            <text:p>89,54</text:p>
          </table:table-cell>
        </table:table-row>
        <table:table-row table:style-name="ro1">
          <table:table-cell table:formula="of:=[SGD2.A25]" office:value-type="float" office:value="24" calcext:value-type="float">
            <text:p>24</text:p>
          </table:table-cell>
          <table:table-cell table:formula="of:=[SGD2.B25]" office:value-type="float" office:value="77.56" calcext:value-type="float">
            <text:p>77,56</text:p>
          </table:table-cell>
          <table:table-cell table:formula="of:=[SGD4.B25]" office:value-type="float" office:value="32.23" calcext:value-type="float">
            <text:p>32,23</text:p>
          </table:table-cell>
          <table:table-cell table:formula="of:=[SMD2.B25]" office:value-type="float" office:value="89.69" calcext:value-type="float">
            <text:p>89,69</text:p>
          </table:table-cell>
          <table:table-cell table:formula="of:=[SMD4.B25]" office:value-type="float" office:value="89.57" calcext:value-type="float">
            <text:p>89,57</text:p>
          </table:table-cell>
        </table:table-row>
        <table:table-row table:style-name="ro1">
          <table:table-cell table:formula="of:=[SGD2.A26]" office:value-type="float" office:value="25" calcext:value-type="float">
            <text:p>25</text:p>
          </table:table-cell>
          <table:table-cell table:formula="of:=[SGD2.B26]" office:value-type="float" office:value="77.76" calcext:value-type="float">
            <text:p>77,76</text:p>
          </table:table-cell>
          <table:table-cell table:formula="of:=[SGD4.B26]" office:value-type="float" office:value="33.8" calcext:value-type="float">
            <text:p>33,8</text:p>
          </table:table-cell>
          <table:table-cell table:formula="of:=[SMD2.B26]" office:value-type="float" office:value="89.76" calcext:value-type="float">
            <text:p>89,76</text:p>
          </table:table-cell>
          <table:table-cell table:formula="of:=[SMD4.B26]" office:value-type="float" office:value="89.58" calcext:value-type="float">
            <text:p>89,58</text:p>
          </table:table-cell>
        </table:table-row>
        <table:table-row table:style-name="ro1">
          <table:table-cell table:formula="of:=[SGD2.A27]" office:value-type="float" office:value="26" calcext:value-type="float">
            <text:p>26</text:p>
          </table:table-cell>
          <table:table-cell table:formula="of:=[SGD2.B27]" office:value-type="float" office:value="78.05" calcext:value-type="float">
            <text:p>78,05</text:p>
          </table:table-cell>
          <table:table-cell table:formula="of:=[SGD4.B27]" office:value-type="float" office:value="36.06" calcext:value-type="float">
            <text:p>36,06</text:p>
          </table:table-cell>
          <table:table-cell table:formula="of:=[SMD2.B27]" office:value-type="float" office:value="89.77" calcext:value-type="float">
            <text:p>89,77</text:p>
          </table:table-cell>
          <table:table-cell table:formula="of:=[SMD4.B27]" office:value-type="float" office:value="89.56" calcext:value-type="float">
            <text:p>89,56</text:p>
          </table:table-cell>
        </table:table-row>
        <table:table-row table:style-name="ro1">
          <table:table-cell table:formula="of:=[SGD2.A28]" office:value-type="float" office:value="27" calcext:value-type="float">
            <text:p>27</text:p>
          </table:table-cell>
          <table:table-cell table:formula="of:=[SGD2.B28]" office:value-type="float" office:value="79.46" calcext:value-type="float">
            <text:p>79,46</text:p>
          </table:table-cell>
          <table:table-cell table:formula="of:=[SGD4.B28]" office:value-type="float" office:value="39.37" calcext:value-type="float">
            <text:p>39,37</text:p>
          </table:table-cell>
          <table:table-cell table:formula="of:=[SMD2.B28]" office:value-type="float" office:value="89.72" calcext:value-type="float">
            <text:p>89,72</text:p>
          </table:table-cell>
          <table:table-cell table:formula="of:=[SMD4.B28]" office:value-type="float" office:value="89.53" calcext:value-type="float">
            <text:p>89,53</text:p>
          </table:table-cell>
        </table:table-row>
        <table:table-row table:style-name="ro1">
          <table:table-cell table:formula="of:=[SGD2.A29]" office:value-type="float" office:value="28" calcext:value-type="float">
            <text:p>28</text:p>
          </table:table-cell>
          <table:table-cell table:formula="of:=[SGD2.B29]" office:value-type="float" office:value="79.82" calcext:value-type="float">
            <text:p>79,82</text:p>
          </table:table-cell>
          <table:table-cell table:formula="of:=[SGD4.B29]" office:value-type="float" office:value="42.64" calcext:value-type="float">
            <text:p>42,64</text:p>
          </table:table-cell>
          <table:table-cell table:formula="of:=[SMD2.B29]" office:value-type="float" office:value="89.68" calcext:value-type="float">
            <text:p>89,68</text:p>
          </table:table-cell>
          <table:table-cell table:formula="of:=[SMD4.B29]" office:value-type="float" office:value="89.52" calcext:value-type="float">
            <text:p>89,52</text:p>
          </table:table-cell>
        </table:table-row>
        <table:table-row table:style-name="ro1">
          <table:table-cell table:formula="of:=[SGD2.A30]" office:value-type="float" office:value="29" calcext:value-type="float">
            <text:p>29</text:p>
          </table:table-cell>
          <table:table-cell table:formula="of:=[SGD2.B30]" office:value-type="float" office:value="80.05" calcext:value-type="float">
            <text:p>80,05</text:p>
          </table:table-cell>
          <table:table-cell table:formula="of:=[SGD4.B30]" office:value-type="float" office:value="45.09" calcext:value-type="float">
            <text:p>45,09</text:p>
          </table:table-cell>
          <table:table-cell table:formula="of:=[SMD2.B30]" office:value-type="float" office:value="89.72" calcext:value-type="float">
            <text:p>89,72</text:p>
          </table:table-cell>
          <table:table-cell table:formula="of:=[SMD4.B30]" office:value-type="float" office:value="89.54" calcext:value-type="float">
            <text:p>89,54</text:p>
          </table:table-cell>
        </table:table-row>
        <table:table-row table:style-name="ro1">
          <table:table-cell table:formula="of:=[SGD2.A31]" office:value-type="float" office:value="30" calcext:value-type="float">
            <text:p>30</text:p>
          </table:table-cell>
          <table:table-cell table:formula="of:=[SGD2.B31]" office:value-type="float" office:value="80.69" calcext:value-type="float">
            <text:p>80,69</text:p>
          </table:table-cell>
          <table:table-cell table:formula="of:=[SGD4.B31]" office:value-type="float" office:value="47" calcext:value-type="float">
            <text:p>47</text:p>
          </table:table-cell>
          <table:table-cell table:formula="of:=[SMD2.B31]" office:value-type="float" office:value="89.74" calcext:value-type="float">
            <text:p>89,74</text:p>
          </table:table-cell>
          <table:table-cell table:formula="of:=[SMD4.B31]" office:value-type="float" office:value="89.54" calcext:value-type="float">
            <text:p>89,54</text:p>
          </table:table-cell>
        </table:table-row>
        <table:table-row table:style-name="ro1">
          <table:table-cell table:formula="of:=[SGD2.A32]" office:value-type="float" office:value="31" calcext:value-type="float">
            <text:p>31</text:p>
          </table:table-cell>
          <table:table-cell table:formula="of:=[SGD2.B32]" office:value-type="float" office:value="80.4" calcext:value-type="float">
            <text:p>80,4</text:p>
          </table:table-cell>
          <table:table-cell table:formula="of:=[SGD4.B32]" office:value-type="float" office:value="48.73" calcext:value-type="float">
            <text:p>48,73</text:p>
          </table:table-cell>
          <table:table-cell table:formula="of:=[SMD2.B32]" office:value-type="float" office:value="89.72" calcext:value-type="float">
            <text:p>89,72</text:p>
          </table:table-cell>
          <table:table-cell table:formula="of:=[SMD4.B32]" office:value-type="float" office:value="89.51" calcext:value-type="float">
            <text:p>89,51</text:p>
          </table:table-cell>
        </table:table-row>
        <table:table-row table:style-name="ro1">
          <table:table-cell table:formula="of:=[SGD2.A33]" office:value-type="float" office:value="32" calcext:value-type="float">
            <text:p>32</text:p>
          </table:table-cell>
          <table:table-cell table:formula="of:=[SGD2.B33]" office:value-type="float" office:value="82.1" calcext:value-type="float">
            <text:p>82,1</text:p>
          </table:table-cell>
          <table:table-cell table:formula="of:=[SGD4.B33]" office:value-type="float" office:value="50.16" calcext:value-type="float">
            <text:p>50,16</text:p>
          </table:table-cell>
          <table:table-cell table:formula="of:=[SMD2.B33]" office:value-type="float" office:value="89.71" calcext:value-type="float">
            <text:p>89,71</text:p>
          </table:table-cell>
          <table:table-cell table:formula="of:=[SMD4.B33]" office:value-type="float" office:value="89.52" calcext:value-type="float">
            <text:p>89,52</text:p>
          </table:table-cell>
        </table:table-row>
        <table:table-row table:style-name="ro1">
          <table:table-cell table:formula="of:=[SGD2.A34]" office:value-type="float" office:value="33" calcext:value-type="float">
            <text:p>33</text:p>
          </table:table-cell>
          <table:table-cell table:formula="of:=[SGD2.B34]" office:value-type="float" office:value="82.68" calcext:value-type="float">
            <text:p>82,68</text:p>
          </table:table-cell>
          <table:table-cell table:formula="of:=[SGD4.B34]" office:value-type="float" office:value="51.45" calcext:value-type="float">
            <text:p>51,45</text:p>
          </table:table-cell>
          <table:table-cell table:formula="of:=[SMD2.B34]" office:value-type="float" office:value="89.7" calcext:value-type="float">
            <text:p>89,7</text:p>
          </table:table-cell>
          <table:table-cell table:formula="of:=[SMD4.B34]" office:value-type="float" office:value="89.48" calcext:value-type="float">
            <text:p>89,48</text:p>
          </table:table-cell>
        </table:table-row>
        <table:table-row table:style-name="ro1">
          <table:table-cell table:formula="of:=[SGD2.A35]" office:value-type="float" office:value="34" calcext:value-type="float">
            <text:p>34</text:p>
          </table:table-cell>
          <table:table-cell table:formula="of:=[SGD2.B35]" office:value-type="float" office:value="83.33" calcext:value-type="float">
            <text:p>83,33</text:p>
          </table:table-cell>
          <table:table-cell table:formula="of:=[SGD4.B35]" office:value-type="float" office:value="52.48" calcext:value-type="float">
            <text:p>52,48</text:p>
          </table:table-cell>
          <table:table-cell table:formula="of:=[SMD2.B35]" office:value-type="float" office:value="89.7" calcext:value-type="float">
            <text:p>89,7</text:p>
          </table:table-cell>
          <table:table-cell table:formula="of:=[SMD4.B35]" office:value-type="float" office:value="89.53" calcext:value-type="float">
            <text:p>89,53</text:p>
          </table:table-cell>
        </table:table-row>
        <table:table-row table:style-name="ro1">
          <table:table-cell table:formula="of:=[SGD2.A36]" office:value-type="float" office:value="35" calcext:value-type="float">
            <text:p>35</text:p>
          </table:table-cell>
          <table:table-cell table:formula="of:=[SGD2.B36]" office:value-type="float" office:value="83.49" calcext:value-type="float">
            <text:p>83,49</text:p>
          </table:table-cell>
          <table:table-cell table:formula="of:=[SGD4.B36]" office:value-type="float" office:value="53.38" calcext:value-type="float">
            <text:p>53,38</text:p>
          </table:table-cell>
          <table:table-cell table:formula="of:=[SMD2.B36]" office:value-type="float" office:value="89.71" calcext:value-type="float">
            <text:p>89,71</text:p>
          </table:table-cell>
          <table:table-cell table:formula="of:=[SMD4.B36]" office:value-type="float" office:value="89.5" calcext:value-type="float">
            <text:p>89,5</text:p>
          </table:table-cell>
        </table:table-row>
        <table:table-row table:style-name="ro1">
          <table:table-cell table:formula="of:=[SGD2.A37]" office:value-type="float" office:value="36" calcext:value-type="float">
            <text:p>36</text:p>
          </table:table-cell>
          <table:table-cell table:formula="of:=[SGD2.B37]" office:value-type="float" office:value="83.81" calcext:value-type="float">
            <text:p>83,81</text:p>
          </table:table-cell>
          <table:table-cell table:formula="of:=[SGD4.B37]" office:value-type="float" office:value="54.05" calcext:value-type="float">
            <text:p>54,05</text:p>
          </table:table-cell>
          <table:table-cell table:formula="of:=[SMD2.B37]" office:value-type="float" office:value="89.74" calcext:value-type="float">
            <text:p>89,74</text:p>
          </table:table-cell>
          <table:table-cell table:formula="of:=[SMD4.B37]" office:value-type="float" office:value="89.5" calcext:value-type="float">
            <text:p>89,5</text:p>
          </table:table-cell>
        </table:table-row>
        <table:table-row table:style-name="ro1">
          <table:table-cell table:formula="of:=[SGD2.A38]" office:value-type="float" office:value="37" calcext:value-type="float">
            <text:p>37</text:p>
          </table:table-cell>
          <table:table-cell table:formula="of:=[SGD2.B38]" office:value-type="float" office:value="83.73" calcext:value-type="float">
            <text:p>83,73</text:p>
          </table:table-cell>
          <table:table-cell table:formula="of:=[SGD4.B38]" office:value-type="float" office:value="54.84" calcext:value-type="float">
            <text:p>54,84</text:p>
          </table:table-cell>
          <table:table-cell table:formula="of:=[SMD2.B38]" office:value-type="float" office:value="89.75" calcext:value-type="float">
            <text:p>89,75</text:p>
          </table:table-cell>
          <table:table-cell table:formula="of:=[SMD4.B38]" office:value-type="float" office:value="89.48" calcext:value-type="float">
            <text:p>89,48</text:p>
          </table:table-cell>
        </table:table-row>
        <table:table-row table:style-name="ro1">
          <table:table-cell table:formula="of:=[SGD2.A39]" office:value-type="float" office:value="38" calcext:value-type="float">
            <text:p>38</text:p>
          </table:table-cell>
          <table:table-cell table:formula="of:=[SGD2.B39]" office:value-type="float" office:value="84.14" calcext:value-type="float">
            <text:p>84,14</text:p>
          </table:table-cell>
          <table:table-cell table:formula="of:=[SGD4.B39]" office:value-type="float" office:value="55.28" calcext:value-type="float">
            <text:p>55,28</text:p>
          </table:table-cell>
          <table:table-cell table:formula="of:=[SMD2.B39]" office:value-type="float" office:value="89.71" calcext:value-type="float">
            <text:p>89,71</text:p>
          </table:table-cell>
          <table:table-cell table:formula="of:=[SMD4.B39]" office:value-type="float" office:value="89.49" calcext:value-type="float">
            <text:p>89,49</text:p>
          </table:table-cell>
        </table:table-row>
        <table:table-row table:style-name="ro1">
          <table:table-cell table:formula="of:=[SGD2.A40]" office:value-type="float" office:value="39" calcext:value-type="float">
            <text:p>39</text:p>
          </table:table-cell>
          <table:table-cell table:formula="of:=[SGD2.B40]" office:value-type="float" office:value="84.82" calcext:value-type="float">
            <text:p>84,82</text:p>
          </table:table-cell>
          <table:table-cell table:formula="of:=[SGD4.B40]" office:value-type="float" office:value="55.3" calcext:value-type="float">
            <text:p>55,3</text:p>
          </table:table-cell>
          <table:table-cell table:formula="of:=[SMD2.B40]" office:value-type="float" office:value="89.74" calcext:value-type="float">
            <text:p>89,74</text:p>
          </table:table-cell>
          <table:table-cell table:formula="of:=[SMD4.B40]" office:value-type="float" office:value="89.48" calcext:value-type="float">
            <text:p>89,48</text:p>
          </table:table-cell>
        </table:table-row>
        <table:table-row table:style-name="ro1">
          <table:table-cell table:formula="of:=[SGD2.A41]" office:value-type="float" office:value="40" calcext:value-type="float">
            <text:p>40</text:p>
          </table:table-cell>
          <table:table-cell table:formula="of:=[SGD2.B41]" office:value-type="float" office:value="85.07" calcext:value-type="float">
            <text:p>85,07</text:p>
          </table:table-cell>
          <table:table-cell table:formula="of:=[SGD4.B41]" office:value-type="float" office:value="55.28" calcext:value-type="float">
            <text:p>55,28</text:p>
          </table:table-cell>
          <table:table-cell table:formula="of:=[SMD2.B41]" office:value-type="float" office:value="89.72" calcext:value-type="float">
            <text:p>89,72</text:p>
          </table:table-cell>
          <table:table-cell table:formula="of:=[SMD4.B41]" office:value-type="float" office:value="89.48" calcext:value-type="float">
            <text:p>89,48</text:p>
          </table:table-cell>
        </table:table-row>
        <table:table-row table:style-name="ro1">
          <table:table-cell table:formula="of:=[SGD2.A42]" office:value-type="float" office:value="41" calcext:value-type="float">
            <text:p>41</text:p>
          </table:table-cell>
          <table:table-cell table:formula="of:=[SGD2.B42]" office:value-type="float" office:value="85" calcext:value-type="float">
            <text:p>85</text:p>
          </table:table-cell>
          <table:table-cell table:formula="of:=[SGD4.B42]" office:value-type="float" office:value="55.41" calcext:value-type="float">
            <text:p>55,41</text:p>
          </table:table-cell>
          <table:table-cell table:formula="of:=[SMD2.B42]" office:value-type="float" office:value="89.71" calcext:value-type="float">
            <text:p>89,71</text:p>
          </table:table-cell>
          <table:table-cell table:formula="of:=[SMD4.B42]" office:value-type="float" office:value="89.48" calcext:value-type="float">
            <text:p>89,48</text:p>
          </table:table-cell>
        </table:table-row>
        <table:table-row table:style-name="ro1">
          <table:table-cell table:formula="of:=[SGD2.A43]" office:value-type="float" office:value="61" calcext:value-type="float">
            <text:p>61</text:p>
          </table:table-cell>
          <table:table-cell table:formula="of:=[SGD2.B43]" office:value-type="float" office:value="87.33" calcext:value-type="float">
            <text:p>87,33</text:p>
          </table:table-cell>
          <table:table-cell table:formula="of:=[SGD4.B43]" office:value-type="float" office:value="38.08" calcext:value-type="float">
            <text:p>38,08</text:p>
          </table:table-cell>
          <table:table-cell table:formula="of:=[SMD2.B43]" office:value-type="float" office:value="89.73" calcext:value-type="float">
            <text:p>89,73</text:p>
          </table:table-cell>
          <table:table-cell table:formula="of:=[SMD4.B43]" office:value-type="float" office:value="89.47" calcext:value-type="float">
            <text:p>89,47</text:p>
          </table:table-cell>
        </table:table-row>
        <table:table-row table:style-name="ro1">
          <table:table-cell table:formula="of:=[SGD2.A44]" office:value-type="float" office:value="81" calcext:value-type="float">
            <text:p>81</text:p>
          </table:table-cell>
          <table:table-cell table:formula="of:=[SGD2.B44]" office:value-type="float" office:value="87.98" calcext:value-type="float">
            <text:p>87,98</text:p>
          </table:table-cell>
          <table:table-cell table:formula="of:=[SGD4.B44]" office:value-type="float" office:value="75.84" calcext:value-type="float">
            <text:p>75,84</text:p>
          </table:table-cell>
          <table:table-cell table:formula="of:=[SMD2.B44]" office:value-type="float" office:value="89.77" calcext:value-type="float">
            <text:p>89,77</text:p>
          </table:table-cell>
          <table:table-cell table:formula="of:=[SMD4.B44]" office:value-type="float" office:value="89.46" calcext:value-type="float">
            <text:p>89,46</text:p>
          </table:table-cell>
        </table:table-row>
        <table:table-row table:style-name="ro1">
          <table:table-cell table:formula="of:=[SGD2.A45]" office:value-type="float" office:value="101" calcext:value-type="float">
            <text:p>101</text:p>
          </table:table-cell>
          <table:table-cell table:formula="of:=[SGD2.B45]" office:value-type="float" office:value="88.09" calcext:value-type="float">
            <text:p>88,09</text:p>
          </table:table-cell>
          <table:table-cell table:formula="of:=[SGD4.B45]" office:value-type="float" office:value="80.55" calcext:value-type="float">
            <text:p>80,55</text:p>
          </table:table-cell>
          <table:table-cell table:formula="of:=[SMD2.B45]" office:value-type="float" office:value="89.76" calcext:value-type="float">
            <text:p>89,76</text:p>
          </table:table-cell>
          <table:table-cell table:formula="of:=[SMD4.B45]" office:value-type="float" office:value="89.45" calcext:value-type="float">
            <text:p>89,45</text:p>
          </table:table-cell>
        </table:table-row>
        <table:table-row table:style-name="ro1">
          <table:table-cell table:formula="of:=[SGD2.A46]" office:value-type="float" office:value="121" calcext:value-type="float">
            <text:p>121</text:p>
          </table:table-cell>
          <table:table-cell table:formula="of:=[SGD2.B46]" office:value-type="float" office:value="88.17" calcext:value-type="float">
            <text:p>88,17</text:p>
          </table:table-cell>
          <table:table-cell table:formula="of:=[SGD4.B46]" office:value-type="float" office:value="83.59" calcext:value-type="float">
            <text:p>83,59</text:p>
          </table:table-cell>
          <table:table-cell table:formula="of:=[SMD2.B46]" office:value-type="float" office:value="89.75" calcext:value-type="float">
            <text:p>89,75</text:p>
          </table:table-cell>
          <table:table-cell table:formula="of:=[SMD4.B46]" office:value-type="float" office:value="89.45" calcext:value-type="float">
            <text:p>89,45</text:p>
          </table:table-cell>
        </table:table-row>
        <table:table-row table:style-name="ro1">
          <table:table-cell table:formula="of:=[SGD2.A47]" office:value-type="float" office:value="141" calcext:value-type="float">
            <text:p>141</text:p>
          </table:table-cell>
          <table:table-cell table:formula="of:=[SGD2.B47]" office:value-type="float" office:value="88.19" calcext:value-type="float">
            <text:p>88,19</text:p>
          </table:table-cell>
          <table:table-cell table:formula="of:=[SGD4.B47]" office:value-type="float" office:value="83.92" calcext:value-type="float">
            <text:p>83,92</text:p>
          </table:table-cell>
          <table:table-cell table:formula="of:=[SMD2.B47]" office:value-type="float" office:value="89.77" calcext:value-type="float">
            <text:p>89,77</text:p>
          </table:table-cell>
          <table:table-cell table:formula="of:=[SMD4.B47]" office:value-type="float" office:value="89.45" calcext:value-type="float">
            <text:p>89,45</text:p>
          </table:table-cell>
        </table:table-row>
        <table:table-row table:style-name="ro1">
          <table:table-cell table:formula="of:=[SGD2.A48]" office:value-type="float" office:value="161" calcext:value-type="float">
            <text:p>161</text:p>
          </table:table-cell>
          <table:table-cell table:formula="of:=[SGD2.B48]" office:value-type="float" office:value="88.22" calcext:value-type="float">
            <text:p>88,22</text:p>
          </table:table-cell>
          <table:table-cell table:formula="of:=[SGD4.B48]" office:value-type="float" office:value="84.25" calcext:value-type="float">
            <text:p>84,25</text:p>
          </table:table-cell>
          <table:table-cell table:formula="of:=[SMD2.B48]" office:value-type="float" office:value="89.77" calcext:value-type="float">
            <text:p>89,77</text:p>
          </table:table-cell>
          <table:table-cell table:formula="of:=[SMD4.B48]" office:value-type="float" office:value="89.44" calcext:value-type="float">
            <text:p>89,44</text:p>
          </table:table-cell>
        </table:table-row>
        <table:table-row table:style-name="ro1">
          <table:table-cell table:formula="of:=[SGD2.A49]" office:value-type="float" office:value="181" calcext:value-type="float">
            <text:p>181</text:p>
          </table:table-cell>
          <table:table-cell table:formula="of:=[SGD2.B49]" office:value-type="float" office:value="88.22" calcext:value-type="float">
            <text:p>88,22</text:p>
          </table:table-cell>
          <table:table-cell table:formula="of:=[SGD4.B49]" office:value-type="float" office:value="84.23" calcext:value-type="float">
            <text:p>84,23</text:p>
          </table:table-cell>
          <table:table-cell table:formula="of:=[SMD2.B49]" office:value-type="float" office:value="89.77" calcext:value-type="float">
            <text:p>89,77</text:p>
          </table:table-cell>
          <table:table-cell table:formula="of:=[SMD4.B49]" office:value-type="float" office:value="89.42" calcext:value-type="float">
            <text:p>89,42</text:p>
          </table:table-cell>
        </table:table-row>
        <table:table-row table:style-name="ro1">
          <table:table-cell table:formula="of:=[SGD2.A50]" office:value-type="float" office:value="201" calcext:value-type="float">
            <text:p>201</text:p>
          </table:table-cell>
          <table:table-cell table:formula="of:=[SGD2.B50]" office:value-type="float" office:value="88.23" calcext:value-type="float">
            <text:p>88,23</text:p>
          </table:table-cell>
          <table:table-cell table:formula="of:=[SGD4.B50]" office:value-type="float" office:value="84.16" calcext:value-type="float">
            <text:p>84,16</text:p>
          </table:table-cell>
          <table:table-cell table:formula="of:=[SMD2.B50]" office:value-type="float" office:value="89.78" calcext:value-type="float">
            <text:p>89,78</text:p>
          </table:table-cell>
          <table:table-cell table:formula="of:=[SMD4.B50]" office:value-type="float" office:value="89.42" calcext:value-type="float">
            <text:p>89,42</text:p>
          </table:table-cell>
        </table:table-row>
        <table:table-row table:style-name="ro1">
          <table:table-cell table:formula="of:=[SGD2.A51]" office:value-type="float" office:value="221" calcext:value-type="float">
            <text:p>221</text:p>
          </table:table-cell>
          <table:table-cell table:formula="of:=[SGD2.B51]" office:value-type="float" office:value="88.23" calcext:value-type="float">
            <text:p>88,23</text:p>
          </table:table-cell>
          <table:table-cell table:formula="of:=[SGD4.B51]" office:value-type="float" office:value="84.34" calcext:value-type="float">
            <text:p>84,34</text:p>
          </table:table-cell>
          <table:table-cell table:formula="of:=[SMD2.B51]" office:value-type="float" office:value="89.79" calcext:value-type="float">
            <text:p>89,79</text:p>
          </table:table-cell>
          <table:table-cell table:formula="of:=[SMD4.B51]" office:value-type="float" office:value="89.42" calcext:value-type="float">
            <text:p>89,42</text:p>
          </table:table-cell>
        </table:table-row>
        <table:table-row table:style-name="ro1">
          <table:table-cell table:formula="of:=[SGD2.A52]" office:value-type="float" office:value="241" calcext:value-type="float">
            <text:p>241</text:p>
          </table:table-cell>
          <table:table-cell table:formula="of:=[SGD2.B52]" office:value-type="float" office:value="88.23" calcext:value-type="float">
            <text:p>88,23</text:p>
          </table:table-cell>
          <table:table-cell table:formula="of:=[SGD4.B52]" office:value-type="float" office:value="84.32" calcext:value-type="float">
            <text:p>84,32</text:p>
          </table:table-cell>
          <table:table-cell table:formula="of:=[SMD2.B52]" office:value-type="float" office:value="89.79" calcext:value-type="float">
            <text:p>89,79</text:p>
          </table:table-cell>
          <table:table-cell table:formula="of:=[SMD4.B52]" office:value-type="float" office:value="89.41" calcext:value-type="float">
            <text:p>89,41</text:p>
          </table:table-cell>
        </table:table-row>
        <table:table-row table:style-name="ro1">
          <table:table-cell table:formula="of:=[SGD2.A53]" office:value-type="float" office:value="261" calcext:value-type="float">
            <text:p>261</text:p>
          </table:table-cell>
          <table:table-cell table:formula="of:=[SGD2.B53]" office:value-type="float" office:value="88.25" calcext:value-type="float">
            <text:p>88,25</text:p>
          </table:table-cell>
          <table:table-cell table:formula="of:=[SGD4.B53]" office:value-type="float" office:value="84.32" calcext:value-type="float">
            <text:p>84,32</text:p>
          </table:table-cell>
          <table:table-cell table:formula="of:=[SMD2.B53]" office:value-type="float" office:value="89.78" calcext:value-type="float">
            <text:p>89,78</text:p>
          </table:table-cell>
          <table:table-cell table:formula="of:=[SMD4.B53]" office:value-type="float" office:value="89.4" calcext:value-type="float">
            <text:p>89,4</text:p>
          </table:table-cell>
        </table:table-row>
        <table:table-row table:style-name="ro1">
          <table:table-cell table:formula="of:=[SGD2.A54]" office:value-type="float" office:value="281" calcext:value-type="float">
            <text:p>281</text:p>
          </table:table-cell>
          <table:table-cell table:formula="of:=[SGD2.B54]" office:value-type="float" office:value="88.3" calcext:value-type="float">
            <text:p>88,3</text:p>
          </table:table-cell>
          <table:table-cell table:formula="of:=[SGD4.B54]" office:value-type="float" office:value="84.33" calcext:value-type="float">
            <text:p>84,33</text:p>
          </table:table-cell>
          <table:table-cell table:formula="of:=[SMD2.B54]" office:value-type="float" office:value="89.78" calcext:value-type="float">
            <text:p>89,78</text:p>
          </table:table-cell>
          <table:table-cell table:formula="of:=[SMD4.B54]" office:value-type="float" office:value="89.4" calcext:value-type="float">
            <text:p>89,4</text:p>
          </table:table-cell>
        </table:table-row>
        <table:table-row table:style-name="ro1">
          <table:table-cell table:formula="of:=[SGD2.A55]" office:value-type="float" office:value="301" calcext:value-type="float">
            <text:p>301</text:p>
          </table:table-cell>
          <table:table-cell table:formula="of:=[SGD2.B55]" office:value-type="float" office:value="88.25" calcext:value-type="float">
            <text:p>88,25</text:p>
          </table:table-cell>
          <table:table-cell table:formula="of:=[SGD4.B55]" office:value-type="float" office:value="84.32" calcext:value-type="float">
            <text:p>84,32</text:p>
          </table:table-cell>
          <table:table-cell table:formula="of:=[SMD2.B55]" office:value-type="float" office:value="89.79" calcext:value-type="float">
            <text:p>89,79</text:p>
          </table:table-cell>
          <table:table-cell table:formula="of:=[SMD4.B55]" office:value-type="float" office:value="89.39" calcext:value-type="float">
            <text:p>89,39</text:p>
          </table:table-cell>
        </table:table-row>
        <table:table-row table:style-name="ro1">
          <table:table-cell table:formula="of:=[SGD2.A56]" office:value-type="float" office:value="321" calcext:value-type="float">
            <text:p>321</text:p>
          </table:table-cell>
          <table:table-cell table:formula="of:=[SGD2.B56]" office:value-type="float" office:value="88.29" calcext:value-type="float">
            <text:p>88,29</text:p>
          </table:table-cell>
          <table:table-cell table:formula="of:=[SGD4.B56]" office:value-type="float" office:value="84.31" calcext:value-type="float">
            <text:p>84,31</text:p>
          </table:table-cell>
          <table:table-cell table:formula="of:=[SMD2.B56]" office:value-type="float" office:value="89.78" calcext:value-type="float">
            <text:p>89,78</text:p>
          </table:table-cell>
          <table:table-cell table:formula="of:=[SMD4.B56]" office:value-type="float" office:value="89.4" calcext:value-type="float">
            <text:p>89,4</text:p>
          </table:table-cell>
        </table:table-row>
        <table:table-row table:style-name="ro1">
          <table:table-cell table:formula="of:=[SGD2.A57]" office:value-type="float" office:value="341" calcext:value-type="float">
            <text:p>341</text:p>
          </table:table-cell>
          <table:table-cell table:formula="of:=[SGD2.B57]" office:value-type="float" office:value="88.28" calcext:value-type="float">
            <text:p>88,28</text:p>
          </table:table-cell>
          <table:table-cell table:formula="of:=[SGD4.B57]" office:value-type="float" office:value="84.34" calcext:value-type="float">
            <text:p>84,34</text:p>
          </table:table-cell>
          <table:table-cell table:formula="of:=[SMD2.B57]" office:value-type="float" office:value="89.78" calcext:value-type="float">
            <text:p>89,78</text:p>
          </table:table-cell>
          <table:table-cell table:formula="of:=[SMD4.B57]" office:value-type="float" office:value="89.4" calcext:value-type="float">
            <text:p>89,4</text:p>
          </table:table-cell>
        </table:table-row>
        <table:table-row table:style-name="ro1">
          <table:table-cell table:formula="of:=[SGD2.A58]" office:value-type="float" office:value="361" calcext:value-type="float">
            <text:p>361</text:p>
          </table:table-cell>
          <table:table-cell table:formula="of:=[SGD2.B58]" office:value-type="float" office:value="88.27" calcext:value-type="float">
            <text:p>88,27</text:p>
          </table:table-cell>
          <table:table-cell table:formula="of:=[SGD4.B58]" office:value-type="float" office:value="84.32" calcext:value-type="float">
            <text:p>84,32</text:p>
          </table:table-cell>
          <table:table-cell table:formula="of:=[SMD2.B58]" office:value-type="float" office:value="89.78" calcext:value-type="float">
            <text:p>89,78</text:p>
          </table:table-cell>
          <table:table-cell table:formula="of:=[SMD4.B58]" office:value-type="float" office:value="89.39" calcext:value-type="float">
            <text:p>89,39</text:p>
          </table:table-cell>
        </table:table-row>
        <table:table-row table:style-name="ro1">
          <table:table-cell table:formula="of:=[SGD2.A59]" office:value-type="float" office:value="381" calcext:value-type="float">
            <text:p>381</text:p>
          </table:table-cell>
          <table:table-cell table:formula="of:=[SGD2.B59]" office:value-type="float" office:value="88.27" calcext:value-type="float">
            <text:p>88,27</text:p>
          </table:table-cell>
          <table:table-cell table:formula="of:=[SGD4.B59]" office:value-type="float" office:value="84.34" calcext:value-type="float">
            <text:p>84,34</text:p>
          </table:table-cell>
          <table:table-cell table:formula="of:=[SMD2.B59]" office:value-type="float" office:value="89.78" calcext:value-type="float">
            <text:p>89,78</text:p>
          </table:table-cell>
          <table:table-cell table:formula="of:=[SMD4.B59]" office:value-type="float" office:value="89.39" calcext:value-type="float">
            <text:p>89,39</text:p>
          </table:table-cell>
        </table:table-row>
        <table:table-row table:style-name="ro1">
          <table:table-cell table:formula="of:=[SGD2.A60]" office:value-type="float" office:value="401" calcext:value-type="float">
            <text:p>401</text:p>
          </table:table-cell>
          <table:table-cell table:formula="of:=[SGD2.B60]" office:value-type="float" office:value="88.27" calcext:value-type="float">
            <text:p>88,27</text:p>
          </table:table-cell>
          <table:table-cell table:formula="of:=[SGD4.B60]" office:value-type="float" office:value="84.34" calcext:value-type="float">
            <text:p>84,34</text:p>
          </table:table-cell>
          <table:table-cell table:formula="of:=[SMD2.B60]" office:value-type="float" office:value="89.78" calcext:value-type="float">
            <text:p>89,78</text:p>
          </table:table-cell>
          <table:table-cell table:formula="of:=[SMD4.B60]" office:value-type="float" office:value="89.39" calcext:value-type="float">
            <text:p>89,39</text:p>
          </table:table-cell>
        </table:table-row>
        <table:table-row table:style-name="ro1">
          <table:table-cell table:formula="of:=[SGD2.A61]" office:value-type="float" office:value="421" calcext:value-type="float">
            <text:p>421</text:p>
          </table:table-cell>
          <table:table-cell table:formula="of:=[SGD2.B61]" office:value-type="float" office:value="88.28" calcext:value-type="float">
            <text:p>88,28</text:p>
          </table:table-cell>
          <table:table-cell table:formula="of:=[SGD4.B61]" office:value-type="float" office:value="84.34" calcext:value-type="float">
            <text:p>84,34</text:p>
          </table:table-cell>
          <table:table-cell table:formula="of:=[SMD2.B61]" office:value-type="float" office:value="89.79" calcext:value-type="float">
            <text:p>89,79</text:p>
          </table:table-cell>
          <table:table-cell table:formula="of:=[SMD4.B61]" office:value-type="float" office:value="89.39" calcext:value-type="float">
            <text:p>89,39</text:p>
          </table:table-cell>
        </table:table-row>
        <table:table-row table:style-name="ro1">
          <table:table-cell table:formula="of:=[SGD2.A62]" office:value-type="float" office:value="441" calcext:value-type="float">
            <text:p>441</text:p>
          </table:table-cell>
          <table:table-cell table:formula="of:=[SGD2.B62]" office:value-type="float" office:value="88.28" calcext:value-type="float">
            <text:p>88,28</text:p>
          </table:table-cell>
          <table:table-cell table:formula="of:=[SGD4.B62]" office:value-type="float" office:value="84.33" calcext:value-type="float">
            <text:p>84,33</text:p>
          </table:table-cell>
          <table:table-cell table:formula="of:=[SMD2.B62]" office:value-type="float" office:value="89.8" calcext:value-type="float">
            <text:p>89,8</text:p>
          </table:table-cell>
          <table:table-cell table:formula="of:=[SMD4.B62]" office:value-type="float" office:value="89.39" calcext:value-type="float">
            <text:p>89,39</text:p>
          </table:table-cell>
        </table:table-row>
        <table:table-row table:style-name="ro1">
          <table:table-cell table:formula="of:=[SGD2.A63]" office:value-type="float" office:value="461" calcext:value-type="float">
            <text:p>461</text:p>
          </table:table-cell>
          <table:table-cell table:formula="of:=[SGD2.B63]" office:value-type="float" office:value="88.29" calcext:value-type="float">
            <text:p>88,29</text:p>
          </table:table-cell>
          <table:table-cell table:formula="of:=[SGD4.B63]" office:value-type="float" office:value="84.33" calcext:value-type="float">
            <text:p>84,33</text:p>
          </table:table-cell>
          <table:table-cell table:formula="of:=[SMD2.B63]" office:value-type="float" office:value="89.8" calcext:value-type="float">
            <text:p>89,8</text:p>
          </table:table-cell>
          <table:table-cell table:formula="of:=[SMD4.B63]" office:value-type="float" office:value="89.39" calcext:value-type="float">
            <text:p>89,39</text:p>
          </table:table-cell>
        </table:table-row>
        <table:table-row table:style-name="ro1">
          <table:table-cell table:formula="of:=[SGD2.A64]" office:value-type="float" office:value="481" calcext:value-type="float">
            <text:p>481</text:p>
          </table:table-cell>
          <table:table-cell table:formula="of:=[SGD2.B64]" office:value-type="float" office:value="88.3" calcext:value-type="float">
            <text:p>88,3</text:p>
          </table:table-cell>
          <table:table-cell table:formula="of:=[SGD4.B64]" office:value-type="float" office:value="84.34" calcext:value-type="float">
            <text:p>84,34</text:p>
          </table:table-cell>
          <table:table-cell table:formula="of:=[SMD2.B64]" office:value-type="float" office:value="89.8" calcext:value-type="float">
            <text:p>89,8</text:p>
          </table:table-cell>
          <table:table-cell table:formula="of:=[SMD4.B64]" office:value-type="float" office:value="89.4" calcext:value-type="float">
            <text:p>89,4</text:p>
          </table:table-cell>
        </table:table-row>
        <table:table-row table:style-name="ro1">
          <table:table-cell table:formula="of:=[SGD2.A65]" office:value-type="float" office:value="501" calcext:value-type="float">
            <text:p>501</text:p>
          </table:table-cell>
          <table:table-cell table:formula="of:=[SGD2.B65]" office:value-type="float" office:value="88.28" calcext:value-type="float">
            <text:p>88,28</text:p>
          </table:table-cell>
          <table:table-cell table:formula="of:=[SGD4.B65]" office:value-type="float" office:value="84.35" calcext:value-type="float">
            <text:p>84,35</text:p>
          </table:table-cell>
          <table:table-cell table:formula="of:=[SMD2.B65]" office:value-type="float" office:value="89.8" calcext:value-type="float">
            <text:p>89,8</text:p>
          </table:table-cell>
          <table:table-cell table:formula="of:=[SMD4.B65]" office:value-type="float" office:value="89.39" calcext:value-type="float">
            <text:p>89,39</text:p>
          </table:table-cell>
        </table:table-row>
        <table:table-row table:style-name="ro1">
          <table:table-cell table:formula="of:=[SGD2.A66]" office:value-type="float" office:value="521" calcext:value-type="float">
            <text:p>521</text:p>
          </table:table-cell>
          <table:table-cell table:formula="of:=[SGD2.B66]" office:value-type="float" office:value="88.3" calcext:value-type="float">
            <text:p>88,3</text:p>
          </table:table-cell>
          <table:table-cell table:formula="of:=[SGD4.B66]" office:value-type="float" office:value="84.34" calcext:value-type="float">
            <text:p>84,34</text:p>
          </table:table-cell>
          <table:table-cell table:formula="of:=[SMD2.B66]" office:value-type="float" office:value="89.81" calcext:value-type="float">
            <text:p>89,81</text:p>
          </table:table-cell>
          <table:table-cell table:formula="of:=[SMD4.B66]" office:value-type="float" office:value="89.39" calcext:value-type="float">
            <text:p>89,39</text:p>
          </table:table-cell>
        </table:table-row>
        <table:table-row table:style-name="ro1">
          <table:table-cell table:formula="of:=[SGD2.A67]" office:value-type="float" office:value="541" calcext:value-type="float">
            <text:p>541</text:p>
          </table:table-cell>
          <table:table-cell table:formula="of:=[SGD2.B67]" office:value-type="float" office:value="88.31" calcext:value-type="float">
            <text:p>88,31</text:p>
          </table:table-cell>
          <table:table-cell table:formula="of:=[SGD4.B67]" office:value-type="float" office:value="84.34" calcext:value-type="float">
            <text:p>84,34</text:p>
          </table:table-cell>
          <table:table-cell table:formula="of:=[SMD2.B67]" office:value-type="float" office:value="89.8" calcext:value-type="float">
            <text:p>89,8</text:p>
          </table:table-cell>
          <table:table-cell table:formula="of:=[SMD4.B67]" office:value-type="float" office:value="89.39" calcext:value-type="float">
            <text:p>89,39</text:p>
          </table:table-cell>
        </table:table-row>
        <table:table-row table:style-name="ro1">
          <table:table-cell table:formula="of:=[SGD2.A68]" office:value-type="float" office:value="561" calcext:value-type="float">
            <text:p>561</text:p>
          </table:table-cell>
          <table:table-cell table:formula="of:=[SGD2.B68]" office:value-type="float" office:value="88.32" calcext:value-type="float">
            <text:p>88,32</text:p>
          </table:table-cell>
          <table:table-cell table:formula="of:=[SGD4.B68]" office:value-type="float" office:value="84.36" calcext:value-type="float">
            <text:p>84,36</text:p>
          </table:table-cell>
          <table:table-cell table:formula="of:=[SMD2.B68]" office:value-type="float" office:value="89.8" calcext:value-type="float">
            <text:p>89,8</text:p>
          </table:table-cell>
          <table:table-cell table:formula="of:=[SMD4.B68]" office:value-type="float" office:value="89.39" calcext:value-type="float">
            <text:p>89,39</text:p>
          </table:table-cell>
        </table:table-row>
        <table:table-row table:style-name="ro1">
          <table:table-cell table:formula="of:=[SGD2.A69]" office:value-type="float" office:value="581" calcext:value-type="float">
            <text:p>581</text:p>
          </table:table-cell>
          <table:table-cell table:formula="of:=[SGD2.B69]" office:value-type="float" office:value="88.32" calcext:value-type="float">
            <text:p>88,32</text:p>
          </table:table-cell>
          <table:table-cell table:formula="of:=[SGD4.B69]" office:value-type="float" office:value="84.35" calcext:value-type="float">
            <text:p>84,35</text:p>
          </table:table-cell>
          <table:table-cell table:formula="of:=[SMD2.B69]" office:value-type="float" office:value="89.8" calcext:value-type="float">
            <text:p>89,8</text:p>
          </table:table-cell>
          <table:table-cell table:formula="of:=[SMD4.B69]" office:value-type="float" office:value="89.39" calcext:value-type="float">
            <text:p>89,39</text:p>
          </table:table-cell>
        </table:table-row>
        <table:table-row table:style-name="ro1">
          <table:table-cell table:formula="of:=[SGD2.A70]" office:value-type="float" office:value="600" calcext:value-type="float">
            <text:p>600</text:p>
          </table:table-cell>
          <table:table-cell table:formula="of:=[SGD2.B70]" office:value-type="float" office:value="88.32" calcext:value-type="float">
            <text:p>88,32</text:p>
          </table:table-cell>
          <table:table-cell table:formula="of:=[SGD4.B70]" office:value-type="float" office:value="84.36" calcext:value-type="float">
            <text:p>84,36</text:p>
          </table:table-cell>
          <table:table-cell table:formula="of:=[SMD2.B70]" office:value-type="float" office:value="89.81" calcext:value-type="float">
            <text:p>89,81</text:p>
          </table:table-cell>
          <table:table-cell table:formula="of:=[SMD4.B70]" office:value-type="float" office:value="89.39" calcext:value-type="float">
            <text:p>89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08:34:26.374000000</meta:creation-date>
    <dc:date>2024-06-01T11:51:08.758000000</dc:date>
    <meta:editing-duration>PT3H4M58S</meta:editing-duration>
    <meta:editing-cycles>7</meta:editing-cycles>
    <meta:generator>LibreOffice/7.5.1.2$Windows_X86_64 LibreOffice_project/fcbaee479e84c6cd81291587d2ee68cba099e129</meta:generator>
    <meta:document-statistic meta:table-count="6" meta:cell-count="153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line" chart:style-name="ch1">
        <chart:legend chart:legend-position="end" svg:x="13.702cm" svg:y="3.454cm" style:legend-expansion="high" chart:style-name="ch2"/>
        <chart:plot-area chart:style-name="ch3" table:cell-range-address="VS_loss.A1:VS_loss.E70" chart:data-source-has-labels="both" svg:x="0.319cm" svg:y="0.18cm" svg:width="13.064cm" svg:height="8.64cm">
          <chart:coordinate-region svg:x="1.046cm" svg:y="0.379cm" svg:width="12.196cm" svg:height="7.517cm"/>
          <chart:axis chart:dimension="x" chart:name="primary-x" chart:style-name="ch4" chartooo:axis-type="auto">
            <chartooo:date-scale/>
            <chart:categories table:cell-range-address="VS_loss.A2:VS_loss.A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S_loss.B2:VS_loss.B70" chart:label-cell-address="VS_loss.B1:VS_loss.B1" chart:class="chart:line">
            <chart:data-point chart:repeated="69"/>
          </chart:series>
          <chart:series chart:style-name="ch7" chart:values-cell-range-address="VS_loss.C2:VS_loss.C70" chart:label-cell-address="VS_loss.C1:VS_loss.C1" chart:class="chart:line">
            <chart:data-point chart:repeated="69"/>
          </chart:series>
          <chart:series chart:style-name="ch8" chart:values-cell-range-address="VS_loss.D2:VS_loss.D70" chart:label-cell-address="VS_loss.D1:VS_loss.D1" chart:class="chart:line">
            <chart:data-point chart:repeated="69"/>
          </chart:series>
          <chart:series chart:style-name="ch9" chart:values-cell-range-address="VS_loss.E2:VS_loss.E70" chart:label-cell-address="VS_loss.E1:VS_loss.E1" chart:class="chart:line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2</text:p>
                <draw:g>
                  <svg:desc>VS_loss.B1:VS_loss.B1</svg:desc>
                </draw:g>
              </table:table-cell>
              <table:table-cell office:value-type="string">
                <text:p>SGD4</text:p>
                <draw:g>
                  <svg:desc>VS_loss.C1:VS_loss.C1</svg:desc>
                </draw:g>
              </table:table-cell>
              <table:table-cell office:value-type="string">
                <text:p>SMD2</text:p>
                <draw:g>
                  <svg:desc>VS_loss.D1:VS_loss.D1</svg:desc>
                </draw:g>
              </table:table-cell>
              <table:table-cell office:value-type="string">
                <text:p>SMD4</text:p>
                <draw:g>
                  <svg:desc>VS_loss.E1:VS_los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S_loss.A2:VS_loss.A70</svg:desc>
                </draw:g>
              </table:table-cell>
              <table:table-cell office:value-type="float" office:value="2.29828203">
                <text:p>2.29828203</text:p>
                <draw:g>
                  <svg:desc>VS_loss.B2:VS_loss.B70</svg:desc>
                </draw:g>
              </table:table-cell>
              <table:table-cell office:value-type="float" office:value="2.30257774">
                <text:p>2.30257774</text:p>
                <draw:g>
                  <svg:desc>VS_loss.C2:VS_loss.C70</svg:desc>
                </draw:g>
              </table:table-cell>
              <table:table-cell office:value-type="float" office:value="2.03562614">
                <text:p>2.03562614</text:p>
                <draw:g>
                  <svg:desc>VS_loss.D2:VS_loss.D70</svg:desc>
                </draw:g>
              </table:table-cell>
              <table:table-cell office:value-type="float" office:value="2.29805105">
                <text:p>2.29805105</text:p>
                <draw:g>
                  <svg:desc>VS_loss.E2:VS_loss.E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9318954">
                <text:p>2.29318954</text:p>
              </table:table-cell>
              <table:table-cell office:value-type="float" office:value="2.30242859">
                <text:p>2.30242859</text:p>
              </table:table-cell>
              <table:table-cell office:value-type="float" office:value="1.07587863">
                <text:p>1.07587863</text:p>
              </table:table-cell>
              <table:table-cell office:value-type="float" office:value="2.28857918">
                <text:p>2.288579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818106">
                <text:p>2.28818106</text:p>
              </table:table-cell>
              <table:table-cell office:value-type="float" office:value="2.30211592">
                <text:p>2.30211592</text:p>
              </table:table-cell>
              <table:table-cell office:value-type="float" office:value="0.71749633">
                <text:p>0.71749633</text:p>
              </table:table-cell>
              <table:table-cell office:value-type="float" office:value="2.24978399">
                <text:p>2.249783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8242493">
                <text:p>2.28242493</text:p>
              </table:table-cell>
              <table:table-cell office:value-type="float" office:value="2.30182732">
                <text:p>2.30182732</text:p>
              </table:table-cell>
              <table:table-cell office:value-type="float" office:value="0.62648818">
                <text:p>0.62648818</text:p>
              </table:table-cell>
              <table:table-cell office:value-type="float" office:value="1.87222427">
                <text:p>1.872224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7605648">
                <text:p>2.27605648</text:p>
              </table:table-cell>
              <table:table-cell office:value-type="float" office:value="2.3016209">
                <text:p>2.3016209</text:p>
              </table:table-cell>
              <table:table-cell office:value-type="float" office:value="0.52235637">
                <text:p>0.52235637</text:p>
              </table:table-cell>
              <table:table-cell office:value-type="float" office:value="1.44592">
                <text:p>1.445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6854322">
                <text:p>2.26854322</text:p>
              </table:table-cell>
              <table:table-cell office:value-type="float" office:value="2.30142191">
                <text:p>2.30142191</text:p>
              </table:table-cell>
              <table:table-cell office:value-type="float" office:value="0.59821901">
                <text:p>0.59821901</text:p>
              </table:table-cell>
              <table:table-cell office:value-type="float" office:value="1.09662715">
                <text:p>1.096627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600354">
                <text:p>2.2600354</text:p>
              </table:table-cell>
              <table:table-cell office:value-type="float" office:value="2.30119739">
                <text:p>2.30119739</text:p>
              </table:table-cell>
              <table:table-cell office:value-type="float" office:value="0.44205693">
                <text:p>0.44205693</text:p>
              </table:table-cell>
              <table:table-cell office:value-type="float" office:value="0.95179961">
                <text:p>0.951799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4976657">
                <text:p>2.24976657</text:p>
              </table:table-cell>
              <table:table-cell office:value-type="float" office:value="2.30096111">
                <text:p>2.30096111</text:p>
              </table:table-cell>
              <table:table-cell office:value-type="float" office:value="0.46725252">
                <text:p>0.46725252</text:p>
              </table:table-cell>
              <table:table-cell office:value-type="float" office:value="0.83257123">
                <text:p>0.832571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3746807">
                <text:p>2.23746807</text:p>
              </table:table-cell>
              <table:table-cell office:value-type="float" office:value="2.30073487">
                <text:p>2.30073487</text:p>
              </table:table-cell>
              <table:table-cell office:value-type="float" office:value="0.54318388">
                <text:p>0.54318388</text:p>
              </table:table-cell>
              <table:table-cell office:value-type="float" office:value="0.65951319">
                <text:p>0.659513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2215884">
                <text:p>2.22215884</text:p>
              </table:table-cell>
              <table:table-cell office:value-type="float" office:value="2.30054671">
                <text:p>2.30054671</text:p>
              </table:table-cell>
              <table:table-cell office:value-type="float" office:value="0.43941182">
                <text:p>0.43941182</text:p>
              </table:table-cell>
              <table:table-cell office:value-type="float" office:value="0.63255913">
                <text:p>0.632559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20338344">
                <text:p>2.20338344</text:p>
              </table:table-cell>
              <table:table-cell office:value-type="float" office:value="2.30030378">
                <text:p>2.30030378</text:p>
              </table:table-cell>
              <table:table-cell office:value-type="float" office:value="0.45806959">
                <text:p>0.45806959</text:p>
              </table:table-cell>
              <table:table-cell office:value-type="float" office:value="0.54079137">
                <text:p>0.54079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792088">
                <text:p>2.1792088</text:p>
              </table:table-cell>
              <table:table-cell office:value-type="float" office:value="2.30002202">
                <text:p>2.30002202</text:p>
              </table:table-cell>
              <table:table-cell office:value-type="float" office:value="0.39253683">
                <text:p>0.39253683</text:p>
              </table:table-cell>
              <table:table-cell office:value-type="float" office:value="0.47973384">
                <text:p>0.479733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14775161">
                <text:p>2.14775161</text:p>
              </table:table-cell>
              <table:table-cell office:value-type="float" office:value="2.2997701">
                <text:p>2.2997701</text:p>
              </table:table-cell>
              <table:table-cell office:value-type="float" office:value="0.4554959">
                <text:p>0.4554959</text:p>
              </table:table-cell>
              <table:table-cell office:value-type="float" office:value="0.46542673">
                <text:p>0.465426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1078474">
                <text:p>2.1078474</text:p>
              </table:table-cell>
              <table:table-cell office:value-type="float" office:value="2.29960008">
                <text:p>2.29960008</text:p>
              </table:table-cell>
              <table:table-cell office:value-type="float" office:value="0.43783595">
                <text:p>0.43783595</text:p>
              </table:table-cell>
              <table:table-cell office:value-type="float" office:value="0.46084771">
                <text:p>0.460847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5664594">
                <text:p>2.05664594</text:p>
              </table:table-cell>
              <table:table-cell office:value-type="float" office:value="2.29930417">
                <text:p>2.29930417</text:p>
              </table:table-cell>
              <table:table-cell office:value-type="float" office:value="0.39892005">
                <text:p>0.39892005</text:p>
              </table:table-cell>
              <table:table-cell office:value-type="float" office:value="0.45456157">
                <text:p>0.454561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9300324">
                <text:p>1.99300324</text:p>
              </table:table-cell>
              <table:table-cell office:value-type="float" office:value="2.29901876">
                <text:p>2.29901876</text:p>
              </table:table-cell>
              <table:table-cell office:value-type="float" office:value="0.39764448">
                <text:p>0.39764448</text:p>
              </table:table-cell>
              <table:table-cell office:value-type="float" office:value="0.50752781">
                <text:p>0.507527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91317188">
                <text:p>1.91317188</text:p>
              </table:table-cell>
              <table:table-cell office:value-type="float" office:value="2.29869507">
                <text:p>2.29869507</text:p>
              </table:table-cell>
              <table:table-cell office:value-type="float" office:value="0.40538894">
                <text:p>0.40538894</text:p>
              </table:table-cell>
              <table:table-cell office:value-type="float" office:value="0.47789678">
                <text:p>0.477896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8169998">
                <text:p>1.8169998</text:p>
              </table:table-cell>
              <table:table-cell office:value-type="float" office:value="2.29838189">
                <text:p>2.29838189</text:p>
              </table:table-cell>
              <table:table-cell office:value-type="float" office:value="0.40401155">
                <text:p>0.40401155</text:p>
              </table:table-cell>
              <table:table-cell office:value-type="float" office:value="0.53986703">
                <text:p>0.539867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0383453">
                <text:p>1.70383453</text:p>
              </table:table-cell>
              <table:table-cell office:value-type="float" office:value="2.29807088">
                <text:p>2.29807088</text:p>
              </table:table-cell>
              <table:table-cell office:value-type="float" office:value="0.41947002">
                <text:p>0.41947002</text:p>
              </table:table-cell>
              <table:table-cell office:value-type="float" office:value="0.48271741">
                <text:p>0.482717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780606">
                <text:p>1.5780606</text:p>
              </table:table-cell>
              <table:table-cell office:value-type="float" office:value="2.2977601">
                <text:p>2.2977601</text:p>
              </table:table-cell>
              <table:table-cell office:value-type="float" office:value="0.41919074">
                <text:p>0.41919074</text:p>
              </table:table-cell>
              <table:table-cell office:value-type="float" office:value="0.4974308">
                <text:p>0.49743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4261244">
                <text:p>1.44261244</text:p>
              </table:table-cell>
              <table:table-cell office:value-type="float" office:value="2.29738753">
                <text:p>2.29738753</text:p>
              </table:table-cell>
              <table:table-cell office:value-type="float" office:value="0.43256197">
                <text:p>0.43256197</text:p>
              </table:table-cell>
              <table:table-cell office:value-type="float" office:value="0.51806249">
                <text:p>0.5180624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30818405">
                <text:p>1.30818405</text:p>
              </table:table-cell>
              <table:table-cell office:value-type="float" office:value="2.29704153">
                <text:p>2.29704153</text:p>
              </table:table-cell>
              <table:table-cell office:value-type="float" office:value="0.43567333">
                <text:p>0.43567333</text:p>
              </table:table-cell>
              <table:table-cell office:value-type="float" office:value="0.5325745">
                <text:p>0.53257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18085743">
                <text:p>1.18085743</text:p>
              </table:table-cell>
              <table:table-cell office:value-type="float" office:value="2.29662397">
                <text:p>2.29662397</text:p>
              </table:table-cell>
              <table:table-cell office:value-type="float" office:value="0.43834227">
                <text:p>0.43834227</text:p>
              </table:table-cell>
              <table:table-cell office:value-type="float" office:value="0.55226692">
                <text:p>0.552266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07294125">
                <text:p>1.07294125</text:p>
              </table:table-cell>
              <table:table-cell office:value-type="float" office:value="2.29623071">
                <text:p>2.29623071</text:p>
              </table:table-cell>
              <table:table-cell office:value-type="float" office:value="0.45120724">
                <text:p>0.45120724</text:p>
              </table:table-cell>
              <table:table-cell office:value-type="float" office:value="0.55733384">
                <text:p>0.557333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8114806">
                <text:p>0.98114806</text:p>
              </table:table-cell>
              <table:table-cell office:value-type="float" office:value="2.29579667">
                <text:p>2.29579667</text:p>
              </table:table-cell>
              <table:table-cell office:value-type="float" office:value="0.44574645">
                <text:p>0.44574645</text:p>
              </table:table-cell>
              <table:table-cell office:value-type="float" office:value="0.55971614">
                <text:p>0.559716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0276837">
                <text:p>0.90276837</text:p>
              </table:table-cell>
              <table:table-cell office:value-type="float" office:value="2.29529811">
                <text:p>2.29529811</text:p>
              </table:table-cell>
              <table:table-cell office:value-type="float" office:value="0.44691325">
                <text:p>0.44691325</text:p>
              </table:table-cell>
              <table:table-cell office:value-type="float" office:value="0.57907051">
                <text:p>0.579070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4124952">
                <text:p>0.84124952</text:p>
              </table:table-cell>
              <table:table-cell office:value-type="float" office:value="2.29483006">
                <text:p>2.29483006</text:p>
              </table:table-cell>
              <table:table-cell office:value-type="float" office:value="0.44866543">
                <text:p>0.44866543</text:p>
              </table:table-cell>
              <table:table-cell office:value-type="float" office:value="0.58587094">
                <text:p>0.585870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8518442">
                <text:p>0.78518442</text:p>
              </table:table-cell>
              <table:table-cell office:value-type="float" office:value="2.2942275">
                <text:p>2.2942275</text:p>
              </table:table-cell>
              <table:table-cell office:value-type="float" office:value="0.45156564">
                <text:p>0.45156564</text:p>
              </table:table-cell>
              <table:table-cell office:value-type="float" office:value="0.58395216">
                <text:p>0.583952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4863881">
                <text:p>0.74863881</text:p>
              </table:table-cell>
              <table:table-cell office:value-type="float" office:value="2.29374705">
                <text:p>2.29374705</text:p>
              </table:table-cell>
              <table:table-cell office:value-type="float" office:value="0.46070663">
                <text:p>0.46070663</text:p>
              </table:table-cell>
              <table:table-cell office:value-type="float" office:value="0.59504637">
                <text:p>0.595046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1014831">
                <text:p>0.71014831</text:p>
              </table:table-cell>
              <table:table-cell office:value-type="float" office:value="2.29305602">
                <text:p>2.29305602</text:p>
              </table:table-cell>
              <table:table-cell office:value-type="float" office:value="0.45839057">
                <text:p>0.45839057</text:p>
              </table:table-cell>
              <table:table-cell office:value-type="float" office:value="0.60399483">
                <text:p>0.603994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8144403">
                <text:p>0.68144403</text:p>
              </table:table-cell>
              <table:table-cell office:value-type="float" office:value="2.29243627">
                <text:p>2.29243627</text:p>
              </table:table-cell>
              <table:table-cell office:value-type="float" office:value="0.45605194">
                <text:p>0.45605194</text:p>
              </table:table-cell>
              <table:table-cell office:value-type="float" office:value="0.5903316">
                <text:p>0.5903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4579485">
                <text:p>0.64579485</text:p>
              </table:table-cell>
              <table:table-cell office:value-type="float" office:value="2.29170303">
                <text:p>2.29170303</text:p>
              </table:table-cell>
              <table:table-cell office:value-type="float" office:value="0.47779994">
                <text:p>0.47779994</text:p>
              </table:table-cell>
              <table:table-cell office:value-type="float" office:value="0.62398921">
                <text:p>0.6239892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2603">
                <text:p>0.62603</text:p>
              </table:table-cell>
              <table:table-cell office:value-type="float" office:value="2.29096956">
                <text:p>2.29096956</text:p>
              </table:table-cell>
              <table:table-cell office:value-type="float" office:value="0.48497027">
                <text:p>0.48497027</text:p>
              </table:table-cell>
              <table:table-cell office:value-type="float" office:value="0.59905174">
                <text:p>0.59905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9910523">
                <text:p>0.59910523</text:p>
              </table:table-cell>
              <table:table-cell office:value-type="float" office:value="2.2900788">
                <text:p>2.2900788</text:p>
              </table:table-cell>
              <table:table-cell office:value-type="float" office:value="0.47163147">
                <text:p>0.47163147</text:p>
              </table:table-cell>
              <table:table-cell office:value-type="float" office:value="0.60641007">
                <text:p>0.606410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8507801">
                <text:p>0.58507801</text:p>
              </table:table-cell>
              <table:table-cell office:value-type="float" office:value="2.28911195">
                <text:p>2.28911195</text:p>
              </table:table-cell>
              <table:table-cell office:value-type="float" office:value="0.47985775">
                <text:p>0.47985775</text:p>
              </table:table-cell>
              <table:table-cell office:value-type="float" office:value="0.61342066">
                <text:p>0.613420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6758248">
                <text:p>0.56758248</text:p>
              </table:table-cell>
              <table:table-cell office:value-type="float" office:value="2.28810903">
                <text:p>2.28810903</text:p>
              </table:table-cell>
              <table:table-cell office:value-type="float" office:value="0.47225234">
                <text:p>0.47225234</text:p>
              </table:table-cell>
              <table:table-cell office:value-type="float" office:value="0.65251843">
                <text:p>0.6525184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5561129">
                <text:p>0.55561129</text:p>
              </table:table-cell>
              <table:table-cell office:value-type="float" office:value="2.28705035">
                <text:p>2.28705035</text:p>
              </table:table-cell>
              <table:table-cell office:value-type="float" office:value="0.47156378">
                <text:p>0.47156378</text:p>
              </table:table-cell>
              <table:table-cell office:value-type="float" office:value="0.62320527">
                <text:p>0.6232052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4002269">
                <text:p>0.54002269</text:p>
              </table:table-cell>
              <table:table-cell office:value-type="float" office:value="2.28582343">
                <text:p>2.28582343</text:p>
              </table:table-cell>
              <table:table-cell office:value-type="float" office:value="0.48000613">
                <text:p>0.48000613</text:p>
              </table:table-cell>
              <table:table-cell office:value-type="float" office:value="0.64725562">
                <text:p>0.647255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169494">
                <text:p>0.52169494</text:p>
              </table:table-cell>
              <table:table-cell office:value-type="float" office:value="2.28451648">
                <text:p>2.28451648</text:p>
              </table:table-cell>
              <table:table-cell office:value-type="float" office:value="0.47722521">
                <text:p>0.47722521</text:p>
              </table:table-cell>
              <table:table-cell office:value-type="float" office:value="0.62873806">
                <text:p>0.628738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2471009">
                <text:p>0.52471009</text:p>
              </table:table-cell>
              <table:table-cell office:value-type="float" office:value="2.28297202">
                <text:p>2.28297202</text:p>
              </table:table-cell>
              <table:table-cell office:value-type="float" office:value="0.49034729">
                <text:p>0.49034729</text:p>
              </table:table-cell>
              <table:table-cell office:value-type="float" office:value="0.6316826">
                <text:p>0.631682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1849164">
                <text:p>0.51849164</text:p>
              </table:table-cell>
              <table:table-cell office:value-type="float" office:value="2.28132142">
                <text:p>2.28132142</text:p>
              </table:table-cell>
              <table:table-cell office:value-type="float" office:value="0.48891299">
                <text:p>0.48891299</text:p>
              </table:table-cell>
              <table:table-cell office:value-type="float" office:value="0.63047758">
                <text:p>0.630477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3278914">
                <text:p>0.43278914</text:p>
              </table:table-cell>
              <table:table-cell office:value-type="float" office:value="1.97703054">
                <text:p>1.97703054</text:p>
              </table:table-cell>
              <table:table-cell office:value-type="float" office:value="0.50952384">
                <text:p>0.50952384</text:p>
              </table:table-cell>
              <table:table-cell office:value-type="float" office:value="0.68055604">
                <text:p>0.680556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2913156">
                <text:p>0.42913156</text:p>
              </table:table-cell>
              <table:table-cell office:value-type="float" office:value="0.75591209">
                <text:p>0.75591209</text:p>
              </table:table-cell>
              <table:table-cell office:value-type="float" office:value="0.53306669">
                <text:p>0.53306669</text:p>
              </table:table-cell>
              <table:table-cell office:value-type="float" office:value="0.71861129">
                <text:p>0.7186112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5511123">
                <text:p>0.45511123</text:p>
              </table:table-cell>
              <table:table-cell office:value-type="float" office:value="0.67860474">
                <text:p>0.67860474</text:p>
              </table:table-cell>
              <table:table-cell office:value-type="float" office:value="0.55440564">
                <text:p>0.55440564</text:p>
              </table:table-cell>
              <table:table-cell office:value-type="float" office:value="0.73138961">
                <text:p>0.7313896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8119619">
                <text:p>0.48119619</text:p>
              </table:table-cell>
              <table:table-cell office:value-type="float" office:value="0.67421819">
                <text:p>0.67421819</text:p>
              </table:table-cell>
              <table:table-cell office:value-type="float" office:value="0.56134374">
                <text:p>0.56134374</text:p>
              </table:table-cell>
              <table:table-cell office:value-type="float" office:value="0.75802077">
                <text:p>0.7580207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1450719">
                <text:p>0.51450719</text:p>
              </table:table-cell>
              <table:table-cell office:value-type="float" office:value="0.79861741">
                <text:p>0.79861741</text:p>
              </table:table-cell>
              <table:table-cell office:value-type="float" office:value="0.56921899">
                <text:p>0.56921899</text:p>
              </table:table-cell>
              <table:table-cell office:value-type="float" office:value="0.76381289">
                <text:p>0.7638128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3658053">
                <text:p>0.53658053</text:p>
              </table:table-cell>
              <table:table-cell office:value-type="float" office:value="0.87605091">
                <text:p>0.87605091</text:p>
              </table:table-cell>
              <table:table-cell office:value-type="float" office:value="0.58508399">
                <text:p>0.58508399</text:p>
              </table:table-cell>
              <table:table-cell office:value-type="float" office:value="0.7645001">
                <text:p>0.764500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5557386">
                <text:p>0.55557386</text:p>
              </table:table-cell>
              <table:table-cell office:value-type="float" office:value="0.92867163">
                <text:p>0.92867163</text:p>
              </table:table-cell>
              <table:table-cell office:value-type="float" office:value="0.58234414">
                <text:p>0.58234414</text:p>
              </table:table-cell>
              <table:table-cell office:value-type="float" office:value="0.79560008">
                <text:p>0.7956000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8486744">
                <text:p>0.58486744</text:p>
              </table:table-cell>
              <table:table-cell office:value-type="float" office:value="0.98060835">
                <text:p>0.98060835</text:p>
              </table:table-cell>
              <table:table-cell office:value-type="float" office:value="0.59463665">
                <text:p>0.59463665</text:p>
              </table:table-cell>
              <table:table-cell office:value-type="float" office:value="0.78903088">
                <text:p>0.7890308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0414391">
                <text:p>0.60414391</text:p>
              </table:table-cell>
              <table:table-cell office:value-type="float" office:value="1.01285989">
                <text:p>1.01285989</text:p>
              </table:table-cell>
              <table:table-cell office:value-type="float" office:value="0.60468812">
                <text:p>0.60468812</text:p>
              </table:table-cell>
              <table:table-cell office:value-type="float" office:value="0.80849738">
                <text:p>0.8084973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9837707">
                <text:p>0.59837707</text:p>
              </table:table-cell>
              <table:table-cell office:value-type="float" office:value="1.05403705">
                <text:p>1.05403705</text:p>
              </table:table-cell>
              <table:table-cell office:value-type="float" office:value="0.60536618">
                <text:p>0.60536618</text:p>
              </table:table-cell>
              <table:table-cell office:value-type="float" office:value="0.81717512">
                <text:p>0.8171751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1021993">
                <text:p>0.61021993</text:p>
              </table:table-cell>
              <table:table-cell office:value-type="float" office:value="1.09506847">
                <text:p>1.09506847</text:p>
              </table:table-cell>
              <table:table-cell office:value-type="float" office:value="0.61733908">
                <text:p>0.61733908</text:p>
              </table:table-cell>
              <table:table-cell office:value-type="float" office:value="0.82546509">
                <text:p>0.825465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2176214">
                <text:p>0.62176214</text:p>
              </table:table-cell>
              <table:table-cell office:value-type="float" office:value="1.0847796">
                <text:p>1.0847796</text:p>
              </table:table-cell>
              <table:table-cell office:value-type="float" office:value="0.61023656">
                <text:p>0.61023656</text:p>
              </table:table-cell>
              <table:table-cell office:value-type="float" office:value="0.8230119">
                <text:p>0.823011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2778308">
                <text:p>0.62778308</text:p>
              </table:table-cell>
              <table:table-cell office:value-type="float" office:value="1.11260721">
                <text:p>1.11260721</text:p>
              </table:table-cell>
              <table:table-cell office:value-type="float" office:value="0.61889667">
                <text:p>0.61889667</text:p>
              </table:table-cell>
              <table:table-cell office:value-type="float" office:value="0.83964505">
                <text:p>0.8396450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3324864">
                <text:p>0.63324864</text:p>
              </table:table-cell>
              <table:table-cell office:value-type="float" office:value="1.12390305">
                <text:p>1.12390305</text:p>
              </table:table-cell>
              <table:table-cell office:value-type="float" office:value="0.62249891">
                <text:p>0.62249891</text:p>
              </table:table-cell>
              <table:table-cell office:value-type="float" office:value="0.8432601">
                <text:p>0.843260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5432806">
                <text:p>0.65432806</text:p>
              </table:table-cell>
              <table:table-cell office:value-type="float" office:value="1.14113686">
                <text:p>1.14113686</text:p>
              </table:table-cell>
              <table:table-cell office:value-type="float" office:value="0.62001994">
                <text:p>0.62001994</text:p>
              </table:table-cell>
              <table:table-cell office:value-type="float" office:value="0.83593568">
                <text:p>0.8359356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443235">
                <text:p>0.6443235</text:p>
              </table:table-cell>
              <table:table-cell office:value-type="float" office:value="1.16691231">
                <text:p>1.16691231</text:p>
              </table:table-cell>
              <table:table-cell office:value-type="float" office:value="0.62701668">
                <text:p>0.62701668</text:p>
              </table:table-cell>
              <table:table-cell office:value-type="float" office:value="0.83986133">
                <text:p>0.839861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6436143">
                <text:p>0.66436143</text:p>
              </table:table-cell>
              <table:table-cell office:value-type="float" office:value="1.1759955">
                <text:p>1.1759955</text:p>
              </table:table-cell>
              <table:table-cell office:value-type="float" office:value="0.64586377">
                <text:p>0.64586377</text:p>
              </table:table-cell>
              <table:table-cell office:value-type="float" office:value="0.84034431">
                <text:p>0.8403443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8385557">
                <text:p>0.68385557</text:p>
              </table:table-cell>
              <table:table-cell office:value-type="float" office:value="1.17384358">
                <text:p>1.17384358</text:p>
              </table:table-cell>
              <table:table-cell office:value-type="float" office:value="0.63769305">
                <text:p>0.63769305</text:p>
              </table:table-cell>
              <table:table-cell office:value-type="float" office:value="0.8358062">
                <text:p>0.835806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9827476">
                <text:p>0.69827476</text:p>
              </table:table-cell>
              <table:table-cell office:value-type="float" office:value="1.1731521">
                <text:p>1.1731521</text:p>
              </table:table-cell>
              <table:table-cell office:value-type="float" office:value="0.66343121">
                <text:p>0.66343121</text:p>
              </table:table-cell>
              <table:table-cell office:value-type="float" office:value="0.86104139">
                <text:p>0.8610413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8319309">
                <text:p>0.68319309</text:p>
              </table:table-cell>
              <table:table-cell office:value-type="float" office:value="1.20770094">
                <text:p>1.20770094</text:p>
              </table:table-cell>
              <table:table-cell office:value-type="float" office:value="0.65366886">
                <text:p>0.65366886</text:p>
              </table:table-cell>
              <table:table-cell office:value-type="float" office:value="0.87806585">
                <text:p>0.8780658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69650232">
                <text:p>0.69650232</text:p>
              </table:table-cell>
              <table:table-cell office:value-type="float" office:value="1.21315206">
                <text:p>1.21315206</text:p>
              </table:table-cell>
              <table:table-cell office:value-type="float" office:value="0.64642491">
                <text:p>0.64642491</text:p>
              </table:table-cell>
              <table:table-cell office:value-type="float" office:value="0.86651345">
                <text:p>0.8665134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70471097">
                <text:p>0.70471097</text:p>
              </table:table-cell>
              <table:table-cell office:value-type="float" office:value="1.22840248">
                <text:p>1.22840248</text:p>
              </table:table-cell>
              <table:table-cell office:value-type="float" office:value="0.65331098">
                <text:p>0.65331098</text:p>
              </table:table-cell>
              <table:table-cell office:value-type="float" office:value="0.86336669">
                <text:p>0.8633666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69000417">
                <text:p>0.69000417</text:p>
              </table:table-cell>
              <table:table-cell office:value-type="float" office:value="1.21824505">
                <text:p>1.21824505</text:p>
              </table:table-cell>
              <table:table-cell office:value-type="float" office:value="0.65109583">
                <text:p>0.65109583</text:p>
              </table:table-cell>
              <table:table-cell office:value-type="float" office:value="0.87360946">
                <text:p>0.8736094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70047204">
                <text:p>0.70047204</text:p>
              </table:table-cell>
              <table:table-cell office:value-type="float" office:value="1.25754907">
                <text:p>1.25754907</text:p>
              </table:table-cell>
              <table:table-cell office:value-type="float" office:value="0.65907224">
                <text:p>0.65907224</text:p>
              </table:table-cell>
              <table:table-cell office:value-type="float" office:value="0.8766321">
                <text:p>0.876632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7075718">
                <text:p>0.7075718</text:p>
              </table:table-cell>
              <table:table-cell office:value-type="float" office:value="1.26041341">
                <text:p>1.26041341</text:p>
              </table:table-cell>
              <table:table-cell office:value-type="float" office:value="0.65501929">
                <text:p>0.65501929</text:p>
              </table:table-cell>
              <table:table-cell office:value-type="float" office:value="0.87974797">
                <text:p>0.87974797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71717798">
                <text:p>0.71717798</text:p>
              </table:table-cell>
              <table:table-cell office:value-type="float" office:value="1.26604735">
                <text:p>1.26604735</text:p>
              </table:table-cell>
              <table:table-cell office:value-type="float" office:value="0.66185143">
                <text:p>0.66185143</text:p>
              </table:table-cell>
              <table:table-cell office:value-type="float" office:value="0.87848199">
                <text:p>0.8784819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7048093">
                <text:p>0.7048093</text:p>
              </table:table-cell>
              <table:table-cell office:value-type="float" office:value="1.27482696">
                <text:p>1.27482696</text:p>
              </table:table-cell>
              <table:table-cell office:value-type="float" office:value="0.66808472">
                <text:p>0.66808472</text:p>
              </table:table-cell>
              <table:table-cell office:value-type="float" office:value="0.87504763">
                <text:p>0.87504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71882468">
                <text:p>0.71882468</text:p>
              </table:table-cell>
              <table:table-cell office:value-type="float" office:value="1.28599641">
                <text:p>1.28599641</text:p>
              </table:table-cell>
              <table:table-cell office:value-type="float" office:value="0.67489116">
                <text:p>0.67489116</text:p>
              </table:table-cell>
              <table:table-cell office:value-type="float" office:value="0.87618945">
                <text:p>0.8761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line" chart:style-name="ch1">
        <chart:legend chart:legend-position="end" svg:x="13.702cm" svg:y="3.454cm" style:legend-expansion="high" chart:style-name="ch2"/>
        <chart:plot-area chart:style-name="ch3" table:cell-range-address="VS_acc.A1:VS_acc.E70" chart:data-source-has-labels="both" svg:x="0.319cm" svg:y="0.18cm" svg:width="13.064cm" svg:height="8.64cm">
          <chart:coordinate-region svg:x="1.126cm" svg:y="0.379cm" svg:width="12.116cm" svg:height="7.517cm"/>
          <chart:axis chart:dimension="x" chart:name="primary-x" chart:style-name="ch4" chartooo:axis-type="auto">
            <chartooo:date-scale/>
            <chart:categories table:cell-range-address="VS_acc.A2:VS_acc.A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S_acc.B2:VS_acc.B70" chart:label-cell-address="VS_acc.B1:VS_acc.B1" chart:class="chart:line">
            <chart:data-point chart:repeated="69"/>
          </chart:series>
          <chart:series chart:style-name="ch7" chart:values-cell-range-address="VS_acc.C2:VS_acc.C70" chart:label-cell-address="VS_acc.C1:VS_acc.C1" chart:class="chart:line">
            <chart:data-point chart:repeated="69"/>
          </chart:series>
          <chart:series chart:style-name="ch8" chart:values-cell-range-address="VS_acc.D2:VS_acc.D70" chart:label-cell-address="VS_acc.D1:VS_acc.D1" chart:class="chart:line">
            <chart:data-point chart:repeated="69"/>
          </chart:series>
          <chart:series chart:style-name="ch9" chart:values-cell-range-address="VS_acc.E2:VS_acc.E70" chart:label-cell-address="VS_acc.E1:VS_acc.E1" chart:class="chart:line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2</text:p>
                <draw:g>
                  <svg:desc>VS_acc.B1:VS_acc.B1</svg:desc>
                </draw:g>
              </table:table-cell>
              <table:table-cell office:value-type="string">
                <text:p>SGD4</text:p>
                <draw:g>
                  <svg:desc>VS_acc.C1:VS_acc.C1</svg:desc>
                </draw:g>
              </table:table-cell>
              <table:table-cell office:value-type="string">
                <text:p>SMD2</text:p>
                <draw:g>
                  <svg:desc>VS_acc.D1:VS_acc.D1</svg:desc>
                </draw:g>
              </table:table-cell>
              <table:table-cell office:value-type="string">
                <text:p>SMD4</text:p>
                <draw:g>
                  <svg:desc>VS_acc.E1:VS_acc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S_acc.A2:VS_acc.A70</svg:desc>
                </draw:g>
              </table:table-cell>
              <table:table-cell office:value-type="float" office:value="16.72">
                <text:p>16.72</text:p>
                <draw:g>
                  <svg:desc>VS_acc.B2:VS_acc.B70</svg:desc>
                </draw:g>
              </table:table-cell>
              <table:table-cell office:value-type="float" office:value="9.88">
                <text:p>9.88</text:p>
                <draw:g>
                  <svg:desc>VS_acc.C2:VS_acc.C70</svg:desc>
                </draw:g>
              </table:table-cell>
              <table:table-cell office:value-type="float" office:value="44.93">
                <text:p>44.93</text:p>
                <draw:g>
                  <svg:desc>VS_acc.D2:VS_acc.D70</svg:desc>
                </draw:g>
              </table:table-cell>
              <table:table-cell office:value-type="float" office:value="20.59">
                <text:p>20.59</text:p>
                <draw:g>
                  <svg:desc>VS_acc.E2:VS_acc.E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14">
                <text:p>23.14</text:p>
              </table:table-cell>
              <table:table-cell office:value-type="float" office:value="9.91">
                <text:p>9.91</text:p>
              </table:table-cell>
              <table:table-cell office:value-type="float" office:value="63.74">
                <text:p>63.7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37">
                <text:p>27.37</text:p>
              </table:table-cell>
              <table:table-cell office:value-type="float" office:value="9.96">
                <text:p>9.96</text:p>
              </table:table-cell>
              <table:table-cell office:value-type="float" office:value="76.94">
                <text:p>76.94</text:p>
              </table:table-cell>
              <table:table-cell office:value-type="float" office:value="38.13">
                <text:p>38.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7">
                <text:p>29.7</text:p>
              </table:table-cell>
              <table:table-cell office:value-type="float" office:value="10.09">
                <text:p>10.09</text:p>
              </table:table-cell>
              <table:table-cell office:value-type="float" office:value="78.62">
                <text:p>78.62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.44">
                <text:p>32.44</text:p>
              </table:table-cell>
              <table:table-cell office:value-type="float" office:value="10.26">
                <text:p>10.26</text:p>
              </table:table-cell>
              <table:table-cell office:value-type="float" office:value="83.44">
                <text:p>83.44</text:p>
              </table:table-cell>
              <table:table-cell office:value-type="float" office:value="44.43">
                <text:p>44.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.13">
                <text:p>35.13</text:p>
              </table:table-cell>
              <table:table-cell office:value-type="float" office:value="10.63">
                <text:p>10.63</text:p>
              </table:table-cell>
              <table:table-cell office:value-type="float" office:value="80.52">
                <text:p>80.52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8.06">
                <text:p>38.06</text:p>
              </table:table-cell>
              <table:table-cell office:value-type="float" office:value="11.35">
                <text:p>11.35</text:p>
              </table:table-cell>
              <table:table-cell office:value-type="float" office:value="86.24">
                <text:p>86.24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.77">
                <text:p>40.77</text:p>
              </table:table-cell>
              <table:table-cell office:value-type="float" office:value="12.2">
                <text:p>12.2</text:p>
              </table:table-cell>
              <table:table-cell office:value-type="float" office:value="85.9">
                <text:p>85.9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3.32">
                <text:p>43.32</text:p>
              </table:table-cell>
              <table:table-cell office:value-type="float" office:value="13.4">
                <text:p>13.4</text:p>
              </table:table-cell>
              <table:table-cell office:value-type="float" office:value="84.85">
                <text:p>84.85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73">
                <text:p>45.73</text:p>
              </table:table-cell>
              <table:table-cell office:value-type="float" office:value="15.15">
                <text:p>15.15</text:p>
              </table:table-cell>
              <table:table-cell office:value-type="float" office:value="87.05">
                <text:p>87.05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.21">
                <text:p>48.21</text:p>
              </table:table-cell>
              <table:table-cell office:value-type="float" office:value="17.04">
                <text:p>17.04</text:p>
              </table:table-cell>
              <table:table-cell office:value-type="float" office:value="86.38">
                <text:p>86.38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.57">
                <text:p>49.57</text:p>
              </table:table-cell>
              <table:table-cell office:value-type="float" office:value="18.48">
                <text:p>18.48</text:p>
              </table:table-cell>
              <table:table-cell office:value-type="float" office:value="88.83">
                <text:p>88.83</text:p>
              </table:table-cell>
              <table:table-cell office:value-type="float" office:value="86.05">
                <text:p>86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.68">
                <text:p>51.68</text:p>
              </table:table-cell>
              <table:table-cell office:value-type="float" office:value="20.43">
                <text:p>20.43</text:p>
              </table:table-cell>
              <table:table-cell office:value-type="float" office:value="87.52">
                <text:p>87.52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.88">
                <text:p>53.88</text:p>
              </table:table-cell>
              <table:table-cell office:value-type="float" office:value="21.88">
                <text:p>21.88</text:p>
              </table:table-cell>
              <table:table-cell office:value-type="float" office:value="88.06">
                <text:p>88.06</text:p>
              </table:table-cell>
              <table:table-cell office:value-type="float" office:value="87.48">
                <text:p>87.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.78">
                <text:p>56.78</text:p>
              </table:table-cell>
              <table:table-cell office:value-type="float" office:value="23.2">
                <text:p>23.2</text:p>
              </table:table-cell>
              <table:table-cell office:value-type="float" office:value="89.58">
                <text:p>89.58</text:p>
              </table:table-cell>
              <table:table-cell office:value-type="float" office:value="87.99">
                <text:p>87.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9.22">
                <text:p>59.22</text:p>
              </table:table-cell>
              <table:table-cell office:value-type="float" office:value="24.61">
                <text:p>24.61</text:p>
              </table:table-cell>
              <table:table-cell office:value-type="float" office:value="89.66">
                <text:p>89.66</text:p>
              </table:table-cell>
              <table:table-cell office:value-type="float" office:value="86.27">
                <text:p>86.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2.45">
                <text:p>62.45</text:p>
              </table:table-cell>
              <table:table-cell office:value-type="float" office:value="25.62">
                <text:p>25.62</text:p>
              </table:table-cell>
              <table:table-cell office:value-type="float" office:value="89.51">
                <text:p>89.51</text:p>
              </table:table-cell>
              <table:table-cell office:value-type="float" office:value="88.35">
                <text:p>88.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26.53">
                <text:p>26.53</text:p>
              </table:table-cell>
              <table:table-cell office:value-type="float" office:value="89.75">
                <text:p>89.75</text:p>
              </table:table-cell>
              <table:table-cell office:value-type="float" office:value="87.84">
                <text:p>87.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8.6">
                <text:p>68.6</text:p>
              </table:table-cell>
              <table:table-cell office:value-type="float" office:value="27.27">
                <text:p>27.27</text:p>
              </table:table-cell>
              <table:table-cell office:value-type="float" office:value="89.62">
                <text:p>89.62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71">
                <text:p>70.71</text:p>
              </table:table-cell>
              <table:table-cell office:value-type="float" office:value="27.96">
                <text:p>27.96</text:p>
              </table:table-cell>
              <table:table-cell office:value-type="float" office:value="89.72">
                <text:p>89.72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3.34">
                <text:p>73.34</text:p>
              </table:table-cell>
              <table:table-cell office:value-type="float" office:value="28.79">
                <text:p>28.79</text:p>
              </table:table-cell>
              <table:table-cell office:value-type="float" office:value="89.73">
                <text:p>89.73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.91">
                <text:p>74.91</text:p>
              </table:table-cell>
              <table:table-cell office:value-type="float" office:value="29.85">
                <text:p>29.85</text:p>
              </table:table-cell>
              <table:table-cell office:value-type="float" office:value="89.6">
                <text:p>89.6</text:p>
              </table:table-cell>
              <table:table-cell office:value-type="float" office:value="89.62">
                <text:p>89.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5.5">
                <text:p>75.5</text:p>
              </table:table-cell>
              <table:table-cell office:value-type="float" office:value="31.04">
                <text:p>31.04</text:p>
              </table:table-cell>
              <table:table-cell office:value-type="float" office:value="89.6">
                <text:p>89.6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7.56">
                <text:p>77.56</text:p>
              </table:table-cell>
              <table:table-cell office:value-type="float" office:value="32.23">
                <text:p>32.23</text:p>
              </table:table-cell>
              <table:table-cell office:value-type="float" office:value="89.69">
                <text:p>89.69</text:p>
              </table:table-cell>
              <table:table-cell office:value-type="float" office:value="89.57">
                <text:p>89.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7.76">
                <text:p>77.76</text:p>
              </table:table-cell>
              <table:table-cell office:value-type="float" office:value="33.8">
                <text:p>33.8</text:p>
              </table:table-cell>
              <table:table-cell office:value-type="float" office:value="89.76">
                <text:p>89.76</text:p>
              </table:table-cell>
              <table:table-cell office:value-type="float" office:value="89.58">
                <text:p>89.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8.05">
                <text:p>78.05</text:p>
              </table:table-cell>
              <table:table-cell office:value-type="float" office:value="36.06">
                <text:p>36.06</text:p>
              </table:table-cell>
              <table:table-cell office:value-type="float" office:value="89.77">
                <text:p>89.77</text:p>
              </table:table-cell>
              <table:table-cell office:value-type="float" office:value="89.56">
                <text:p>89.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9.46">
                <text:p>79.46</text:p>
              </table:table-cell>
              <table:table-cell office:value-type="float" office:value="39.37">
                <text:p>39.37</text:p>
              </table:table-cell>
              <table:table-cell office:value-type="float" office:value="89.72">
                <text:p>89.72</text:p>
              </table:table-cell>
              <table:table-cell office:value-type="float" office:value="89.53">
                <text:p>89.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9.82">
                <text:p>79.82</text:p>
              </table:table-cell>
              <table:table-cell office:value-type="float" office:value="42.64">
                <text:p>42.64</text:p>
              </table:table-cell>
              <table:table-cell office:value-type="float" office:value="89.68">
                <text:p>89.68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.05">
                <text:p>80.05</text:p>
              </table:table-cell>
              <table:table-cell office:value-type="float" office:value="45.09">
                <text:p>45.09</text:p>
              </table:table-cell>
              <table:table-cell office:value-type="float" office:value="89.72">
                <text:p>89.72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.69">
                <text:p>80.69</text:p>
              </table:table-cell>
              <table:table-cell office:value-type="float" office:value="47">
                <text:p>47</text:p>
              </table:table-cell>
              <table:table-cell office:value-type="float" office:value="89.74">
                <text:p>89.74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.4">
                <text:p>80.4</text:p>
              </table:table-cell>
              <table:table-cell office:value-type="float" office:value="48.73">
                <text:p>48.73</text:p>
              </table:table-cell>
              <table:table-cell office:value-type="float" office:value="89.72">
                <text:p>89.72</text:p>
              </table:table-cell>
              <table:table-cell office:value-type="float" office:value="89.51">
                <text:p>89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.1">
                <text:p>82.1</text:p>
              </table:table-cell>
              <table:table-cell office:value-type="float" office:value="50.16">
                <text:p>50.16</text:p>
              </table:table-cell>
              <table:table-cell office:value-type="float" office:value="89.71">
                <text:p>89.71</text:p>
              </table:table-cell>
              <table:table-cell office:value-type="float" office:value="89.52">
                <text:p>89.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2.68">
                <text:p>82.68</text:p>
              </table:table-cell>
              <table:table-cell office:value-type="float" office:value="51.45">
                <text:p>51.45</text:p>
              </table:table-cell>
              <table:table-cell office:value-type="float" office:value="89.7">
                <text:p>89.7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3.33">
                <text:p>83.33</text:p>
              </table:table-cell>
              <table:table-cell office:value-type="float" office:value="52.48">
                <text:p>52.48</text:p>
              </table:table-cell>
              <table:table-cell office:value-type="float" office:value="89.7">
                <text:p>89.7</text:p>
              </table:table-cell>
              <table:table-cell office:value-type="float" office:value="89.53">
                <text:p>89.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3.49">
                <text:p>83.49</text:p>
              </table:table-cell>
              <table:table-cell office:value-type="float" office:value="53.38">
                <text:p>53.38</text:p>
              </table:table-cell>
              <table:table-cell office:value-type="float" office:value="89.71">
                <text:p>89.7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3.81">
                <text:p>83.81</text:p>
              </table:table-cell>
              <table:table-cell office:value-type="float" office:value="54.05">
                <text:p>54.05</text:p>
              </table:table-cell>
              <table:table-cell office:value-type="float" office:value="89.74">
                <text:p>89.7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3.73">
                <text:p>83.73</text:p>
              </table:table-cell>
              <table:table-cell office:value-type="float" office:value="54.84">
                <text:p>54.84</text:p>
              </table:table-cell>
              <table:table-cell office:value-type="float" office:value="89.75">
                <text:p>89.75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4.14">
                <text:p>84.14</text:p>
              </table:table-cell>
              <table:table-cell office:value-type="float" office:value="55.28">
                <text:p>55.28</text:p>
              </table:table-cell>
              <table:table-cell office:value-type="float" office:value="89.71">
                <text:p>89.71</text:p>
              </table:table-cell>
              <table:table-cell office:value-type="float" office:value="89.49">
                <text:p>89.4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4.82">
                <text:p>84.82</text:p>
              </table:table-cell>
              <table:table-cell office:value-type="float" office:value="55.3">
                <text:p>55.3</text:p>
              </table:table-cell>
              <table:table-cell office:value-type="float" office:value="89.74">
                <text:p>89.74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5.07">
                <text:p>85.07</text:p>
              </table:table-cell>
              <table:table-cell office:value-type="float" office:value="55.28">
                <text:p>55.28</text:p>
              </table:table-cell>
              <table:table-cell office:value-type="float" office:value="89.72">
                <text:p>89.72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55.41">
                <text:p>55.41</text:p>
              </table:table-cell>
              <table:table-cell office:value-type="float" office:value="89.71">
                <text:p>89.71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7.33">
                <text:p>87.33</text:p>
              </table:table-cell>
              <table:table-cell office:value-type="float" office:value="38.08">
                <text:p>38.08</text:p>
              </table:table-cell>
              <table:table-cell office:value-type="float" office:value="89.73">
                <text:p>89.73</text:p>
              </table:table-cell>
              <table:table-cell office:value-type="float" office:value="89.47">
                <text:p>89.4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7.98">
                <text:p>87.98</text:p>
              </table:table-cell>
              <table:table-cell office:value-type="float" office:value="75.84">
                <text:p>75.84</text:p>
              </table:table-cell>
              <table:table-cell office:value-type="float" office:value="89.77">
                <text:p>89.77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8.09">
                <text:p>88.09</text:p>
              </table:table-cell>
              <table:table-cell office:value-type="float" office:value="80.55">
                <text:p>80.55</text:p>
              </table:table-cell>
              <table:table-cell office:value-type="float" office:value="89.76">
                <text:p>89.76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8.17">
                <text:p>88.17</text:p>
              </table:table-cell>
              <table:table-cell office:value-type="float" office:value="83.59">
                <text:p>83.59</text:p>
              </table:table-cell>
              <table:table-cell office:value-type="float" office:value="89.75">
                <text:p>89.75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8.19">
                <text:p>88.19</text:p>
              </table:table-cell>
              <table:table-cell office:value-type="float" office:value="83.92">
                <text:p>83.92</text:p>
              </table:table-cell>
              <table:table-cell office:value-type="float" office:value="89.77">
                <text:p>89.77</text:p>
              </table:table-cell>
              <table:table-cell office:value-type="float" office:value="89.45">
                <text:p>89.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8.22">
                <text:p>88.22</text:p>
              </table:table-cell>
              <table:table-cell office:value-type="float" office:value="84.25">
                <text:p>84.25</text:p>
              </table:table-cell>
              <table:table-cell office:value-type="float" office:value="89.77">
                <text:p>89.77</text:p>
              </table:table-cell>
              <table:table-cell office:value-type="float" office:value="89.44">
                <text:p>89.4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8.22">
                <text:p>88.22</text:p>
              </table:table-cell>
              <table:table-cell office:value-type="float" office:value="84.23">
                <text:p>84.23</text:p>
              </table:table-cell>
              <table:table-cell office:value-type="float" office:value="89.77">
                <text:p>89.77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8.23">
                <text:p>88.23</text:p>
              </table:table-cell>
              <table:table-cell office:value-type="float" office:value="84.16">
                <text:p>84.16</text:p>
              </table:table-cell>
              <table:table-cell office:value-type="float" office:value="89.78">
                <text:p>89.78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88.23">
                <text:p>88.23</text:p>
              </table:table-cell>
              <table:table-cell office:value-type="float" office:value="84.34">
                <text:p>84.34</text:p>
              </table:table-cell>
              <table:table-cell office:value-type="float" office:value="89.79">
                <text:p>89.79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88.23">
                <text:p>88.23</text:p>
              </table:table-cell>
              <table:table-cell office:value-type="float" office:value="84.32">
                <text:p>84.32</text:p>
              </table:table-cell>
              <table:table-cell office:value-type="float" office:value="89.79">
                <text:p>89.79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88.25">
                <text:p>88.25</text:p>
              </table:table-cell>
              <table:table-cell office:value-type="float" office:value="84.32">
                <text:p>84.32</text:p>
              </table:table-cell>
              <table:table-cell office:value-type="float" office:value="89.78">
                <text:p>89.7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8.3">
                <text:p>88.3</text:p>
              </table:table-cell>
              <table:table-cell office:value-type="float" office:value="84.33">
                <text:p>84.33</text:p>
              </table:table-cell>
              <table:table-cell office:value-type="float" office:value="89.78">
                <text:p>89.7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88.25">
                <text:p>88.25</text:p>
              </table:table-cell>
              <table:table-cell office:value-type="float" office:value="84.32">
                <text:p>84.32</text:p>
              </table:table-cell>
              <table:table-cell office:value-type="float" office:value="89.79">
                <text:p>89.79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8.29">
                <text:p>88.29</text:p>
              </table:table-cell>
              <table:table-cell office:value-type="float" office:value="84.31">
                <text:p>84.31</text:p>
              </table:table-cell>
              <table:table-cell office:value-type="float" office:value="89.78">
                <text:p>89.7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8.28">
                <text:p>88.28</text:p>
              </table:table-cell>
              <table:table-cell office:value-type="float" office:value="84.34">
                <text:p>84.34</text:p>
              </table:table-cell>
              <table:table-cell office:value-type="float" office:value="89.78">
                <text:p>89.7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8.27">
                <text:p>88.27</text:p>
              </table:table-cell>
              <table:table-cell office:value-type="float" office:value="84.32">
                <text:p>84.32</text:p>
              </table:table-cell>
              <table:table-cell office:value-type="float" office:value="89.78">
                <text:p>89.7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8.27">
                <text:p>88.27</text:p>
              </table:table-cell>
              <table:table-cell office:value-type="float" office:value="84.34">
                <text:p>84.34</text:p>
              </table:table-cell>
              <table:table-cell office:value-type="float" office:value="89.78">
                <text:p>89.7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88.27">
                <text:p>88.27</text:p>
              </table:table-cell>
              <table:table-cell office:value-type="float" office:value="84.34">
                <text:p>84.34</text:p>
              </table:table-cell>
              <table:table-cell office:value-type="float" office:value="89.78">
                <text:p>89.7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8.28">
                <text:p>88.28</text:p>
              </table:table-cell>
              <table:table-cell office:value-type="float" office:value="84.34">
                <text:p>84.34</text:p>
              </table:table-cell>
              <table:table-cell office:value-type="float" office:value="89.79">
                <text:p>89.79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88.28">
                <text:p>88.28</text:p>
              </table:table-cell>
              <table:table-cell office:value-type="float" office:value="84.33">
                <text:p>84.33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8.29">
                <text:p>88.29</text:p>
              </table:table-cell>
              <table:table-cell office:value-type="float" office:value="84.33">
                <text:p>84.33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88.3">
                <text:p>88.3</text:p>
              </table:table-cell>
              <table:table-cell office:value-type="float" office:value="84.34">
                <text:p>84.34</text:p>
              </table:table-cell>
              <table:table-cell office:value-type="float" office:value="89.8">
                <text:p>89.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88.28">
                <text:p>88.28</text:p>
              </table:table-cell>
              <table:table-cell office:value-type="float" office:value="84.35">
                <text:p>84.35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88.3">
                <text:p>88.3</text:p>
              </table:table-cell>
              <table:table-cell office:value-type="float" office:value="84.34">
                <text:p>84.34</text:p>
              </table:table-cell>
              <table:table-cell office:value-type="float" office:value="89.81">
                <text:p>89.81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88.31">
                <text:p>88.31</text:p>
              </table:table-cell>
              <table:table-cell office:value-type="float" office:value="84.34">
                <text:p>84.34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88.32">
                <text:p>88.32</text:p>
              </table:table-cell>
              <table:table-cell office:value-type="float" office:value="84.36">
                <text:p>84.36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88.32">
                <text:p>88.32</text:p>
              </table:table-cell>
              <table:table-cell office:value-type="float" office:value="84.35">
                <text:p>84.35</text:p>
              </table:table-cell>
              <table:table-cell office:value-type="float" office:value="89.8">
                <text:p>89.8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8.32">
                <text:p>88.32</text:p>
              </table:table-cell>
              <table:table-cell office:value-type="float" office:value="84.36">
                <text:p>84.36</text:p>
              </table:table-cell>
              <table:table-cell office:value-type="float" office:value="89.81">
                <text:p>89.81</text:p>
              </table:table-cell>
              <table:table-cell office:value-type="float" office:value="89.39">
                <text:p>89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